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0806in" style:rel-width="100%" fo:margin-left="0in" table:align="left"/>
    </style:style>
    <style:style style:name="Table1.A" style:family="table-column">
      <style:table-column-properties style:column-width="2.4347in" style:rel-column-width="3312*"/>
    </style:style>
    <style:style style:name="Table1.B" style:family="table-column">
      <style:table-column-properties style:column-width="2.6458in" style:rel-column-width="3600*"/>
    </style:style>
    <style:style style:name="Table1.A1" style:family="table-cell">
      <style:table-cell-properties fo:padding-left="0.0299in" fo:padding-right="0.0299in" fo:padding-top="0.0194in" fo:padding-bottom="0.0194in" fo:border="1pt solid #000000"/>
    </style:style>
    <style:style style:name="Table1.B1" style:family="table-cell">
      <style:table-cell-properties fo:padding-left="0in" fo:padding-right="0.0299in" fo:padding-top="0.0194in" fo:padding-bottom="0.0194in" fo:border-left="none" fo:border-right="1pt solid #000000" fo:border-top="1pt solid #000000" fo:border-bottom="1pt solid #000000"/>
    </style:style>
    <style:style style:name="Table1.A2" style:family="table-cell">
      <style:table-cell-properties fo:padding-left="0.0299in" fo:padding-right="0.0299in" fo:padding-top="0in" fo:padding-bottom="0.0194in" fo:border-left="1pt solid #000000" fo:border-right="1pt solid #000000" fo:border-top="none" fo:border-bottom="1pt solid #000000"/>
    </style:style>
    <style:style style:name="Table1.B2" style:family="table-cell">
      <style:table-cell-properties fo:padding-left="0in" fo:padding-right="0.0299in" fo:padding-top="0in" fo:padding-bottom="0.0194in" fo:border-left="none" fo:border-right="1pt solid #000000" fo:border-top="none" fo:border-bottom="1pt solid #000000"/>
    </style:style>
    <style:style style:name="Table10" style:family="table">
      <style:table-properties style:width="5.0806in" table:align="margins" style:writing-mode="lr-tb"/>
    </style:style>
    <style:style style:name="Table10.A" style:family="table-column">
      <style:table-column-properties style:column-width="2.5403in" style:rel-column-width="32767*"/>
    </style:style>
    <style:style style:name="Table10.B" style:family="table-column">
      <style:table-column-properties style:column-width="2.540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2" style:family="table">
      <style:table-properties style:width="5.0806in" table:align="margins"/>
    </style:style>
    <style:style style:name="Table2.A" style:family="table-column">
      <style:table-column-properties style:column-width="3.2417in" style:rel-column-width="41812*"/>
    </style:style>
    <style:style style:name="Table2.B" style:family="table-column">
      <style:table-column-properties style:column-width="1.8389in" style:rel-column-width="23723*"/>
    </style:style>
    <style:style style:name="Table2.A1" style:family="table-cell">
      <style:table-cell-properties fo:padding-left="0.0403in" fo:padding-right="0.0403in" fo:padding-top="0.0194in" fo:padding-bottom="0.0194in" fo:border="1pt solid #000000"/>
    </style:style>
    <style:style style:name="Table2.B1" style:family="table-cell">
      <style:table-cell-properties fo:padding-left="0in" fo:padding-right="0.0403in" fo:padding-top="0.0194in" fo:padding-bottom="0.0194in" fo:border-left="none" fo:border-right="1pt solid #000000" fo:border-top="1pt solid #000000" fo:border-bottom="1pt solid #000000"/>
    </style:style>
    <style:style style:name="Table2.A2" style:family="table-cell">
      <style:table-cell-properties fo:padding-left="0.0403in" fo:padding-right="0.0403in" fo:padding-top="0in" fo:padding-bottom="0.0194in" fo:border-left="1pt solid #000000" fo:border-right="1pt solid #000000" fo:border-top="none" fo:border-bottom="1pt solid #000000"/>
    </style:style>
    <style:style style:name="Table2.B2" style:family="table-cell">
      <style:table-cell-properties fo:padding-left="0in" fo:padding-right="0.0403in" fo:padding-top="0in" fo:padding-bottom="0.0194in" fo:border-left="none" fo:border-right="1pt solid #000000" fo:border-top="none" fo:border-bottom="1pt solid #000000"/>
    </style:style>
    <style:style style:name="Table3" style:family="table">
      <style:table-properties style:width="5.0806in" style:rel-width="100%" fo:margin-left="0in" table:align="left"/>
    </style:style>
    <style:style style:name="Table3.A" style:family="table-column">
      <style:table-column-properties style:column-width="2.8403in" style:rel-column-width="3864*"/>
    </style:style>
    <style:style style:name="Table3.B" style:family="table-column">
      <style:table-column-properties style:column-width="2.2403in" style:rel-column-width="3048*"/>
    </style:style>
    <style:style style:name="Table3.A1" style:family="table-cell">
      <style:table-cell-properties fo:padding-left="0.075in" fo:padding-right="0.075in" fo:padding-top="0.0194in" fo:padding-bottom="0.0194in" fo:border="1pt solid #000000"/>
    </style:style>
    <style:style style:name="Table3.B1" style:family="table-cell">
      <style:table-cell-properties fo:padding-left="0in" fo:padding-right="0.075in" fo:padding-top="0.0194in" fo:padding-bottom="0.0194in" fo:border-left="none" fo:border-right="1pt solid #000000" fo:border-top="1pt solid #000000" fo:border-bottom="1pt solid #000000"/>
    </style:style>
    <style:style style:name="Table3.A2" style:family="table-cell">
      <style:table-cell-properties fo:padding-left="0.075in" fo:padding-right="0.075in" fo:padding-top="0in" fo:padding-bottom="0.0194in" fo:border-left="1pt solid #000000" fo:border-right="1pt solid #000000" fo:border-top="none" fo:border-bottom="1pt solid #000000"/>
    </style:style>
    <style:style style:name="Table3.B2" style:family="table-cell">
      <style:table-cell-properties fo:padding-left="0in" fo:padding-right="0.075in" fo:padding-top="0in" fo:padding-bottom="0.0194in" fo:border-left="none" fo:border-right="1pt solid #000000" fo:border-top="none" fo:border-bottom="1pt solid #000000"/>
    </style:style>
    <style:style style:name="Table4" style:family="table">
      <style:table-properties style:width="5.0806in" style:rel-width="100%" table:align="center"/>
    </style:style>
    <style:style style:name="Table4.A" style:family="table-column">
      <style:table-column-properties style:column-width="3.1382in" style:rel-column-width="7115*"/>
    </style:style>
    <style:style style:name="Table4.B" style:family="table-column">
      <style:table-column-properties style:column-width="1.9424in" style:rel-column-width="4405*"/>
    </style:style>
    <style:style style:name="Table4.A1" style:family="table-cell">
      <style:table-cell-properties fo:padding-left="0.075in" fo:padding-right="0.075in" fo:padding-top="0.0194in" fo:padding-bottom="0.0194in" fo:border="1pt solid #000000"/>
    </style:style>
    <style:style style:name="Table4.B1" style:family="table-cell">
      <style:table-cell-properties fo:padding-left="0in" fo:padding-right="0.075in" fo:padding-top="0.0194in" fo:padding-bottom="0.0194in" fo:border-left="none" fo:border-right="1pt solid #000000" fo:border-top="1pt solid #000000" fo:border-bottom="1pt solid #000000"/>
    </style:style>
    <style:style style:name="Table4.A2" style:family="table-cell">
      <style:table-cell-properties fo:padding-left="0.075in" fo:padding-right="0.075in" fo:padding-top="0in" fo:padding-bottom="0.0194in" fo:border-left="1pt solid #000000" fo:border-right="1pt solid #000000" fo:border-top="none" fo:border-bottom="1pt solid #000000"/>
    </style:style>
    <style:style style:name="Table4.B2" style:family="table-cell">
      <style:table-cell-properties fo:padding-left="0in" fo:padding-right="0.075in" fo:padding-top="0in" fo:padding-bottom="0.0194in" fo:border-left="none" fo:border-right="1pt solid #000000" fo:border-top="none" fo:border-bottom="1pt solid #000000"/>
    </style:style>
    <style:style style:name="Table11" style:family="table">
      <style:table-properties style:width="5.0806in" style:rel-width="100%" table:align="center"/>
    </style:style>
    <style:style style:name="Table11.A" style:family="table-column">
      <style:table-column-properties style:column-width="3.1382in" style:rel-column-width="7115*"/>
    </style:style>
    <style:style style:name="Table11.B" style:family="table-column">
      <style:table-column-properties style:column-width="1.9424in" style:rel-column-width="4405*"/>
    </style:style>
    <style:style style:name="Table11.A1" style:family="table-cell">
      <style:table-cell-properties fo:padding-left="0.075in" fo:padding-right="0.075in" fo:padding-top="0.0194in" fo:padding-bottom="0.0194in" fo:border="1pt solid #000000"/>
    </style:style>
    <style:style style:name="Table11.B1" style:family="table-cell">
      <style:table-cell-properties fo:padding-left="0in" fo:padding-right="0.075in" fo:padding-top="0.0194in" fo:padding-bottom="0.0194in" fo:border-left="none" fo:border-right="1pt solid #000000" fo:border-top="1pt solid #000000" fo:border-bottom="1pt solid #000000"/>
    </style:style>
    <style:style style:name="Table11.A2" style:family="table-cell">
      <style:table-cell-properties fo:padding-left="0.075in" fo:padding-right="0.075in" fo:padding-top="0in" fo:padding-bottom="0.0194in" fo:border-left="1pt solid #000000" fo:border-right="1pt solid #000000" fo:border-top="none" fo:border-bottom="1pt solid #000000"/>
    </style:style>
    <style:style style:name="Table11.B2" style:family="table-cell">
      <style:table-cell-properties fo:padding-left="0in" fo:padding-right="0.075in" fo:padding-top="0in" fo:padding-bottom="0.0194in" fo:border-left="none" fo:border-right="1pt solid #000000" fo:border-top="none" fo:border-bottom="1pt solid #000000"/>
    </style:style>
    <style:style style:name="Table5" style:family="table">
      <style:table-properties style:width="5.0806in" style:rel-width="100%" table:align="center"/>
    </style:style>
    <style:style style:name="Table5.A" style:family="table-column">
      <style:table-column-properties style:column-width="3.1021in" style:rel-column-width="7034*"/>
    </style:style>
    <style:style style:name="Table5.B" style:family="table-column">
      <style:table-column-properties style:column-width="1.9785in" style:rel-column-width="4486*"/>
    </style:style>
    <style:style style:name="Table5.A1" style:family="table-cell">
      <style:table-cell-properties fo:padding-left="0.075in" fo:padding-right="0.075in" fo:padding-top="0.0194in" fo:padding-bottom="0.0194in" fo:border="1pt solid #000000"/>
    </style:style>
    <style:style style:name="Table5.B1" style:family="table-cell">
      <style:table-cell-properties fo:padding-left="0in" fo:padding-right="0.075in" fo:padding-top="0.0194in" fo:padding-bottom="0.0194in" fo:border-left="none" fo:border-right="1pt solid #000000" fo:border-top="1pt solid #000000" fo:border-bottom="1pt solid #000000"/>
    </style:style>
    <style:style style:name="Table5.A2" style:family="table-cell">
      <style:table-cell-properties fo:padding-left="0.075in" fo:padding-right="0.075in" fo:padding-top="0in" fo:padding-bottom="0.0194in" fo:border-left="1pt solid #000000" fo:border-right="1pt solid #000000" fo:border-top="none" fo:border-bottom="1pt solid #000000"/>
    </style:style>
    <style:style style:name="Table5.B2" style:family="table-cell">
      <style:table-cell-properties fo:padding-left="0in" fo:padding-right="0.075in" fo:padding-top="0in" fo:padding-bottom="0.0194in" fo:border-left="none" fo:border-right="1pt solid #000000" fo:border-top="none" fo:border-bottom="1pt solid #000000"/>
    </style:style>
    <style:style style:name="Table6" style:family="table">
      <style:table-properties style:width="5.0806in" style:rel-width="100%" table:align="left"/>
    </style:style>
    <style:style style:name="Table6.A" style:family="table-column">
      <style:table-column-properties style:column-width="2.5403in" style:rel-column-width="5760*"/>
    </style:style>
    <style:style style:name="Table6.A1" style:family="table-cell">
      <style:table-cell-properties fo:padding-left="0.075in" fo:padding-right="0.075in" fo:padding-top="0.0194in" fo:padding-bottom="0.0194in" fo:border="1pt solid #000000"/>
    </style:style>
    <style:style style:name="Table6.A2" style:family="table-cell">
      <style:table-cell-properties fo:padding-left="0.075in" fo:padding-right="0.075in" fo:padding-top="0in" fo:padding-bottom="0.0194in" fo:border-left="1pt solid #000000" fo:border-right="1pt solid #000000" fo:border-top="none" fo:border-bottom="1pt solid #000000"/>
    </style:style>
    <style:style style:name="Table6.B2" style:family="table-cell">
      <style:table-cell-properties fo:padding-left="0in" fo:padding-right="0.075in" fo:padding-top="0in" fo:padding-bottom="0.0194in" fo:border-left="none" fo:border-right="1pt solid #000000" fo:border-top="none" fo:border-bottom="1pt solid #000000"/>
    </style:style>
    <style:style style:name="Table7" style:family="table">
      <style:table-properties style:width="5.0806in" style:rel-width="100%" table:align="left"/>
    </style:style>
    <style:style style:name="Table7.A" style:family="table-column">
      <style:table-column-properties style:column-width="3in" style:rel-column-width="6802*"/>
    </style:style>
    <style:style style:name="Table7.B" style:family="table-column">
      <style:table-column-properties style:column-width="2.0806in" style:rel-column-width="4718*"/>
    </style:style>
    <style:style style:name="Table7.A1" style:family="table-cell">
      <style:table-cell-properties fo:padding-left="0.0403in" fo:padding-right="0.0403in" fo:padding-top="0.0194in" fo:padding-bottom="0.0194in" fo:border="1pt solid #000000"/>
    </style:style>
    <style:style style:name="Table7.B1" style:family="table-cell">
      <style:table-cell-properties fo:padding-left="0in" fo:padding-right="0.0403in" fo:padding-top="0.0194in" fo:padding-bottom="0.0194in" fo:border-left="none" fo:border-right="1pt solid #000000" fo:border-top="1pt solid #000000" fo:border-bottom="1pt solid #000000"/>
    </style:style>
    <style:style style:name="Table7.A2" style:family="table-cell">
      <style:table-cell-properties fo:padding-left="0.0403in" fo:padding-right="0.0403in" fo:padding-top="0in" fo:padding-bottom="0.0194in" fo:border-left="1pt solid #000000" fo:border-right="1pt solid #000000" fo:border-top="none" fo:border-bottom="1pt solid #000000"/>
    </style:style>
    <style:style style:name="Table7.B3" style:family="table-cell">
      <style:table-cell-properties fo:padding-left="0in" fo:padding-right="0.0403in" fo:padding-top="0in" fo:padding-bottom="0.0194in" fo:border-left="none" fo:border-right="1pt solid #000000" fo:border-top="none" fo:border-bottom="1pt solid #000000"/>
    </style:style>
    <style:style style:name="Table8" style:family="table">
      <style:table-properties style:width="5.0806in" style:rel-width="100%" table:align="center"/>
    </style:style>
    <style:style style:name="Table8.A" style:family="table-column">
      <style:table-column-properties style:column-width="1.7007in" style:rel-column-width="3857*"/>
    </style:style>
    <style:style style:name="Table8.B" style:family="table-column">
      <style:table-column-properties style:column-width="1.7132in" style:rel-column-width="3885*"/>
    </style:style>
    <style:style style:name="Table8.C" style:family="table-column">
      <style:table-column-properties style:column-width="1.666in" style:rel-column-width="3778*"/>
    </style:style>
    <style:style style:name="Table8.A1" style:family="table-cell">
      <style:table-cell-properties fo:padding-left="0in" fo:padding-right="0.0194in" fo:padding-top="0in" fo:padding-bottom="0.0194in" fo:border-left="none" fo:border-right="1pt solid #000000" fo:border-top="none" fo:border-bottom="1pt solid #000000"/>
    </style:style>
    <style:style style:name="Table8.C1" style:family="table-cell">
      <style:table-cell-properties fo:padding-left="0in" fo:padding-right="0in" fo:padding-top="0in" fo:padding-bottom="0.0194in" fo:border-left="none" fo:border-right="none" fo:border-top="none" fo:border-bottom="1pt solid #000000"/>
    </style:style>
    <style:style style:name="Table8.A2" style:family="table-cell">
      <style:table-cell-properties fo:padding-left="0.0194in" fo:padding-right="0.0194in" fo:padding-top="0in" fo:padding-bottom="0.0194in" fo:border-left="1pt solid #000000" fo:border-right="1pt solid #000000" fo:border-top="none" fo:border-bottom="1pt solid #000000"/>
    </style:style>
    <style:style style:name="Table9" style:family="table">
      <style:table-properties style:width="5.0806in" style:rel-width="100%" table:align="center"/>
    </style:style>
    <style:style style:name="Table9.A" style:family="table-column">
      <style:table-column-properties style:column-width="1.7007in" style:rel-column-width="3857*"/>
    </style:style>
    <style:style style:name="Table9.B" style:family="table-column">
      <style:table-column-properties style:column-width="1.7132in" style:rel-column-width="3885*"/>
    </style:style>
    <style:style style:name="Table9.C" style:family="table-column">
      <style:table-column-properties style:column-width="1.666in" style:rel-column-width="3778*"/>
    </style:style>
    <style:style style:name="Table9.A1" style:family="table-cell">
      <style:table-cell-properties fo:padding="0.0194in" fo:border="1pt solid #000000"/>
    </style:style>
    <style:style style:name="Table9.B1" style:family="table-cell">
      <style:table-cell-properties fo:padding-left="0in" fo:padding-right="0.0194in" fo:padding-top="0.0194in" fo:padding-bottom="0.0194in" fo:border-left="none" fo:border-right="1pt solid #000000" fo:border-top="1pt solid #000000" fo:border-bottom="1pt solid #000000"/>
    </style:style>
    <style:style style:name="Table9.A2" style:family="table-cell">
      <style:table-cell-properties fo:padding-left="0.0194in" fo:padding-right="0.0194in" fo:padding-top="0in" fo:padding-bottom="0.0194in" fo:border-left="1pt solid #000000" fo:border-right="1pt solid #000000" fo:border-top="none" fo:border-bottom="1pt solid #000000"/>
    </style:style>
    <style:style style:name="Table9.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Footer">
      <style:paragraph-properties fo:text-align="center" style:justify-single-word="false"/>
      <style:text-properties style:font-name="Times New Roman2" fo:font-size="10pt" officeooo:rsid="00283ca0" officeooo:paragraph-rsid="00283ca0" style:font-size-asian="10pt" style:font-size-complex="10pt"/>
    </style:style>
    <style:style style:name="P2" style:family="paragraph" style:parent-style-name="Footer">
      <style:paragraph-properties fo:text-align="center" style:justify-single-word="false"/>
      <style:text-properties style:font-name="Times New Roman2" fo:font-size="10pt" style:font-size-asian="8.75pt" style:font-size-complex="10pt"/>
    </style:style>
    <style:style style:name="P3" style:family="paragraph" style:parent-style-name="Footer">
      <style:paragraph-properties fo:text-align="center" style:justify-single-word="false"/>
      <style:text-properties style:font-name="Times New Roman2" fo:font-size="8pt" style:font-size-asian="8pt" style:font-size-complex="8pt"/>
    </style:style>
    <style:style style:name="P4" style:family="paragraph" style:parent-style-name="Table_20_Contents">
      <style:paragraph-properties fo:margin-left="0in" fo:margin-right="0in" fo:margin-top="0in" fo:margin-bottom="0in" loext:contextual-spacing="false" fo:line-height="100%" fo:text-indent="0in" style:auto-text-indent="false"/>
      <style:text-properties style:font-name="Times New Roman2" officeooo:paragraph-rsid="001f3373" style:font-name-complex="Times New Roman2" style:language-complex="he" style:country-complex="IL"/>
    </style:style>
    <style:style style:name="P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Times New Roman2" officeooo:paragraph-rsid="001f3373" style:font-name-complex="Times New Roman2" style:language-complex="he" style:country-complex="IL"/>
    </style:style>
    <style:style style:name="P6"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font-name="Times New Roman2" fo:language="en" fo:country="US" officeooo:paragraph-rsid="001f3373" style:font-name-complex="Times New Roman2" style:language-complex="he" style:country-complex="IL"/>
    </style:style>
    <style:style style:name="P7"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language-complex="he" style:country-complex="IL"/>
    </style:style>
    <style:style style:name="P8"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1f3373" style:font-name-complex="Times New Roman2" style:language-complex="he" style:country-complex="IL"/>
    </style:style>
    <style:style style:name="P9"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1f3373" style:font-name-complex="Times New Roman2" style:font-size-complex="14.5pt" style:language-complex="he" style:country-complex="IL"/>
    </style:style>
    <style:style style:name="P10"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officeooo:paragraph-rsid="00591fd0" style:font-name-complex="Times New Roman2" style:font-size-complex="14.5pt" style:language-complex="he" style:country-complex="IL"/>
    </style:style>
    <style:style style:name="P11"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font-size-complex="14.5pt" style:language-complex="he" style:country-complex="IL"/>
    </style:style>
    <style:style style:name="P12"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rl-tb"/>
      <style:text-properties style:font-name="Times New Roman2" officeooo:paragraph-rsid="001f3373" style:font-name-complex="Times New Roman2" style:font-size-complex="12pt" style:language-complex="he" style:country-complex="IL"/>
    </style:style>
    <style:style style:name="P13"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style:font-name="Times New Roman2" fo:font-size="12pt" fo:language="he" fo:country="IL" officeooo:paragraph-rsid="00591fd0" style:font-name-complex="Times New Roman2" style:language-complex="he" style:country-complex="IL"/>
    </style:style>
    <style:style style:name="P14" style:family="paragraph" style:parent-style-name="Table_20_Contents">
      <style:paragraph-properties fo:margin-left="0in" fo:margin-right="0in" fo:margin-top="0in" fo:margin-bottom="0in" loext:contextual-spacing="false" fo:line-height="100%" fo:text-align="end" style:justify-single-word="false" fo:text-indent="0in" style:auto-text-indent="false" style:writing-mode="rl-tb"/>
      <style:text-properties officeooo:paragraph-rsid="001f3373"/>
    </style:style>
    <style:style style:name="P1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6"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7"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18"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2c9823" style:font-name-complex="Times New Roman2" style:language-complex="he" style:country-complex="IL"/>
    </style:style>
    <style:style style:name="P19"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20"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3e599" style:font-name-complex="Times New Roman2" style:language-complex="he" style:country-complex="IL"/>
    </style:style>
    <style:style style:name="P21"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83ca0" style:font-name-complex="Times New Roman2" style:language-complex="he" style:country-complex="IL"/>
    </style:style>
    <style:style style:name="P22"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2a9298" style:font-name-complex="Times New Roman2" style:language-complex="he" style:country-complex="IL"/>
    </style:style>
    <style:style style:name="P23"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37feee" style:font-name-complex="Times New Roman2" style:language-complex="he" style:country-complex="IL"/>
    </style:style>
    <style:style style:name="P24"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41e101" style:font-name-complex="Times New Roman2" style:language-complex="he" style:country-complex="IL"/>
    </style:style>
    <style:style style:name="P25"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4be24f" style:font-name-complex="Times New Roman2" style:language-complex="he" style:country-complex="IL"/>
    </style:style>
    <style:style style:name="P26"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paragraph-rsid="00636383" style:font-name-complex="Times New Roman2" style:language-complex="he" style:country-complex="IL"/>
    </style:style>
    <style:style style:name="P27"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rsid="0037feee" officeooo:paragraph-rsid="0037feee" style:font-name-complex="Times New Roman2" style:language-complex="he" style:country-complex="IL"/>
    </style:style>
    <style:style style:name="P28"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officeooo:rsid="00591fd0" officeooo:paragraph-rsid="00591fd0" style:font-name-complex="Times New Roman2" style:language-complex="he" style:country-complex="IL"/>
    </style:style>
    <style:style style:name="P29"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0"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1"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4be24f" style:font-name-complex="Times New Roman2" style:language-complex="he" style:country-complex="IL"/>
    </style:style>
    <style:style style:name="P32"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2a9298" officeooo:paragraph-rsid="004be24f" style:font-name-complex="Times New Roman2" style:language-complex="he" style:country-complex="IL"/>
    </style:style>
    <style:style style:name="P33"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5f1fdb" officeooo:paragraph-rsid="005f1fdb" style:font-name-complex="Times New Roman2" style:language-complex="he" style:country-complex="IL"/>
    </style:style>
    <style:style style:name="P34"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size-asian="10.5pt" style:font-name-complex="Times New Roman2" style:language-complex="he" style:country-complex="IL"/>
    </style:style>
    <style:style style:name="P3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2" officeooo:paragraph-rsid="001f3373" style:font-size-asian="10.5pt" style:font-name-complex="Times New Roman2" style:language-complex="he" style:country-complex="IL"/>
    </style:style>
    <style:style style:name="P36"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Times New Roman2" fo:font-style="normal" officeooo:paragraph-rsid="001f3373" style:font-style-asian="normal" style:font-name-complex="Times New Roman2" style:language-complex="he" style:country-complex="IL" style:font-style-complex="normal"/>
    </style:style>
    <style:style style:name="P37" style:family="paragraph" style:parent-style-name="Endnote">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officeooo:paragraph-rsid="001f3373" style:font-name-complex="Times New Roman2" style:language-complex="he" style:country-complex="IL"/>
    </style:style>
    <style:style style:name="P38" style:family="paragraph" style:parent-style-name="Endnote">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39" style:family="paragraph" style:parent-style-name="Title" style:master-page-name="">
      <style:paragraph-properties fo:margin-left="0in" fo:margin-right="0in" fo:margin-top="0in" fo:margin-bottom="0in" loext:contextual-spacing="false" fo:line-height="100%" fo:text-indent="0in" style:auto-text-indent="false" style:page-number="auto" style:writing-mode="page"/>
      <style:text-properties style:font-name="Times New Roman2" fo:font-size="28pt" fo:language="en" fo:country="US" officeooo:rsid="0035777c" officeooo:paragraph-rsid="001f3373" style:font-size-asian="28pt" style:font-name-complex="Times New Roman2" style:font-size-complex="28pt" style:language-complex="he" style:country-complex="IL"/>
    </style:style>
    <style:style style:name="P40" style:family="paragraph" style:parent-style-name="Text_20_body" style:master-page-name="">
      <loext:graphic-properties draw:fill-image-width="0in" draw:fill-image-height="0in"/>
      <style:paragraph-properties fo:margin-left="0in" fo:margin-right="0in" fo:margin-top="0in" fo:margin-bottom="0in" loext:contextual-spacing="false" fo:line-height="100%" fo:text-align="center" style:justify-single-word="false" fo:text-indent="0in" style:auto-text-indent="false" style:page-number="auto" style:shadow="none" style:writing-mode="page">
        <style:tab-stops/>
      </style:paragraph-properties>
      <style:text-properties style:font-name="Times New Roman2" fo:font-size="28pt" fo:language="en" fo:country="US" officeooo:rsid="0035777c" officeooo:paragraph-rsid="001f3373" style:font-size-asian="28pt" style:font-name-complex="Times New Roman2" style:font-size-complex="28pt" style:language-complex="he" style:country-complex="IL"/>
    </style:style>
    <style:style style:name="P41" style:family="paragraph" style:parent-style-name="Endnote">
      <style:paragraph-properties fo:margin-left="0in" fo:margin-right="0in" fo:margin-top="0in" fo:margin-bottom="0in" loext:contextual-spacing="false" fo:line-height="100%" fo:text-indent="0in" style:auto-text-indent="false"/>
      <style:text-properties officeooo:paragraph-rsid="001f3373"/>
    </style:style>
    <style:style style:name="P42" style:family="paragraph" style:parent-style-name="Endnote">
      <style:paragraph-properties fo:margin-left="0in" fo:margin-right="0in" fo:margin-top="0in" fo:margin-bottom="0in" loext:contextual-spacing="false" fo:line-height="100%" fo:text-indent="0in" style:auto-text-indent="false"/>
      <style:text-properties fo:language="en" fo:country="US" officeooo:paragraph-rsid="001f3373"/>
    </style:style>
    <style:style style:name="P43" style:family="paragraph" style:parent-style-name="Text_20_body">
      <style:text-properties officeooo:paragraph-rsid="001f3373"/>
    </style:style>
    <style:style style:name="P44" style:family="paragraph" style:parent-style-name="Text_20_body">
      <style:text-properties officeooo:paragraph-rsid="00223b1a"/>
    </style:style>
    <style:style style:name="P45" style:family="paragraph" style:parent-style-name="Text_20_body">
      <style:paragraph-properties fo:text-align="center" style:justify-single-word="false"/>
      <style:text-properties style:font-name="Times New Roman" fo:font-size="10pt" style:font-size-asian="10pt" style:font-name-complex="Times New Roman" style:font-size-complex="10pt" style:language-complex="he" style:country-complex="IL"/>
    </style:style>
    <style:style style:name="P46" style:family="paragraph" style:parent-style-name="Text_20_body">
      <style:paragraph-properties fo:text-align="center" style:justify-single-word="false"/>
      <style:text-properties style:font-name="Times New Roman" style:font-size-asian="10.5pt" style:font-name-complex="Times New Roman" style:language-complex="he" style:country-complex="IL"/>
    </style:style>
    <style:style style:name="P47" style:family="paragraph" style:parent-style-name="Text_20_body">
      <style:text-properties fo:font-size="10pt" style:font-size-asian="10pt" style:font-size-complex="10pt"/>
    </style:style>
    <style:style style:name="P48" style:family="paragraph" style:parent-style-name="Text_20_body">
      <style:paragraph-properties fo:text-align="center" style:justify-single-word="false"/>
      <style:text-properties fo:font-size="10pt" style:font-size-asian="10pt" style:font-size-complex="10pt"/>
    </style:style>
    <style:style style:name="P49" style:family="paragraph" style:parent-style-name="Text_20_body">
      <style:text-properties officeooo:rsid="004082f9" officeooo:paragraph-rsid="004082f9"/>
    </style:style>
    <style:style style:name="P50" style:family="paragraph" style:parent-style-name="Text_20_body">
      <style:text-properties officeooo:paragraph-rsid="004f0ff1"/>
    </style:style>
    <style:style style:name="P51" style:family="paragraph" style:parent-style-name="Text_20_body">
      <style:text-properties officeooo:rsid="005af53b" officeooo:paragraph-rsid="005af53b"/>
    </style:style>
    <style:style style:name="P52" style:family="paragraph" style:parent-style-name="Text_20_body">
      <style:text-properties officeooo:rsid="005f958d" officeooo:paragraph-rsid="005f958d"/>
    </style:style>
    <style:style style:name="P53" style:family="paragraph" style:parent-style-name="Endnote">
      <style:text-properties officeooo:paragraph-rsid="001f3373"/>
    </style:style>
    <style:style style:name="P54" style:family="paragraph" style:parent-style-name="Endnote">
      <style:paragraph-properties fo:text-align="justify" style:justify-single-word="false"/>
      <style:text-properties officeooo:paragraph-rsid="001f3373"/>
    </style:style>
    <style:style style:name="P55" style:family="paragraph" style:parent-style-name="Endnote">
      <style:text-properties style:font-name="Times New Roman" fo:font-size="8pt" style:font-size-asian="10pt" style:font-name-complex="Times New Roman" style:font-size-complex="8pt" style:language-complex="he" style:country-complex="IL"/>
    </style:style>
    <style:style style:name="P56" style:family="paragraph" style:parent-style-name="Endnote">
      <style:text-properties style:font-name="Times New Roman2" officeooo:rsid="00296034" officeooo:paragraph-rsid="00296034"/>
    </style:style>
    <style:style style:name="P57" style:family="paragraph" style:parent-style-name="Endnote">
      <style:text-properties officeooo:rsid="004082f9" officeooo:paragraph-rsid="004082f9"/>
    </style:style>
    <style:style style:name="P58" style:family="paragraph" style:parent-style-name="Endnote">
      <style:text-properties officeooo:paragraph-rsid="0041e101"/>
    </style:style>
    <style:style style:name="P59" style:family="paragraph" style:parent-style-name="Endnote">
      <style:text-properties fo:language="en" fo:country="US" officeooo:paragraph-rsid="001f3373"/>
    </style:style>
    <style:style style:name="P60" style:family="paragraph" style:parent-style-name="Endnote">
      <style:text-properties officeooo:rsid="0047eb88" officeooo:paragraph-rsid="0047eb88"/>
    </style:style>
    <style:style style:name="P61" style:family="paragraph" style:parent-style-name="Endnote">
      <style:text-properties officeooo:paragraph-rsid="0047eb88"/>
    </style:style>
    <style:style style:name="P62" style:family="paragraph" style:parent-style-name="Endnote">
      <style:text-properties officeooo:paragraph-rsid="004d1ad7"/>
    </style:style>
    <style:style style:name="P63" style:family="paragraph" style:parent-style-name="Endnote">
      <style:text-properties officeooo:rsid="00591fd0" officeooo:paragraph-rsid="00591fd0"/>
    </style:style>
    <style:style style:name="P64" style:family="paragraph" style:parent-style-name="Endnote">
      <style:text-properties officeooo:rsid="005af53b" officeooo:paragraph-rsid="005af53b"/>
    </style:style>
    <style:style style:name="P65" style:family="paragraph" style:parent-style-name="Endnote">
      <style:text-properties officeooo:rsid="005f1fdb" officeooo:paragraph-rsid="005f1fdb"/>
    </style:style>
    <style:style style:name="P66" style:family="paragraph" style:parent-style-name="Endnote">
      <style:text-properties officeooo:rsid="005f1fdb" officeooo:paragraph-rsid="005f958d"/>
    </style:style>
    <style:style style:name="P67" style:family="paragraph" style:parent-style-name="Endnote">
      <style:text-properties officeooo:paragraph-rsid="006aa28d"/>
    </style:style>
    <style:style style:name="P68" style:family="paragraph" style:parent-style-name="Quotations">
      <style:paragraph-properties fo:margin-top="0.2in" fo:margin-bottom="0.2in" loext:contextual-spacing="false"/>
      <style:text-properties style:font-name="Times New Roman2"/>
    </style:style>
    <style:style style:name="P69" style:family="paragraph" style:parent-style-name="Text_20_body">
      <style:paragraph-properties fo:margin-top="0in" fo:margin-bottom="0in" loext:contextual-spacing="false"/>
      <style:text-properties officeooo:paragraph-rsid="002c9823"/>
    </style:style>
    <style:style style:name="P70" style:family="paragraph" style:parent-style-name="Text_20_body">
      <style:paragraph-properties fo:margin-top="0in" fo:margin-bottom="0in" loext:contextual-spacing="false"/>
      <style:text-properties officeooo:rsid="002c9823" officeooo:paragraph-rsid="002c9823"/>
    </style:style>
    <style:style style:name="P71" style:family="paragraph" style:parent-style-name="Text_20_body">
      <style:paragraph-properties fo:margin-top="0in" fo:margin-bottom="0in" loext:contextual-spacing="false" fo:line-height="100%"/>
      <style:text-properties officeooo:paragraph-rsid="004d1ad7"/>
    </style:style>
    <style:style style:name="P72" style:family="paragraph" style:parent-style-name="Text_20_body">
      <style:paragraph-properties fo:margin-top="0in" fo:margin-bottom="0in" loext:contextual-spacing="false" fo:line-height="100%"/>
      <style:text-properties style:font-name="Times New Roman2" officeooo:rsid="001c5b47" officeooo:paragraph-rsid="004d88b9" style:font-name-complex="Times New Roman2" style:language-complex="he" style:country-complex="IL"/>
    </style:style>
    <style:style style:name="P73" style:family="paragraph" style:parent-style-name="Text_20_body">
      <style:paragraph-properties fo:margin-top="0in" fo:margin-bottom="0in" loext:contextual-spacing="false"/>
      <style:text-properties officeooo:paragraph-rsid="005af53b"/>
    </style:style>
    <style:style style:name="P74" style:family="paragraph" style:parent-style-name="Endnote">
      <style:paragraph-properties fo:margin-top="0in" fo:margin-bottom="0in" loext:contextual-spacing="false"/>
      <style:text-properties officeooo:rsid="005af53b" officeooo:paragraph-rsid="005af53b"/>
    </style:style>
    <style:style style:name="P75" style:family="paragraph" style:parent-style-name="Table_20_Contents">
      <style:paragraph-properties fo:text-align="center" style:justify-single-word="false"/>
      <style:text-properties style:font-name="Times New Roman2" officeooo:rsid="00296034" officeooo:paragraph-rsid="00296034" style:font-size-asian="10.5pt" style:font-name-complex="Times New Roman2"/>
    </style:style>
    <style:style style:name="P76" style:family="paragraph" style:parent-style-name="Standard">
      <style:text-properties officeooo:rsid="001ad37e" officeooo:paragraph-rsid="0046248c"/>
    </style:style>
    <style:style style:name="P77" style:family="paragraph" style:parent-style-name="Standard">
      <style:paragraph-properties fo:text-align="justify" style:justify-single-word="false"/>
      <style:text-properties officeooo:rsid="001ad37e" officeooo:paragraph-rsid="0046b202"/>
    </style:style>
    <style:style style:name="P78" style:family="paragraph" style:parent-style-name="Heading_20_1">
      <style:text-properties officeooo:rsid="0031d586" officeooo:paragraph-rsid="001f3373"/>
    </style:style>
    <style:style style:name="P79" style:family="paragraph" style:parent-style-name="Heading_20_1">
      <style:paragraph-properties fo:margin-left="0in" fo:margin-right="0in" fo:margin-top="0in" fo:margin-bottom="0in" loext:contextual-spacing="false" fo:line-height="100%" fo:text-indent="0in" style:auto-text-indent="false" fo:break-before="page" style:writing-mode="lr-tb"/>
      <style:text-properties style:font-name="Times New Roman2" officeooo:paragraph-rsid="001f3373" style:font-name-complex="Times New Roman2" style:language-complex="he" style:country-complex="IL"/>
    </style:style>
    <style:style style:name="P80" style:family="paragraph" style:parent-style-name="Heading_20_1">
      <style:paragraph-properties fo:margin-left="0in" fo:margin-right="0in" fo:margin-top="0in" fo:margin-bottom="0in" loext:contextual-spacing="false" fo:line-height="100%" fo:text-align="start" style:justify-single-word="false" fo:text-indent="0in" style:auto-text-indent="false" fo:break-before="page" style:writing-mode="lr-tb"/>
      <style:text-properties style:font-name="Times New Roman2" officeooo:paragraph-rsid="001f3373" style:font-name-complex="Times New Roman2" style:language-complex="he" style:country-complex="IL"/>
    </style:style>
    <style:style style:name="P81" style:family="paragraph" style:parent-style-name="Heading_20_1">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82" style:family="paragraph" style:parent-style-name="Heading_20_1">
      <style:paragraph-properties fo:break-before="page"/>
    </style:style>
    <style:style style:name="P83" style:family="paragraph" style:parent-style-name="Heading_20_1">
      <style:paragraph-properties fo:margin-top="0in" fo:margin-bottom="0in" loext:contextual-spacing="false" fo:break-before="page"/>
      <style:text-properties fo:font-size="14pt" style:font-size-asian="14pt" style:font-size-complex="14pt"/>
    </style:style>
    <style:style style:name="P84" style:family="paragraph" style:parent-style-name="Heading_20_2">
      <style:text-properties officeooo:paragraph-rsid="001f3373"/>
    </style:style>
    <style:style style:name="P85" style:family="paragraph" style:parent-style-name="Heading_20_2">
      <style:text-properties officeooo:rsid="005af53b" officeooo:paragraph-rsid="005af53b"/>
    </style:style>
    <style:style style:name="P86"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87"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paragraph-rsid="001f3373" style:font-name-complex="Times New Roman2" style:language-complex="he" style:country-complex="IL"/>
    </style:style>
    <style:style style:name="P88"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37feee" officeooo:paragraph-rsid="0037feee" style:font-name-complex="Times New Roman2" style:language-complex="he" style:country-complex="IL"/>
    </style:style>
    <style:style style:name="P89" style:family="paragraph" style:parent-style-name="Heading_20_2">
      <style:paragraph-properties fo:margin-left="0in" fo:margin-right="0in" fo:margin-top="0in" fo:margin-bottom="0in" loext:contextual-spacing="false" fo:line-height="100%" fo:text-indent="0in" style:auto-text-indent="false" style:writing-mode="lr-tb"/>
      <style:text-properties style:font-name="Times New Roman2" fo:language="en" fo:country="US" officeooo:rsid="005f1fdb" officeooo:paragraph-rsid="005f1fdb" style:font-name-complex="Times New Roman2" style:language-complex="he" style:country-complex="IL"/>
    </style:style>
    <style:style style:name="P90"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fo:language="en" fo:country="US" officeooo:paragraph-rsid="001f3373" style:font-name-complex="Times New Roman2" style:language-complex="he" style:country-complex="IL"/>
    </style:style>
    <style:style style:name="P91" style:family="paragraph" style:parent-style-name="Heading_20_2">
      <style:paragraph-properties fo:margin-left="0in" fo:margin-right="0in" fo:margin-top="0in" fo:margin-bottom="0in" loext:contextual-spacing="false" fo:line-height="100%" fo:text-align="justify" style:justify-single-word="false" fo:text-indent="0in" style:auto-text-indent="false"/>
      <style:text-properties style:font-name="Times New Roman2" fo:language="en" fo:country="US" officeooo:paragraph-rsid="001f3373" style:font-name-complex="Times New Roman2" style:language-complex="he" style:country-complex="IL"/>
    </style:style>
    <style:style style:name="P92"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fo:language="en" fo:country="US" officeooo:rsid="00591fd0" officeooo:paragraph-rsid="00591fd0" style:font-name-complex="Times New Roman2" style:language-complex="he" style:country-complex="IL"/>
    </style:style>
    <style:style style:name="P93" style:family="paragraph" style:parent-style-name="Heading_20_2">
      <style:paragraph-properties fo:margin-left="0in" fo:margin-right="0in" fo:margin-top="0in" fo:margin-bottom="0in" loext:contextual-spacing="false" fo:line-height="100%" fo:text-indent="0in" style:auto-text-indent="false"/>
      <style:text-properties style:font-name="Times New Roman2" officeooo:paragraph-rsid="001f3373" style:font-name-complex="Times New Roman2" style:language-complex="he" style:country-complex="IL"/>
    </style:style>
    <style:style style:name="P94" style:family="paragraph" style:parent-style-name="Heading_20_2">
      <style:paragraph-properties style:writing-mode="lr-tb"/>
      <style:text-properties officeooo:rsid="00264dbf" officeooo:paragraph-rsid="0046248c"/>
    </style:style>
    <style:style style:name="P95" style:family="paragraph" style:parent-style-name="Heading_20_3">
      <style:paragraph-properties fo:margin-left="0in" fo:margin-right="0in" fo:margin-top="0in" fo:margin-bottom="0in" loext:contextual-spacing="false" fo:line-height="100%" fo:text-indent="0in" style:auto-text-indent="false" style:writing-mode="lr-tb"/>
      <style:text-properties style:font-name="Times New Roman2" officeooo:paragraph-rsid="001f3373" style:font-name-complex="Times New Roman2" style:language-complex="he" style:country-complex="IL"/>
    </style:style>
    <style:style style:name="P96" style:family="paragraph" style:parent-style-name="Heading_20_3">
      <style:paragraph-properties fo:margin-left="0in" fo:margin-right="0in" fo:margin-top="0in" fo:margin-bottom="0in" loext:contextual-spacing="false" fo:line-height="100%" fo:text-align="justify" style:justify-single-word="false" fo:text-indent="0in" style:auto-text-indent="false"/>
      <style:text-properties style:font-name="Times New Roman2" officeooo:paragraph-rsid="001f3373" style:font-name-complex="Times New Roman2" style:language-complex="he" style:country-complex="IL"/>
    </style:style>
    <style:style style:name="T1" style:family="text">
      <style:text-properties fo:font-weight="normal" style:font-weight-asian="normal" style:font-weight-complex="normal"/>
    </style:style>
    <style:style style:name="T2" style:family="text">
      <style:text-properties fo:font-weight="normal" officeooo:rsid="004082f9" style:font-weight-asian="normal" style:font-weight-complex="normal"/>
    </style:style>
    <style:style style:name="T3" style:family="text">
      <style:text-properties officeooo:rsid="00266096"/>
    </style:style>
    <style:style style:name="T4" style:family="text">
      <style:text-properties officeooo:rsid="00283ca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underline-style="solid" style:text-underline-width="auto" style:text-underline-color="font-color" officeooo:rsid="004d1ad7"/>
    </style:style>
    <style:style style:name="T8" style:family="text">
      <style:text-properties style:text-underline-style="solid" style:text-underline-width="auto" style:text-underline-color="font-color" officeooo:rsid="0037feee"/>
    </style:style>
    <style:style style:name="T9" style:family="text">
      <style:text-properties style:text-underline-style="solid" style:text-underline-width="auto" style:text-underline-color="font-color" officeooo:rsid="006669cc"/>
    </style:style>
    <style:style style:name="T10" style:family="text">
      <style:text-properties officeooo:rsid="00150d60"/>
    </style:style>
    <style:style style:name="T11" style:family="text">
      <style:text-properties officeooo:rsid="000f8b5b"/>
    </style:style>
    <style:style style:name="T12" style:family="text">
      <style:text-properties style:font-name="Times New Roman2" fo:language="en" fo:country="US" style:font-name-complex="Times New Roman2" style:language-complex="he" style:country-complex="IL"/>
    </style:style>
    <style:style style:name="T13" style:family="text">
      <style:text-properties style:font-name="Times New Roman2" fo:language="en" fo:country="US" officeooo:rsid="001f3373" style:font-name-complex="Times New Roman2" style:language-complex="he" style:country-complex="IL"/>
    </style:style>
    <style:style style:name="T14" style:family="text">
      <style:text-properties style:font-name="Times New Roman2" fo:language="en" fo:country="US" officeooo:rsid="00368741" style:font-name-complex="Times New Roman2" style:language-complex="he" style:country-complex="IL"/>
    </style:style>
    <style:style style:name="T15" style:family="text">
      <style:text-properties style:font-name="Times New Roman2" fo:language="en" fo:country="US" officeooo:rsid="0064b950" style:font-name-complex="Times New Roman2" style:language-complex="he" style:country-complex="IL"/>
    </style:style>
    <style:style style:name="T16" style:family="text">
      <style:text-properties style:font-name="Times New Roman2" fo:language="en" fo:country="US" style:text-underline-style="solid" style:text-underline-width="auto" style:text-underline-color="font-color" style:font-name-complex="Times New Roman2" style:language-complex="he" style:country-complex="IL"/>
    </style:style>
    <style:style style:name="T17" style:family="text">
      <style:text-properties style:font-name="Times New Roman2" style:font-name-complex="Times New Roman2" style:language-complex="he" style:country-complex="IL"/>
    </style:style>
    <style:style style:name="T18" style:family="text">
      <style:text-properties style:font-name="Times New Roman2" officeooo:rsid="002a0854" style:font-name-complex="Times New Roman2" style:language-complex="he" style:country-complex="IL"/>
    </style:style>
    <style:style style:name="T19" style:family="text">
      <style:text-properties style:font-name="Times New Roman2" officeooo:rsid="00230f47" style:font-name-complex="Times New Roman2" style:language-complex="he" style:country-complex="IL"/>
    </style:style>
    <style:style style:name="T20" style:family="text">
      <style:text-properties style:font-name="Times New Roman2" officeooo:rsid="00339d39" style:font-name-complex="Times New Roman2" style:language-complex="he" style:country-complex="IL"/>
    </style:style>
    <style:style style:name="T21" style:family="text">
      <style:text-properties style:font-name="Times New Roman2" officeooo:rsid="0034fd0e" style:font-name-complex="Times New Roman2" style:language-complex="he" style:country-complex="IL"/>
    </style:style>
    <style:style style:name="T22" style:family="text">
      <style:text-properties style:font-name="Times New Roman2" officeooo:rsid="00368741" style:font-name-complex="Times New Roman2" style:language-complex="he" style:country-complex="IL"/>
    </style:style>
    <style:style style:name="T23" style:family="text">
      <style:text-properties style:font-name="Times New Roman2" officeooo:rsid="001c5b47" style:font-name-complex="Times New Roman2" style:language-complex="he" style:country-complex="IL"/>
    </style:style>
    <style:style style:name="T24" style:family="text">
      <style:text-properties style:font-name="Times New Roman2" officeooo:rsid="004d1ad7" style:font-name-complex="Times New Roman2" style:language-complex="he" style:country-complex="IL"/>
    </style:style>
    <style:style style:name="T25" style:family="text">
      <style:text-properties style:font-name="Times New Roman2" style:font-name-complex="Times New Roman2" style:font-size-complex="12pt" style:language-complex="he" style:country-complex="IL" style:font-style-complex="italic"/>
    </style:style>
    <style:style style:name="T26" style:family="text">
      <style:text-properties style:font-name="Times New Roman2" fo:font-weight="bold" style:font-name-complex="Times New Roman2" style:language-complex="he" style:country-complex="IL"/>
    </style:style>
    <style:style style:name="T27" style:family="text">
      <style:text-properties style:font-name="Times New Roman2" fo:font-weight="bold" officeooo:rsid="0034fd0e" style:font-name-complex="Times New Roman2" style:language-complex="he" style:country-complex="IL"/>
    </style:style>
    <style:style style:name="T28" style:family="text">
      <style:text-properties style:font-name="Times New Roman2" style:text-underline-style="solid" style:text-underline-width="auto" style:text-underline-color="font-color" style:font-name-complex="Times New Roman2" style:language-complex="he" style:country-complex="IL"/>
    </style:style>
    <style:style style:name="T29" style:family="text">
      <style:text-properties style:font-name="Times New Roman2" style:text-underline-style="solid" style:text-underline-width="auto" style:text-underline-color="font-color" officeooo:rsid="002a0854" style:font-name-complex="Times New Roman2" style:language-complex="he" style:country-complex="IL"/>
    </style:style>
    <style:style style:name="T30" style:family="text">
      <style:text-properties style:font-name="Times New Roman2" style:text-underline-style="solid" style:text-underline-width="auto" style:text-underline-color="font-color" officeooo:rsid="0035c5e2" style:font-name-complex="Times New Roman2" style:language-complex="he" style:country-complex="IL"/>
    </style:style>
    <style:style style:name="T31" style:family="text">
      <style:text-properties style:font-name="Times New Roman2" fo:font-size="8pt" fo:language="en" fo:country="US" style:font-name-complex="Times New Roman2" style:language-complex="he" style:country-complex="IL"/>
    </style:style>
    <style:style style:name="T32" style:family="text">
      <style:text-properties style:font-name="Times New Roman2" fo:font-size="8pt" fo:language="en" fo:country="US" style:font-size-asian="10pt" style:font-name-complex="Times New Roman2" style:font-size-complex="8pt" style:language-complex="he" style:country-complex="IL"/>
    </style:style>
    <style:style style:name="T33" style:family="text">
      <style:text-properties style:font-name="Times New Roman2" fo:font-size="12pt" fo:language="he" fo:country="IL" fo:font-style="italic" style:font-name-complex="Times New Roman2" style:language-complex="he" style:country-complex="IL"/>
    </style:style>
    <style:style style:name="T34" style:family="text">
      <style:text-properties fo:language="en" fo:country="US"/>
    </style:style>
    <style:style style:name="T35" style:family="text">
      <style:text-properties fo:language="en" fo:country="US" officeooo:rsid="002a9298"/>
    </style:style>
    <style:style style:name="T36" style:family="text">
      <style:text-properties fo:language="en" fo:country="US" officeooo:rsid="001b2a82"/>
    </style:style>
    <style:style style:name="T37" style:family="text">
      <style:text-properties style:font-size-complex="14.5pt"/>
    </style:style>
    <style:style style:name="T38" style:family="text">
      <style:text-properties style:font-size-complex="13.5pt"/>
    </style:style>
    <style:style style:name="T39" style:family="text">
      <style:text-properties style:font-size-complex="12pt"/>
    </style:style>
    <style:style style:name="T40" style:family="text">
      <style:text-properties fo:font-size="12pt" fo:language="he" fo:country="IL"/>
    </style:style>
    <style:style style:name="T41" style:family="text">
      <style:text-properties style:text-position="33% 80%"/>
    </style:style>
    <style:style style:name="T42" style:family="text">
      <style:text-properties officeooo:rsid="002745f2"/>
    </style:style>
    <style:style style:name="T43" style:family="text">
      <style:text-properties officeooo:rsid="002881bc"/>
    </style:style>
    <style:style style:name="T44" style:family="text">
      <style:text-properties fo:font-weight="bold"/>
    </style:style>
    <style:style style:name="T45" style:family="text">
      <style:text-properties fo:font-weight="bold" officeooo:rsid="002dc505"/>
    </style:style>
    <style:style style:name="T46" style:family="text">
      <style:text-properties fo:font-weight="bold" officeooo:rsid="001c32b0"/>
    </style:style>
    <style:style style:name="T47" style:family="text">
      <style:text-properties officeooo:rsid="00296ef9"/>
    </style:style>
    <style:style style:name="T48" style:family="text">
      <style:text-properties style:text-underline-style="none"/>
    </style:style>
    <style:style style:name="T49" style:family="text">
      <style:text-properties style:text-underline-style="none" officeooo:rsid="00264dbf"/>
    </style:style>
    <style:style style:name="T50" style:family="text">
      <style:text-properties style:text-underline-style="none" officeooo:rsid="00296ef9"/>
    </style:style>
    <style:style style:name="T51" style:family="text">
      <style:text-properties style:text-underline-style="none" officeooo:rsid="002a4bb7"/>
    </style:style>
    <style:style style:name="T52" style:family="text">
      <style:text-properties style:text-underline-style="none" officeooo:rsid="002f8768"/>
    </style:style>
    <style:style style:name="T53" style:family="text">
      <style:text-properties style:text-underline-style="none" officeooo:rsid="0030a968"/>
    </style:style>
    <style:style style:name="T54" style:family="text">
      <style:text-properties style:text-underline-style="none" officeooo:rsid="00339d39"/>
    </style:style>
    <style:style style:name="T55" style:family="text">
      <style:text-properties style:text-underline-style="none" officeooo:rsid="001cfb30"/>
    </style:style>
    <style:style style:name="T56" style:family="text">
      <style:text-properties style:text-underline-style="none" officeooo:rsid="005267df"/>
    </style:style>
    <style:style style:name="T57" style:family="text">
      <style:text-properties officeooo:rsid="002a0854"/>
    </style:style>
    <style:style style:name="T58" style:family="text">
      <style:text-properties officeooo:rsid="002b9b39"/>
    </style:style>
    <style:style style:name="T59" style:family="text">
      <style:text-properties fo:font-size="8pt"/>
    </style:style>
    <style:style style:name="T60" style:family="text">
      <style:text-properties officeooo:rsid="00122374"/>
    </style:style>
    <style:style style:name="T61" style:family="text">
      <style:text-properties officeooo:rsid="00230f47"/>
    </style:style>
    <style:style style:name="T62" style:family="text">
      <style:text-properties officeooo:rsid="0023bb22"/>
    </style:style>
    <style:style style:name="T63" style:family="text">
      <style:text-properties fo:font-variant="normal" fo:text-transform="none" style:font-name="Times New Roman2" style:font-name-complex="Times New Roman2" style:font-size-complex="14.5pt" style:language-complex="he" style:country-complex="IL" style:font-style-complex="normal"/>
    </style:style>
    <style:style style:name="T64" style:family="text">
      <style:text-properties fo:font-variant="normal" fo:text-transform="none" style:font-name="Times New Roman2" style:font-name-complex="Times New Roman2" style:font-size-complex="12pt" style:language-complex="he" style:country-complex="IL" style:font-style-complex="normal"/>
    </style:style>
    <style:style style:name="T65" style:family="text">
      <style:text-properties fo:font-variant="normal" fo:text-transform="none" style:font-name="Times New Roman2" fo:font-size="12pt" fo:language="he" fo:country="IL" fo:font-style="normal" style:font-name-complex="Times New Roman2" style:language-complex="he" style:country-complex="IL"/>
    </style:style>
    <style:style style:name="T66" style:family="text">
      <style:text-properties officeooo:rsid="0025aa5e"/>
    </style:style>
    <style:style style:name="T67" style:family="text">
      <style:text-properties fo:font-style="italic"/>
    </style:style>
    <style:style style:name="T68" style:family="text">
      <style:text-properties style:font-name="Times New Roman" style:font-name-complex="Times New Roman" style:language-complex="he" style:country-complex="IL"/>
    </style:style>
    <style:style style:name="T69" style:family="text">
      <style:text-properties fo:font-size="10.5pt" officeooo:rsid="001f3373" style:font-size-complex="10.5pt"/>
    </style:style>
    <style:style style:name="T70" style:family="text">
      <style:text-properties officeooo:rsid="00296034"/>
    </style:style>
    <style:style style:name="T71" style:family="text">
      <style:text-properties officeooo:rsid="002a9298"/>
    </style:style>
    <style:style style:name="T72" style:family="text">
      <style:text-properties style:text-position="super 58%" officeooo:rsid="002a9298"/>
    </style:style>
    <style:style style:name="T73" style:family="text">
      <style:text-properties style:text-position="super 58%" officeooo:rsid="0037feee" style:font-size-asian="10.5pt"/>
    </style:style>
    <style:style style:name="T74" style:family="text">
      <style:text-properties style:text-position="super 58%" officeooo:rsid="003dacd0"/>
    </style:style>
    <style:style style:name="T75" style:family="text">
      <style:text-properties style:text-position="super 58%" officeooo:rsid="0043bfae"/>
    </style:style>
    <style:style style:name="T76" style:family="text">
      <style:text-properties style:text-position="super 58%" fo:language="en" fo:country="US" officeooo:rsid="001b2a82"/>
    </style:style>
    <style:style style:name="T77" style:family="text">
      <style:text-properties style:text-position="super 58%" officeooo:rsid="001c32b0"/>
    </style:style>
    <style:style style:name="T78" style:family="text">
      <style:text-properties style:text-position="super 58%" officeooo:rsid="001c5b47"/>
    </style:style>
    <style:style style:name="T79" style:family="text">
      <style:text-properties style:text-position="super 58%" style:text-underline-style="solid" style:text-underline-width="auto" style:text-underline-color="font-color" fo:font-weight="bold"/>
    </style:style>
    <style:style style:name="T80" style:family="text">
      <style:text-properties style:text-position="super 58%" officeooo:rsid="004f0ff1"/>
    </style:style>
    <style:style style:name="T81" style:family="text">
      <style:text-properties style:text-position="super 58%" officeooo:rsid="0051788e"/>
    </style:style>
    <style:style style:name="T82" style:family="text">
      <style:text-properties style:text-position="super 58%" officeooo:rsid="00552ded"/>
    </style:style>
    <style:style style:name="T83" style:family="text">
      <style:text-properties style:text-position="super 58%" officeooo:rsid="005d3fae"/>
    </style:style>
    <style:style style:name="T84" style:family="text">
      <style:text-properties officeooo:rsid="002e9bd4"/>
    </style:style>
    <style:style style:name="T85" style:family="text">
      <style:text-properties officeooo:rsid="002f2bee"/>
    </style:style>
    <style:style style:name="T86" style:family="text">
      <style:text-properties officeooo:rsid="00322872"/>
    </style:style>
    <style:style style:name="T87" style:family="text">
      <style:text-properties officeooo:rsid="00339d39"/>
    </style:style>
    <style:style style:name="T88" style:family="text">
      <style:text-properties officeooo:rsid="00368741"/>
    </style:style>
    <style:style style:name="T89" style:family="text">
      <style:text-properties officeooo:rsid="00379be1"/>
    </style:style>
    <style:style style:name="T90" style:family="text">
      <style:text-properties officeooo:rsid="0037feee"/>
    </style:style>
    <style:style style:name="T91" style:family="text">
      <style:text-properties style:font-size-asian="10.5pt"/>
    </style:style>
    <style:style style:name="T92" style:family="text">
      <style:text-properties officeooo:rsid="0037feee" style:font-size-asian="10.5pt"/>
    </style:style>
    <style:style style:name="T93" style:family="text">
      <style:text-properties officeooo:rsid="003909b2"/>
    </style:style>
    <style:style style:name="T94" style:family="text">
      <style:text-properties officeooo:rsid="0039d2f9"/>
    </style:style>
    <style:style style:name="T95" style:family="text">
      <style:text-properties officeooo:rsid="003a75e3"/>
    </style:style>
    <style:style style:name="T96" style:family="text">
      <style:text-properties officeooo:rsid="003a8d3f"/>
    </style:style>
    <style:style style:name="T97" style:family="text">
      <style:text-properties fo:font-size="10pt" fo:language="en" fo:country="none" style:font-size-asian="10pt" style:font-size-complex="10pt"/>
    </style:style>
    <style:style style:name="T98" style:family="text">
      <style:text-properties fo:font-size="10pt" fo:language="ar" fo:country="SA" officeooo:rsid="001f3373" style:font-size-asian="10pt" style:font-size-complex="10pt"/>
    </style:style>
    <style:style style:name="T99" style:family="text">
      <style:text-properties officeooo:rsid="004082f9"/>
    </style:style>
    <style:style style:name="T100" style:family="text">
      <style:text-properties officeooo:rsid="0041e101"/>
    </style:style>
    <style:style style:name="T101" style:family="text">
      <style:text-properties officeooo:rsid="001be612"/>
    </style:style>
    <style:style style:name="T102" style:family="text">
      <style:text-properties officeooo:rsid="001c8a63"/>
    </style:style>
    <style:style style:name="T103" style:family="text">
      <style:text-properties officeooo:rsid="0046b202"/>
    </style:style>
    <style:style style:name="T104" style:family="text">
      <style:text-properties officeooo:rsid="0047eb88"/>
    </style:style>
    <style:style style:name="T105" style:family="text">
      <style:text-properties officeooo:rsid="0048f948"/>
    </style:style>
    <style:style style:name="T106" style:family="text">
      <style:text-properties officeooo:rsid="001c5b47"/>
    </style:style>
    <style:style style:name="T107" style:family="text">
      <style:text-properties style:text-position="0% 100%" officeooo:rsid="004f0ff1"/>
    </style:style>
    <style:style style:name="T108" style:family="text">
      <style:text-properties style:text-position="0% 100%" style:font-name="Times New Roman2" fo:font-size="8pt" fo:language="en" fo:country="US" officeooo:rsid="004f0ff1" style:font-name-complex="Times New Roman2" style:language-complex="he" style:country-complex="IL"/>
    </style:style>
    <style:style style:name="T109" style:family="text">
      <style:text-properties officeooo:rsid="004fd4b3"/>
    </style:style>
    <style:style style:name="T110" style:family="text">
      <style:text-properties officeooo:rsid="005267df"/>
    </style:style>
    <style:style style:name="T111" style:family="text">
      <style:text-properties officeooo:rsid="005390f4"/>
    </style:style>
    <style:style style:name="T112" style:family="text">
      <style:text-properties officeooo:rsid="005484ec"/>
    </style:style>
    <style:style style:name="T113" style:family="text">
      <style:text-properties officeooo:rsid="00552ded"/>
    </style:style>
    <style:style style:name="T114" style:family="text">
      <style:text-properties officeooo:rsid="005704aa"/>
    </style:style>
    <style:style style:name="T115" style:family="text">
      <style:text-properties officeooo:rsid="005ca6dc"/>
    </style:style>
    <style:style style:name="T116" style:family="text">
      <style:text-properties officeooo:rsid="005d3fae"/>
    </style:style>
    <style:style style:name="T117" style:family="text">
      <style:text-properties officeooo:rsid="0060d3cb"/>
    </style:style>
    <style:style style:name="T118" style:family="text">
      <style:text-properties officeooo:rsid="00636383"/>
    </style:style>
    <style:style style:name="T119" style:family="text">
      <style:text-properties officeooo:rsid="006aa28d"/>
    </style:style>
    <style:style style:name="T120" style:family="text">
      <style:text-properties officeooo:rsid="006b8bef"/>
    </style:style>
    <style:style style:name="fr1" style:family="graphic" style:parent-style-name="OLE">
      <style:graphic-properties fo:margin-left="0in" fo:margin-right="0in" style:vertical-pos="top" style:vertical-rel="baseline" style:horizontal-pos="center" style:horizontal-rel="paragraph" fo:padding="0.0008in" fo:border="none" loext:rel-width-rel="page" loext:rel-height-rel="paragraph" draw:ole-draw-aspect="1" draw:visible-area-width="5.0008in" draw:visible-area-height="6.2803in"/>
    </style:style>
    <style:style style:name="Sect1"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ife's Prayerbook</text:p>
      <text:p text:style-name="P40">סִדּוּר חַיּים</text:p>
      <text:p text:style-name="P16"><draw:frame draw:style-name="fr1" draw:name="Object1" text:anchor-type="as-char" svg:width="6.3752in" style:rel-width="75%" svg:height="7.9799in" style:rel-height="76%" draw:z-index="0"><draw:object-ole xlink:href="./Object 1" xlink:type="simple" xlink:show="embed" xlink:actuate="onLoad"/><draw:image xlink:href="./ObjectReplacements/Object 1" xlink:type="simple" xlink:show="embed" xlink:actuate="onLoad"/><svg:desc>OLE-object</svg:desc></draw:frame></text:p>
      <text:p text:style-name="P16">A Prayer book for the undergraduate department of Life University.</text:p>
      <text:p text:style-name="P16">For unlimited use by everyone. This text may not be copyrighted.</text:p>
      <text:p text:style-name="P16">Edited by Chaim Finkelman</text:p>
      <text:h text:style-name="P79" text:outline-level="1">Editor’s Introduction:</text:h>
      <text:p text:style-name="P17">One of the origins of this book was some musings I had when reading the "Prayer of St Francis." (Listed in this text as the "Peace Prayer" because in researching it I discovered that it was not written by St Francis of Assisi) Another was Tracey Sullivan who suggested doing "experiments in prayer." Then came a time when I wanted more discipline and devotion in my life. I thought that a regular practice of prayer would help. I had no prayers that I was comfortable with, so I went seeking. And soon I had a new course at Life University.</text:p>
      <text:p text:style-name="P17">As far as it goes, that is true and it leaves out the most important aspect for me. Sex. I am unhappy with the role sex and the quest for sex play in my life. And I feel judged and condemned for them. I thought that prayer - bringing god into it - might bring me into right relationship with sex. So I started searching for prayers for sex. Only recently have I embraced the obvious. "God please let me get some; and if that is not your will please let me be happy, joyous, and free without." This prayer incorporates important elements; honesty about my position at the moment and an openness to a better standard for my actions then what I want to happen. It is that second element that I am really seeking. I also want to incorporate the thanksgiving for sharing of sacred (See dyslexia and spell check: scared) joy. I want this to counter my sense that my desire is oppressive.</text:p>
      <text:p text:style-name="P17">I am seeking to replace the selfish need I feel most with mutual care. I found nothing for a long while. Finally I found "I am my beloveds and his desire is for me." from the song of songs suggested as a prayer during sex in a book called <text:span text:style-name="T5">Unceasing prayer: a beginner's guide</text:span> by Debra K. Farrington. (For a long time I didn't see how this could be a prayer. As I went on collecting prayers, I saw that I too collected things that were not in the form of prayers. This could be a prayer if she sees her husband as a representative of the divine. Anyway, she gets honorable mention for the attempt.) Later I realized that all the prayers I had collected in this section also applied to greetings.</text:p>
      <text:p text:style-name="P17">I have searched for prayers on the web and at local libraries and have recently started to search for prayers by asking people I know. Wherever possible I have tried to find the author and make appropriate attribution. I have altered all texts in this prayer book, some beyond recognition. The authors are not at fault. Please do not feel like you have a good sense for the original by reading this text.</text:p>
      <text:p text:style-name="P17">I changed things haphazardly, what ever seemed necessary to make me comfortable with the prayer, or seemed to make the prayer clearer to me or <text:soft-page-break/>more poignant. Some principles do seem to have emerged. I prefer the language of "I", "we", and "and" to "you", "them", and "but". I use the word "Way" for "Torah". I prefer to skip naming God, where I can, implying a direct conversation and not dealing with the issues of God's identity, gender, or nature. As a sometimes atheist, I love when this adds ambiguity about who I am praying to. <text:span text:style-name="T5">"That only which we have within, can we see without. If we meet no gods, it is because we </text:span><text:span text:style-name="T9">harbor</text:span><text:span text:style-name="T5"> none." Ralph Waldo Emerson.</text:span> I have sought to be humble and not tell God what to do. I also like the positive, present, active voice.</text:p>
      <text:p text:style-name="P17">In editing my prayer book, to make it personal, I have changed well-recognized prayers and broken with long standing traditions and beliefs. In particular I have broken with the traditions that allow Jews to share in worldwide worship.</text:p>
      <text:p text:style-name="P17">I did all this in hopes to make set prayers that are alive to me. I have found a new freedom to accept things in prayer that I don't entirely agree with. They are works in progress and aspects to study.</text:p>
      <text:p text:style-name="P18">Being a sometimes-rational person and not knowing the mechanism of prayer or understanding how my words could influence God, I do not think that prayer is about changing God's mind or the world around us. Evan if praying for hart patients improves their medical outcome, what seems important to me is how it affects the person praying. Illustrated by this anecdote from <text:span text:style-name="T5">Prayer a History Philip</text:span> by Zaleski, Carol Zaleski </text:p>
      <text:p text:style-name="P68">George Herbert coming to share music with his friends in Salisbury, they wondered that George, who used to be so trim and clean, came into that company so soiled and discomposed. But George told them the occasion. On his way he saw a poor man with a poorer horse, which was fallen under it's load. They were both in distress and needed present help. This Mr. Herbert perceiving, put off his canonical coat, and helped the poor man to unload, and after to load his horse. The poor man ble<text:span text:style-name="T10">ssed</text:span> him for it, and he ble<text:span text:style-name="T10">s</text:span>s<text:span text:style-name="T10">ed</text:span> the poor man, and was so like the Good Samaritan that he gave him money to refresh both himself and his horse, and told him, that if he loved himself, he should be merciful to his beast. Thus he left the poor man. And when one of the company told him, he had disparaged himself by so dirty an employment, his answer was: that the thought of what he had done would prove music to him at midnight, and the omission <text:soft-page-break/>of it would have upbraided and made discord in his conscience whenever he should pass by that place. 'For if I be bound to pray for all that be in distress, I am sure that I am bound, so far as it is in my power, to practice what I pray for. And though I do not wish for the like occasion every day, yet let me tell you, I would not willingly pass one day of my life without comforting a sad soul or showing mercy. And I praise God for this occasion.</text:p>
      <text:p text:style-name="P18">I pray as a remembrance of what is important to me, as a way of accepting what is, and as a way of appreciating what I like about what is. Writing a prayer for anatomy class is about counting my blessings, noticing the awesome wonder of creation expressed in my body. Praying for people I dislike is not about improving their lives but about freeing me from the irritating and devastating effects of hate.</text:p>
      <text:p text:style-name="P17">I am a creature of habit, trying to develop the habit of appreciating my life and surroundings, accepting what is, remembering and hopefully guiding my actions by my hopes and ideals. Not just my fears or what is convenient. As "Our Rabbis have taught: It is forbidden to a man to enjoy anything of this world without a benediction, and if anyone enjoys anything of this world without a benediction, he commits sacrilege." Once I am "in the mood" spontaneous prayers often spring forth and stay with me for minutes or hours. Not only is this spiritually uplifting it is fun.</text:p>
      <text:p text:style-name="P17">I did not edit these prayers to make them more suitable to all. I edited them and reedited them to make them more sacred and dear to me. Having played with this prayer book for more then a few years my hopes of reaching some end point have faded. More and more I see this as conversation with myself and with the divine. <text:span text:style-name="T86">W</text:span>restling with concepts that unsettle me. Letting me change them and them change me, free from having to settle on a conclusion. I offer them to you that you may enjoy the liberation that I have found. I am a young white, Jewish, Atheist, liberal, conservative, American, male, human, my prayers may not speak to you or for you. I encourage you to write prayers that will offend and inspire me. I eagerly await them.</text:p>
      <text:p text:style-name="P17">Yours Sincerely Chaim Finkelman, Student</text:p>
      <text:p text:style-name="P17">Undergraduate department Life University.</text:p>
      <text:h text:style-name="P86" text:outline-level="2">Editors update on the 33th Edition</text:h>
      <text:p text:style-name="P17">I am no longer young and I have lived with this project for a while. I have learned how to love and fear "God" at the same time (see the notes on The <text:soft-page-break/>Mindfulness Trainings). As a sometimes atheist, I have been playing with words to use instead of "God" that will speak more to me. Often I use "Divine" since many things appear godlike to us lowly mortals and since that could apply to anything that inspires sacred feelings. I often feel things are sacred. My other leading contenders are Breath, Life, Children, and Humanity. See notes on Breath Of Life meditation and Descendents mindfulness training. I have used some of these prayers often and others I only thought of when I was editing them. Rarely have I prayed out of this book regularly. Some of that was laziness and some of that are my mixed feelings about Judaism. In the last few months, I have started on a study that is changing that. I am seeing myself as legitimate part of the worldwide community of Jews. So we will see.</text:p>
      <text:p text:style-name="P17">Also, finally things are changing with my desire for sex and companionship. I am beginning to find and believe that if I offer who I am and ask for what I want there are people who will find sharing these with me a joy and a blessing.</text:p>
      <text:p text:style-name="P17">Still Yours Chaim Finkelman, Student</text:p>
      <text:p text:style-name="P19">Undergraduate department Life University.</text:p>
      <text:h text:style-name="Heading_20_2" text:outline-level="2">Editors update on the 36 Edition the first published with Jekyll </text:h>
      <text:p text:style-name="P22">Often when talking to people about this book they asked for a copy. Since I usually edit on the paper copy I carry with me, I have to email them a copy or print one up for them. It seemed like it would be easier to have a website. This is one of the first steps in that direction. It also has the possibility of allowing me to show a prayers development or it’s relations to other prayers by topic or theme as well as use. I am also hopeful that it will help me include the many quotes that are the beginning of a prayer for me or relate in ways I don’t know how to include yet. All very exciting for me. I should also mention that I finally have a prayer for sex that makes me happy which I will be adding to this edition of the prayerbook.</text:p>
      <text:p text:style-name="P69">Our lives are lovely gifts. Our bodies are lovely gifts. Our desires are lovely gifts. Let our sharing be <text:span text:style-name="T99">a celebration </text:span>lovely gifts.</text:p>
      <text:p text:style-name="P70">Writing it out for the second time I notice it will need some modification for masturbation. I have not yet searched for or contemplated a prayer for masturbation. Wow.</text:p>
      <text:p text:style-name="P70">Thanks for your interest in my quest for prayer and development.</text:p>
      <text:p text:style-name="P70">Chaim Finkelman</text:p>
      <text:p text:style-name="P70"><text:soft-page-break/></text:p>
      <text:p text:style-name="P36">Blessed are all who sanctifies us with practices and asked us to engross ourselves in the words of the Torah.</text:p>
      <text:p text:style-name="P53">(The sages ask why la'asok(<text:span text:style-name="T1">לַעֲסוֹק</text:span>) rather than lomed (<text:span text:style-name="T11">לוֹמד</text:span>: to learn, to study) in this blessing.They answer that while not everyone has the time or energy to study the Torah, everyone can attend to, be engaged in the Torah. For me the reason is because learning implies finishing in knowing. We should not feel like we are going to finish and know the Torah. When you engage or immerse your self in something when you are done you are more connected, more engaged then when you started.)</text:p>
      <text:h text:style-name="P87" text:outline-level="2">Invitation to prayer</text:h>
      <text:p text:style-name="P19">Welcome to the laboratory of the spirit. For every circumstance, there are proper blessings, wonderful prayers. Let us seek them! We will have many ideas for prayers. Be merciful with our ignorance; take what is right from our words and guide us to them. Be adventurous and try them out.</text:p>
      <text:p text:style-name="P53"><text:span text:style-name="T12">(Author: by Rev. Richard S. Kirby and William D. Thompson </text:span><text:span text:style-name="T17">www.wnrf.org/cms/elements.shtml</text:span><text:span text:style-name="T12"> See also midrash about alaph bat prayer. Category: D WIL: I like the sprit of adventure in this prayer)</text:span></text:p>
      <text:p text:style-name="P16"/>
      <text:h text:style-name="P82" text:outline-level="1">Prayers for eating</text:h>
      <table:table table:name="Table1" table:style-name="Table1">
        <table:table-column table:style-name="Table1.A"/>
        <table:table-column table:style-name="Table1.B"/>
        <table:table-row>
          <table:table-cell table:style-name="Table1.A1" office:value-type="string">
            <text:h text:style-name="P90" text:outline-level="2">A Table Blessing</text:h>
          </table:table-cell>
          <table:table-cell table:style-name="Table1.B1" office:value-type="string">
            <text:h text:style-name="P90" text:outline-level="2">Um blessing da tabela</text:h>
          </table:table-cell>
        </table:table-row>
        <table:table-row>
          <table:table-cell table:style-name="Table1.A2" office:value-type="string">
            <text:p text:style-name="P4">Thank you for this food, which nourishes my body, awakens my senses, and revives my strength. Around this table, I enjoy abundance and remember my obligation to share. May I be counted among those who share as much as those who need. Forgive me, now, at this unjust meal, until our bread nourishes the whole earth. Make of my gluttony a commitment to mercy.</text:p>
          </table:table-cell>
          <table:table-cell table:style-name="Table1.B2" office:value-type="string">
            <text:p text:style-name="P4">Obrigado por este alimento, que alimenta o meu corpo, desperta os meus sentidos, e reaviva a minha força. À volta desta mesa, quero gozar abundância e lembrar-me do meu dever de partilhar. Permiti-me contado entre aqueles que partilham tanto quanto aqueles que necessitam. Perdoem-me, agora, nesta injusta refeição, até o pão alimenta toda a terra. Fazer da minha gula um compromisso misericórdia.</text:p>
          </table:table-cell>
        </table:table-row>
      </table:table>
      <text:p text:style-name="P53">(Note: Reine Kaplan + A Table Blessing From Brazil Category: TPR WIL: I like the reminder of the problems of inequity, I like the 50/50 sharing, I like the obligation)</text:p>
      <text:h text:style-name="P87" text:outline-level="2">Thank you for this food</text:h>
      <text:p text:style-name="P19">Thank you for this food, this glorious glorious food</text:p>
      <text:p text:style-name="P19">And the animals and the vegetables and the minerals</text:p>
      <text:p text:style-name="P19">That make it possible</text:p>
      <text:p text:style-name="P19">Thank you for this food, this tasty nutritious food</text:p>
      <text:p text:style-name="P19">And the laborers who cared for it and carried it and who prepared it</text:p>
      <text:p text:style-name="P19">To make it available.</text:p>
      <text:p text:style-name="P53">(Category: T WIL: I like the memory of singing this a Quaker Center and thinking up the second stanza. I like the simple joy.)</text:p>
      <text:h text:style-name="P87" text:outline-level="2">We feast in praise</text:h>
      <text:p text:style-name="P21">From God comes the warm sun, the cool rain, and the rich soil</text:p>
      <text:p text:style-name="P21">God causes the tree to bear fruit and the earth to yield vegetables.</text:p>
      <text:p text:style-name="P21">From God comes the wisdom by which we plant and harvest.</text:p>
      <text:p text:style-name="P19">From God comes the mysterious chemistry of growth</text:p>
      <text:p text:style-name="P21">God causes the bread to rise, cheese to curdle and wine to ferment.</text:p>
      <text:p text:style-name="P19">From God comes the striving to live and the time to die</text:p>
      <text:p text:style-name="P19">Thank you for the good earth and it's blessings. Thank you for vineyards <text:s/>and for all who tend them. <text:span text:style-name="T4">Thank you </text:span>for nature’s order, which brings ripeness to the earth and joy to the heart, <text:span text:style-name="T4">hunger and satiation</text:span>.</text:p>
      <text:p text:style-name="P56">(Sources: Chaim Finkelman thinking about Yaacov Finkelman's Bar Mitzva Devar Torah and Union for reform Judaism http://keshernet.com/_kd/Items/actions.cfm?action=Show&amp;item_id=278&amp;destination=ShowItem <text:s text:c="2"/>In it <text:soft-page-break/>Yaacov suggested that the Jewish blessings over food are carefully phrased to praise parts of the process that are not done by humans. We can plant vegetables and we can water them we can not make them grow. Category: ADT WIL:I like the title suggesting that the eating is the praise.)</text:p>
      <text:h text:style-name="P87" text:outline-level="2">Animistic Religion</text:h>
      <text:p text:style-name="P17">Thank you ______, who have provided for my hunger, you have sacrificed for my comfort and well-being. Forgive me for killing you, Brother. I grieve for you and honor you. And I grieve for your mothers for giving one of her children. Now I too am one you have nourished; you are a parent to me.</text:p>
      <text:p text:style-name="P54"><text:span text:style-name="T12">(Editors note: Each religion has a different understanding and relationship to the divine. In animistic religion one prays spirit to spirit as one might talk or bargain with any other </text:span><text:span text:style-name="T13">neighbor.</text:span><text:span text:style-name="T12"> This experience of empathy strikes me as most profound when praying for food. Asking my food to sacrifice itself for me, thanking it's mother for her child's life. Now that we don't know the apple tree are we orphans? We have stopped doing animal sacrifices; we have forgotten the sacredness of every barbeque. We would do better to see every meal as a sacrifice. Is it more cruel to sacrifice animals to the divine or to eat animals without acknowledging the sacred. We have lost something of the holy order by allowing meals to become entirely practical matters. </text:span><text:span text:style-name="T17">http://1stholistic.com/Spl_prayers/prayer_thanksgiving-American_Indian.htm</text:span><text:span text:style-name="T12">)</text:span></text:p>
      <text:h text:style-name="P87" text:outline-level="2">A Pagan Prayer</text:h>
      <text:p text:style-name="P17"><text:span text:style-name="T34">I am hungry and you nourish me, I am naked and you clothed me, I was ostracised and you welcomed me in. </text:span>Plants whose lives I take, animals whose deaths I cause: Come, we will live our lives together now, you in me. You are one who gives me life. a parent to me. Bless you who nourish my body and spirit. <text:span text:style-name="T5">I offer you hospitality of my home. You are welcome here.</text:span> My eating is a rite of praise of you and life.</text:p>
      <text:p text:style-name="P17">This food is the work of many. Before eating, it is right to acknowledge their labor. All our ancestors, numinous ones (of earth and sky), thank you. My eating is a rite of praise for all you have done.</text:p>
      <text:p text:style-name="P17">My life is a memorial to you. May my life, lived in sacred order, be a credit to you. May you be honored by my life. Holy Ones, please receive this offering. My eating of it is a rite of praise for all you have done.</text:p>
      <text:p text:style-name="P53">(From: <text:span text:style-name="T5">A book of pagan prayer</text:span> by Ceisiwr Serith. Page 194-197)</text:p>
      <text:h text:style-name="P87" text:outline-level="2">Wonderful Gifts</text:h>
      <table:table table:name="Table10" table:style-name="Table10">
        <table:table-column table:style-name="Table10.A"/>
        <table:table-column table:style-name="Table10.B"/>
        <table:table-row>
          <table:table-cell table:style-name="Table10.A1" office:value-type="string">
            <text:p text:style-name="P75">Leader Says:</text:p>
          </table:table-cell>
          <table:table-cell table:style-name="Table10.B1" office:value-type="string">
            <text:p text:style-name="P75">Response</text:p>
          </table:table-cell>
        </table:table-row>
        <table:table-row>
          <table:table-cell table:style-name="Table10.A2" office:value-type="string">
            <text:p text:style-name="P35">This food a gift of the Earth from which it grew.</text:p>
          </table:table-cell>
          <table:table-cell table:style-name="Table10.B2" office:value-type="string">
            <text:p text:style-name="P35">Wonderful! Marvelous!</text:p>
          </table:table-cell>
        </table:table-row>
        <table:table-row>
          <table:table-cell table:style-name="Table10.A2" office:value-type="string">
            <text:p text:style-name="P35">A gift of those who tended it and prepared it.</text:p>
          </table:table-cell>
          <table:table-cell table:style-name="Table10.B2" office:value-type="string">
            <text:p text:style-name="P35">Wonderful! Marvelous!</text:p>
          </table:table-cell>
        </table:table-row>
        <table:table-row>
          <table:table-cell table:style-name="Table10.A2" office:value-type="string">
            <text:p text:style-name="P35">We give our thoughts and prayers our words and deeds.</text:p>
          </table:table-cell>
          <table:table-cell table:style-name="Table10.B2" office:value-type="string">
            <text:p text:style-name="P35">Wonderful! Marvelous!</text:p>
          </table:table-cell>
        </table:table-row>
        <text:soft-page-break/>
        <table:table-row>
          <table:table-cell table:style-name="Table10.A2" office:value-type="string">
            <text:p text:style-name="P34">A gift and a gift, with thanks to the givers.</text:p>
          </table:table-cell>
          <table:table-cell table:style-name="Table10.B2" office:value-type="string">
            <text:p text:style-name="P34">How wonderful! How marvelous!</text:p>
          </table:table-cell>
        </table:table-row>
      </table:table>
      <text:p text:style-name="Endnote">(From: <text:span text:style-name="T5">A book of pagan prayer</text:span> by Ceisiwr Serith. Page 194-197 WIL: I like the exuberance of this prayer.)</text:p>
      <text:h text:style-name="P87" text:outline-level="2">Bless this food to our use and us to your service</text:h>
      <text:p text:style-name="P41">(Source: Barbara Graves Category: PR WIL: I like the simplicity of this prayer and the parallelism. It seems to incorporate most of the table blessing in one line.)</text:p>
      <text:h text:style-name="P87" text:outline-level="2">Grace after meals</text:h>
      <text:p text:style-name="P17">Such tastes delighted our tongue<text:span text:style-name="T93">s</text:span>. We ate and are satisfied. Blessed are you, of whose bounty we eat. Blessed are you who satisfy and delight. </text:p>
      <text:p text:style-name="P37">(Source: Devarim 8:10 According to R. Nehemiah: Avraham used to receive wayfarers, and after they had eaten he would say to them, 'Now say Grace.' When they asked what to say, he would reply, 'Blessed be the Everlasting God, of whose bounty we have eaten.' Bereishit Rabbah 54:6 Category: T WIL: I like how simple this is and how it connects me with my Jewish tradition.)</text:p>
      <text:h text:style-name="P81" text:outline-level="1">Fixed Prayers</text:h>
      <table:table table:name="Table2" table:style-name="Table2">
        <table:table-column table:style-name="Table2.A"/>
        <table:table-column table:style-name="Table2.B"/>
        <table:table-row>
          <table:table-cell table:style-name="Table2.A1" office:value-type="string">
            <text:h text:style-name="P91" text:outline-level="2">Shema</text:h>
          </table:table-cell>
          <table:table-cell table:style-name="Table2.B1" office:value-type="string">
            <text:p text:style-name="P7"><text:span text:style-name="T37">שְׁמַ</text:span><text:span text:style-name="T38">ע</text:span></text:p>
          </table:table-cell>
        </table:table-row>
        <table:table-row>
          <table:table-cell table:style-name="Table2.A2" office:value-type="string">
            <text:p text:style-name="P4">Listen Israel, The Divine, our Humanity, the Divine is one. Love humanity with all your heart and with all your soul and with all your abilities (means). These words that I lay upon you today must remain on your heart. Teach them to your children, talk of them in your home and on the road, when you lie down and when you get up. Bind these words as a sign on your hand (work), and let them be the center of your sight (attention). Write them on your doorposts and on your gates (courts).</text:p>
          </table:table-cell>
          <table:table-cell table:style-name="Table2.B2" office:value-type="string">
            <text:p text:style-name="P7"><text:span text:style-name="T39">שְׁמַע</text:span><text:span text:style-name="T40">, </text:span><text:span text:style-name="T39">יִשְׂרָאֵל</text:span><text:span text:style-name="T40">: </text:span><text:span text:style-name="T39">יי</text:span><text:span text:style-name="T40">, </text:span><text:span text:style-name="T39">אֱלוֹהֵינוּ</text:span><text:span text:style-name="T40">, </text:span><text:span text:style-name="T39">יי אֶחָד</text:span><text:span text:style-name="T40">. </text:span><text:span text:style-name="T39">וְאָהַבְתָּ</text:span><text:span text:style-name="T40">, </text:span><text:span text:style-name="T39">אֵת יְיָ </text:span><text:span text:style-name="T40">, </text:span><text:span text:style-name="T39">בְּכָל</text:span><text:span text:style-name="T40">-</text:span><text:span text:style-name="T39">לְבָבְךָ וּבְכָל</text:span><text:span text:style-name="T40">-</text:span><text:span text:style-name="T39">נַפְשְׁךָ</text:span><text:span text:style-name="T40">, </text:span><text:span text:style-name="T39">וּבְכָל</text:span><text:span text:style-name="T40">-</text:span><text:span text:style-name="T39">מְאוֹדֶךָ</text:span><text:span text:style-name="T40">. </text:span><text:span text:style-name="T39">וְהָיוּ הַדְּבָרִים הָאֵלֶּה</text:span><text:span text:style-name="T40">, </text:span><text:span text:style-name="T39">אֲשֶׁר אָנוֹכִי מְצַוְּךָ הַיּוֹם עַל</text:span><text:span text:style-name="T40">-</text:span><text:span text:style-name="T39">לְבָבֶךָ</text:span><text:span text:style-name="T40">. </text:span><text:span text:style-name="T39">וְשִׁנַּנְתָּם לְבָנֵינוּ</text:span><text:span text:style-name="T40">, </text:span><text:span text:style-name="T39">וְדִבַּרְתָּ בָּם</text:span><text:span text:style-name="T40">, </text:span><text:span text:style-name="T39">בְּשִׁבְתְּךָ בְּבֵיתֶךָ וּבְלֶכְתְּךָ בַדֶּרֶךְ</text:span><text:span text:style-name="T40">, </text:span><text:span text:style-name="T39">וּבְשָׁכְבְּךָ וּבְקוּמֶךָ</text:span><text:span text:style-name="T40">. </text:span><text:span text:style-name="T39">וּקְשַׁרְתָּם לְאוֹת</text:span><text:span text:style-name="T40">, </text:span><text:span text:style-name="T39">עַל</text:span><text:span text:style-name="T40">-</text:span><text:span text:style-name="T39">יָדֶךָ</text:span><text:span text:style-name="T40">; </text:span><text:span text:style-name="T39">וְהָיוּ לְטֹטָפוֹת</text:span><text:span text:style-name="T40">, </text:span><text:span text:style-name="T39">בֵּין עֵינֶיךָ</text:span><text:span text:style-name="T40">. </text:span><text:span text:style-name="T39">וּכְתַבְתָּם עַל</text:span><text:span text:style-name="T40">-</text:span><text:span text:style-name="T39">מְזֻזוֹת בֵּיתֶךָ</text:span><text:span text:style-name="T40">, </text:span><text:span text:style-name="T39">וּבִשְׁעָרֶיךָ</text:span><text:span text:style-name="T40">.</text:span></text:p>
          </table:table-cell>
        </table:table-row>
      </table:table>
      <text:p text:style-name="P53">(Note: I changed the shema from our children to your children because courts and walls are also possessive. Deuteronomy 6:4-9 I am currently going through an atheist phase so I am playing with other words for "God" my top candidates are Humanity, Children, and Life. See my notes on Mindfulness Trainings: Descendants and "The breath of life sustains me…" in meditations. If I change the language on this message of unity what is left? I am also playing with adding some language from Deuteronomy 6:10-12 "…to give you—a land with large, flourishing cities you did not build, houses filled with all kinds of good things you did not provide, wells you did not dig, and vineyards and olive groves you did not plant—then when you eat and are satisfied, be careful that you do not forget the Lord, who brought you out of Egypt, out of the land of slavery." Because it is so evocative and because I do in fact live in houses I did not build. That is how community and capitalism works. I live in houses people before me and around me build. Category: D)</text:p>
      <text:p text:style-name="P77">Blessed are You, who generosity created within me the capacity to feel. <text:span text:style-name="T104">Who</text:span> gives me a life with many openings <text:span text:style-name="T103">for </text:span>joy. <text:span text:style-name="T101">Opportunities for feelings to flow in me, feelings to share, feelings to overflow my abilities to understand, express, or contain them. Gratitude for joy, love, care, great beauty, elegance, fellowship (one among friends), to feel gratitude. </text:span>Blessed <text:soft-page-break/>are You, <text:span text:style-name="T102">w</text:span>ho <text:span text:style-name="T102">causes </text:span>flesh <text:span text:style-name="T102">to feel</text:span> wondrously.</text:p>
      <text:p text:style-name="P60">(Author: Chaim Finkelman, based on the Jewish prayer after going to the bathroom. Category: T)</text:p>
      <text:p text:style-name="P76"/>
      <text:p text:style-name="Text_20_body">May you have happiness and the causes of happiness. May you be free of suffering and the causes of suffering.</text:p>
      <text:p text:style-name="P61"><text:span text:style-name="T104">(Source: </text:span>Tibetan prayer. <text:span text:style-name="T104">Category: P)</text:span></text:p>
      <text:h text:style-name="P94" text:outline-level="2">I <text:span text:style-name="T93">A</text:span>m <text:span text:style-name="T93">P</text:span>rayer</text:h>
      <text:p text:style-name="P24">The breath of life sustains me. The breath of life sustains all who live. <text:span text:style-name="T93">I </text:span>live <text:span text:style-name="T100">and breathing is my prayer.</text:span><text:span text:style-name="T74">1</text:span> The water of life sustains me. The water of life sustains all who live. <text:span text:style-name="T93">I </text:span>live <text:span text:style-name="T100">and drinking is my prayer</text:span>. The mother earth supports me. The mother earth supports those who have fallen and those who stand tall. <text:span text:style-name="T93">I </text:span>live <text:span text:style-name="T100">and walking is my prayer.</text:span> Death feeds me. Death feeds all animals. <text:span text:style-name="T93">I </text:span>live <text:span text:style-name="T100">and breathing eating is my prayer</text:span>. The community of people sustains me. The community of people sustains all humans. <text:span text:style-name="T93">I </text:span>live <text:span text:style-name="T100">and communication is my communion</text:span>.</text:p>
      <text:p text:style-name="P53">(1:Tomas Merton. This idea was introduced to me by Ticknat Han who said that the closest idea he knows to what other people describe when talking about God is breath. Category: D)</text:p>
      <text:h text:style-name="P84" text:outline-level="2"><text:span text:style-name="T34">Remembrances (</text:span>We are flowers all.<text:span text:style-name="T75">1</text:span>)</text:h>
      <text:p text:style-name="P19">Life is change <text:span text:style-name="T70">and</text:span> change is hard.<text:span text:style-name="T75">2</text:span> <text:span text:style-name="T34">I am of a nature to change. </text:span>I am of the nature to grow old. Old age will embrace me. I am of the nature to fall ill. Ill health will embrace me. I am of the nature to die. Death will embrace me. <text:span text:style-name="T5">The embrace of entropy will change</text:span><text:span text:style-name="T48"> </text:span><text:span text:style-name="T51">e</text:span>verything I think of as me. <text:span text:style-name="T34">Will I embrace change?</text:span></text:p>
      <text:p text:style-name="P19"><text:span text:style-name="T34">This moment is a moment in change. </text:span>Everything I feel in this moment will change. <text:span text:style-name="T34">E</text:span>verything I cling to, everything that leads me to suffering and joy, it will all change. </text:p>
      <text:p text:style-name="P19">Whatever I do, for good or for <text:span text:style-name="T42">ill</text:span>, <text:span text:style-name="T42">e</text:span>verything I do changes me. Through <text:span text:style-name="T42">my </text:span>actions I relate; <text:span text:style-name="T42">e</text:span>verything I do changes the world I live in. <text:span text:style-name="T42">F</text:span>rom there I go on, child to all I have done, <text:span text:style-name="T42">born of and in the world of my actions</text:span>. The world I live in changes me.</text:p>
      <text:p text:style-name="P53"><text:span text:style-name="T12">(Source: Buddhist teaching </text:span><text:span text:style-name="T17">http://en.wikipedia.org/wiki/Upajjhatthana_Sutta</text:span><text:span text:style-name="T12"> 1. Roger M. 2. Alana Theriault Category: D)</text:span></text:p>
      <text:h text:style-name="P87" text:outline-level="2">Call me</text:h>
      <text:p text:style-name="P19">You call me <text:span text:style-name="T42">with responsibility </text:span>to love. And yet, while being called, I have been <text:span text:style-name="T94">unfair and </text:span>unkind. <text:span text:style-name="T100">I turned away from your suffering far to many times.</text:span> You direct me to look <text:span text:style-name="T42">to</text:span> people whose need make my self-pity a mockery and a disgrace. And I've added to their misfortune and to misunderstanding <text:span text:style-name="T105">you</text:span>. I haven't been able to make what I do look at all nice <text:soft-page-break/>or proper. So you call me with love to responsibility. You have service, work for me.</text:p>
      <text:p text:style-name="P58">(Source: Are you running with me, Jesus: Prayers by Malcolm Boyd <text:span text:style-name="T95">Also quoted Standing by Patty Griffin</text:span>)</text:p>
      <text:h text:style-name="P87" text:outline-level="2">Prayer of forgiveness</text:h>
      <text:p text:style-name="P25">I hereby forgive anyone who has angered or troubled me; anyone who has injured me, physically, financially, in my pride, or in any other way; whether the injury was accidental or intentional, whether by word or deed. Don't punished anyone on my account.</text:p>
      <text:p text:style-name="P31">Forgiving frees me. I want to be free. If I fail to forgive at this time, I will <text:span text:style-name="T43">strive</text:span> to forgive soon.<text:span text:style-name="T72">1</text:span></text:p>
      <text:p text:style-name="P32">I am in need of forgiveness from many people for many thing.</text:p>
      <text:p text:style-name="P25"><text:span text:style-name="T35">I hereby </text:span><text:span text:style-name="T36">ask</text:span><text:span text:style-name="T35"> for forgiveness, from all those I have harmed, <text:s/>whether the injury was accidental or intentional, whether by word or deed.</text:span></text:p>
      <text:p text:style-name="P25"><text:span text:style-name="T35">Seeking forgiveness and knowing of forgiveness both free me. I want to be free. </text:span><text:span text:style-name="T36">F</text:span><text:span text:style-name="T35">or all the injuries I cannot </text:span><text:span text:style-name="T36">now </text:span><text:span text:style-name="T35">ask for forgiveness because I don't know about the injury or asking might harm people more or I am yet unwilling, let those harmed find peace.</text:span><text:span text:style-name="T76">2</text:span><text:span text:style-name="T35"> I hereby set out to </text:span><text:span text:style-name="T36">pursue</text:span><text:span text:style-name="T35"> forgiveness, f</text:span>rom all those I have harmed, <text:s/>whether the injury was accidental or intentional, whether by word or deed. <text:span text:style-name="T34"><text:s/></text:span></text:p>
      <text:p text:style-name="P25">Transform all misdeeds, not through sickness or suffering, but through mighty compassion. Please, may, I fall short <text:span text:style-name="T43">far </text:span>less; let me not be a cause of <text:span text:style-name="T43">pain, fear, or </text:span>anger.</text:p>
      <text:p text:style-name="P53">(<text:span text:style-name="T71">1. See Rx for Resentment. S</text:span>ource: Gates of Repentance p. 324 <text:span text:style-name="T71">2.</text:span> Earth 2 Moon Cross Embracing Shabbat Prayer from the Chochmat HaLev community Category: DCPR Note: Forgiveness: To stop feeling anger, animosity, or resentment. From the Book Thief by Markus Zusak)</text:p>
      <text:h text:style-name="Heading_20_2" text:outline-level="2">Mindfulness Trainings</text:h>
      <text:p text:style-name="P71"><text:span text:style-name="T44">Truth,</text:span><text:span text:style-name="T45"> </text:span><text:span text:style-name="T44">Incompleteness, </text:span><text:span text:style-name="T46"><text:s/></text:span><text:span text:style-name="T44">Fallibilism, </text:span><text:span text:style-name="T46">and </text:span><text:span text:style-name="T44">Discernment:</text:span> I believe in a largely comprehensible and coherent reality. <text:span text:style-name="T43">It is, i</text:span>ndependent of what anybeing desires it to be. <text:span text:style-name="T1">Aware</text:span> that truth cannot be fully contained without contradiction,<text:span text:style-name="T77">1</text:span><text:span text:style-name="T84"> </text:span>I vow to seek after understanding diligently. <text:span text:style-name="T84">I vow to entertain the possibility that contradictions maybe inherent.</text:span></text:p>
      <text:p text:style-name="P71">Aware that I have been wrong many times. Even when things are simple, even <text:span text:style-name="T85">with help from </text:span>many careful <text:span text:style-name="T85">and </text:span>intelligent <text:span text:style-name="T85">people</text:span>, I have been wrong. Aware of the awesome complexity that abounds, the inaccuracy of my senses and memory, the restrictions of my reasoning and feelings, the limited usefulness of corrective measures; I vow to submit my beliefs to verification and be open to finding them wanting. I vow to <text:span text:style-name="T106">be </text:span>cautious in my actions and views. I vow to use <text:span text:style-name="T47">the protective </text:span>measures that are <text:soft-page-break/>available in p<text:span text:style-name="T47">rop</text:span>ortion to the likely consequences of failure and the costs of caution.<text:span text:style-name="T78">2</text:span></text:p>
      <text:p text:style-name="P62"><text:span text:style-name="T47">(</text:span><text:span text:style-name="T23">1: Gödel Incompleteness Theorems. 2: Precautionary Principle. </text:span><text:span text:style-name="T24">Corrective Measures: (H.A.L.T.) before big decisions.</text:span> <text:span text:style-name="T5">Writing, </text:span><text:span text:style-name="T7">Waiting)</text:span></text:p>
      <text:p text:style-name="P72"><text:span text:style-name="T6">TANSTAAFL:</text:span><text:span text:style-name="T79">1</text:span><text:span text:style-name="T5"> </text:span><text:span text:style-name="T48">Aware that nothing is free, </text:span><text:span text:style-name="T52">that </text:span><text:span text:style-name="T53">every choice is a tradeoff and there are losses for every change. W</text:span><text:span text:style-name="T48">e live in ecosystems, interdependent, </text:span><text:span text:style-name="T49">fashioned</text:span><text:span text:style-name="T48"> to work in this complex world. Aware too that I participate and do not control. My choices are limited by what is, </text:span><text:span text:style-name="T49">a</text:span><text:span text:style-name="T48">nd within that I am freer than I can possibly imagine. </text:span><text:span text:style-name="T53">I vow to be mindful of what and who loses </text:span><text:span text:style-name="T55">and</text:span><text:span text:style-name="T53"> </text:span><text:span text:style-name="T55">t</text:span><text:span text:style-name="T48">o balance my choices costs. I vow to plumb the depths of imagination for more wonderful choices. I wish to live in ways that are I </text:span><text:span text:style-name="T55">am</text:span><text:span text:style-name="T48"> proud of.</text:span></text:p>
      <text:p text:style-name="Endnote">(There Ain't No Such Thing As A Free Lunch from Stranger in a Strange Land by Robert A. Heinlein. A restatement of the Second Law Of Thermodynamics)</text:p>
      <text:p text:style-name="P50"><text:span text:style-name="T44">Life, Sacredness, Purpose:</text:span> Aware of the awe-inspiring nature of life, how it springs from that mysterious force that crafts order out of chaos, how it imbues meaning into existence, I vow to celebrate and revere it, in it's many individuals most wonderful and endless forms most beautiful.<text:span text:style-name="T80">1</text:span></text:p>
      <text:p text:style-name="Endnote"><text:span text:style-name="T107">(</text:span><text:span text:style-name="T108">1: The </text:span><text:span text:style-name="T107"><text:s/></text:span><text:span text:style-name="T108">Origin of Species by</text:span><text:span text:style-name="T107"> </text:span><text:span text:style-name="T108">Charles Darwin. )</text:span></text:p>
      <text:p text:style-name="P50"><text:span text:style-name="T44">Descendants (Stewardship): </text:span>Aware that the true judgment of my actions will be the existence and well being of our descendants, both of our bodies and minds, I vow to steward the beings and ideas in my care in the long view.</text:p>
      <text:p text:style-name="P43"><text:span text:style-name="T44">Consumption, Influences:</text:span> Aware of my changeable nature, that influences surround and permeate me; aware also of my <text:span text:style-name="T87">tendency to only see things that I agree with</text:span><text:span text:style-name="T81">1</text:span><text:span text:style-name="T87"> </text:span>and my disregard for things not <text:span text:style-name="T109">activity</text:span> in my mind,<text:span text:style-name="T81">2</text:span> <text:span text:style-name="T48">I vow to </text:span><text:span text:style-name="T50">balance </text:span><text:span text:style-name="T48">be</text:span><text:span text:style-name="T50">ing</text:span><text:span text:style-name="T48"> diligent and broad in the pursuit of </text:span><text:span text:style-name="T50">t</text:span><text:span text:style-name="T48">ruth </text:span><text:span text:style-name="T50">a</text:span><text:span text:style-name="T48">nd </text:span><text:span text:style-name="T54">avoidance of </text:span><text:span text:style-name="T48">influences that are incompatible with compassion and good order. I vow to be guarded in my ingestion of Mind altering substances such as </text:span><text:span text:style-name="T54">certain </text:span><text:span text:style-name="T48">TV programs, magazines, books, films, </text:span><text:span text:style-name="T54">drugs, </text:span><text:span text:style-name="T48">and conversations. I understand that a proper diet is crucial for developing a compassionate and accurate mind and society. </text:span></text:p>
      <text:p text:style-name="Endnote"><text:span text:style-name="T48">(1: </text:span><text:span text:style-name="T56">Confirmation</text:span><text:span text:style-name="T48"> Bias 2. What You See Is All There Is from THINKING FAST AND SLOW by </text:span><text:span text:style-name="T56">Daniel Kahneman)</text:span></text:p>
      <text:p text:style-name="P43"><text:span text:style-name="T44">Steadfastness, anchors (</text:span><text:span text:style-name="T5">Protection from self-delusion and drift from the path)</text:span><text:span text:style-name="T44">: </text:span>Aware of my changeable nature; aware also of my blindness to changes in my mind and the many influences that cause them, I vow to cultivate anti-forgetfulness measures including ritual, repetition, <text:span text:style-name="T57">simplicity, transparency/forthrightness, </text:span>rules of thumb, standards, accountability, audits, and good community. </text:p>
      <text:p text:style-name="P44"><text:span text:style-name="T27">Re-commitment</text:span><text:span text:style-name="T26"> (lazy and distractible nature):</text:span><text:span text:style-name="T17"> Aware that with intense </text:span><text:soft-page-break/><text:span text:style-name="T17">feelings comes opportunities for </text:span><text:span text:style-name="T18">great </text:span><text:span text:style-name="T17">suffering and healing. Aware that my interests influence me in ways that are powerful and hard for me to perceive, I vow to be cautious and skeptical of my behavior and rationalizations in business, sex, </text:span><text:span text:style-name="T20">and other </text:span><text:span text:style-name="T21">relationships.</text:span><text:span text:style-name="T17"> Aware of my laziness when it comes to the needs and feelings of others, I vow to be cautious and skeptical when </text:span><text:span text:style-name="T18">dismissing</text:span><text:span text:style-name="T17"> the suffering of others. Aware of my propensity to self denial, aware also of how repression leads to </text:span><text:span text:style-name="T19">corruption, hypocrisy, hurt feelings, lack of truth</text:span><text:span text:style-name="T17">, </text:span><text:span text:style-name="T19">and inhibits adaptation, </text:span><text:span text:style-name="T17">I vow to seek awareness of what I want, to respect my </text:span><text:span text:style-name="T19">desires</text:span><text:span text:style-name="T17">, and to have compassion for myself. In all these dealings I vow to cultivate honesty, forthrightness, caring, and </text:span><text:span text:style-name="T20">to </text:span><text:span text:style-name="T17">compensate for </text:span><text:span text:style-name="T20">our many </text:span><text:span text:style-name="T17">human frailties.</text:span></text:p>
      <text:p text:style-name="P44"><text:span text:style-name="T17">Aware of my lazy and distractible nature, aware also that words can promote happiness or suffering and that disregard encourages suffering; I vow to cultivate deep listening and loving speech.</text:span><text:span text:style-name="T28"> I vow to speak truthfully, with words that inspire independence, mutual aid, caring, joy and hope. I am determined not to spread </text:span><text:span text:style-name="T30">words</text:span><text:span text:style-name="T28"> that I do not know and not to criticize </text:span><text:span text:style-name="T30">for no benefit or action</text:span><text:span text:style-name="T28">. I will refrain from uttering words that can cause division or discord; or words that can cause the family or the community to break. I will make </text:span><text:span text:style-name="T30">substantial</text:span><text:span text:style-name="T29"> </text:span><text:span text:style-name="T28">efforts to reconcile and resolve all conflicts, however small.</text:span></text:p>
      <text:p text:style-name="P44"><text:span text:style-name="T26">Well-being, Care, and Community:</text:span><text:span text:style-name="T17"> Aware of my propensity to anger, hate, self-centeredness, and selfishness, aware also that camaraderie is crucial for the well being and purpose of me and others, I vow to maintain a spirit of generosity, to only take things freely given, and to work for prosperity and well being of all who I am in relation with. I vow to work for our freedom from suffering and greater experience of meaning and joy; both as we experience and remember them; for all of us who can experience it, to the extent we can experience it.</text:span></text:p>
      <text:p text:style-name="P44"><text:span text:style-name="T17">Aware that negative sum games and death spirals do happen and sometimes are the best response and that they are bad, I vow to try and avoid them and to end them quickly. </text:span><text:span text:style-name="T28">Harm should be reduced, the desire to do harm should be discouraged and the harm done should be minimized.</text:span><text:span text:style-name="T17"><text:line-break/></text:span><text:span text:style-name="T22">Structure of society and character</text:span><text:span text:style-name="T28">, Stumbling block, undo influence, moral hazard and moral incentive. When working together we should keep our shared purpose in mind and it should be to our mutual benefit.</text:span></text:p>
      <text:p text:style-name="P53"><text:span text:style-name="T31">(Sources: Five Mindfulness Trainings </text:span><text:span text:style-name="T17">www.plumvillage.org/practice/bellOfMindfulness.htm</text:span><text:span text:style-name="T31"> </text:span><text:span text:style-name="T17">http://en.wikipedia.org/wiki/Brahmavihara</text:span><text:span text:style-name="T31">, United Methodist Member's Handbook edited by George Koehler, Quaker Testimonies, 12 Step Principles, Objectivist Theory, and my Moral Beliefs.. Notes: I liked the logic and reasoning of the Five Mindfulness Trainings; because I care about this I choose to do that. I also liked some of the language. I also like the themes they are important to how I think about the world. I started editing them to see if I </text:span><text:soft-page-break/><text:span text:style-name="T31">agreed with them and to fix some language that did not seem to pass language and cultural barrier. I got rid of minerals which don't have volition or feelings in American English culture. I tried to understand if they was some underlying order. I wanted to have something more then a scattering of important topics. I also started including other sources from similar lists, the United Methodists who have some great language and the Quakers who I sat with for long time and respect. At first I was just enamored of such nice ideas to think about and strive for. Then I thought they were supposed to be the basis of morality and I went looking for my own. Currently I see them as habits of mind that enable people to be moral or more moral. So what would a complete list of heuristics be?</text:span></text:p>
      <text:p text:style-name="P53">To be a pillar of morality it must be: Unique, Important, Good. It would be nice if it were Predictive and if the set were Complete. There may be many sets that will meet these criteria. To be a Moral system it must be Good/Better, Implement-able, and Robust. Good systems have divide up responsibility, input, and work based on effect, input, talent, bargaining position, and <text:span text:style-name="T5">inversely</text:span> to capability.</text:p>
      <text:p text:style-name="P62">It was not until I worked on this project, added this to my pillars of morality, and noticed how closely commitment to our descendants resembles how people talk about God that I understood how one can love and fear God. See notes on Breath of Life.) (Harm/Care, In-group Loyalty, fairness /Reciprocity, Respect for authority / rules, purity / sanctity.</text:p>
      <text:p text:style-name="P62"><text:span text:style-name="T5">Admitting the existence of true diversity, seeking it out, and revering it.</text:span>) </text:p>
      <text:h text:style-name="P81" text:outline-level="1"><text:bookmark text:name="_Toc426624409"/>Prayers for Morning</text:h>
      <text:h text:style-name="P87" text:outline-level="2">A Mature Adult Prayer</text:h>
      <text:p text:style-name="P19">Give me grace to listen to <text:span text:style-name="T110">other people</text:span>. Help me see that, good or b<text:span text:style-name="T88">a</text:span>d, it is probably not about me. And <text:span text:style-name="T88">open my eyes </text:span>when it is. Release me from thinking I can straighten out their <text:span text:style-name="T110">lives</text:span>. Teach me the glory that more than occasionally I am mistaken. Keep me from the habit of speaking on all subjects and at every occasion. Seal my lips on my aches and fears, my hopes and ideas - my love of rehearsing them is copious. Free me from the recital of needless details - give me wings to get to the point. Give me grace to listen to the tales of others. Help me value familiar blessings and marvel at reliable miracles. Help me see good things in unexpected places, and talents in unexpected people. And most of all, give me, the grace to tell them so.</text:p>
      <text:p text:style-name="P53"><text:span text:style-name="T12">(Source: </text:span><text:span text:style-name="T17">http://halife.com/halife/matureprayer.html</text:span><text:span text:style-name="T12"> WIL: This prayer is great because the first part is about shutting up about the stuff I already know about to listen</text:span><text:span text:style-name="T15">ing</text:span><text:span text:style-name="T12">. In the second part I listen to trouble and then surprise, the punch line, I report good. This is a prayer about generosity. </text:span><text:span text:style-name="T17">halife.com/halife/matureprayer.html</text:span><text:span text:style-name="T12"> </text:span><text:span text:style-name="T14">See: Ttbook.org Love Mail C</text:span><text:span text:style-name="T12">ategory: PR)</text:span></text:p>
      <text:h text:style-name="P88" text:outline-level="2">Open Me to Love and Joy</text:h>
      <text:p text:style-name="P19">I like to think if I just manage well I can get <text:span text:style-name="T111">what I want and </text:span>avoid <text:span text:style-name="T111">all </text:span>hard feelings. I have opportunities and disappointments, joys and sorrows, together in abundance. I like to think if I study diligently I will have clarity and understanding. I walk th<text:span text:style-name="T89">is</text:span> labyrinth of amazing mystery in insight and misunderstanding. I cling to illusions of safety, order, and control. I have peace and not safety; I flow and balance in order and chaos; I have influence and not control. When my illusions are stolen, what has been taken from me? <text:span text:style-name="T58">A</text:span>m <text:span text:style-name="T58">I </text:span>liberated? <text:span text:style-name="T89">Take my illusions and open me to life messy with love and chaotic with joy.</text:span></text:p>
      <text:p text:style-name="P41">(see: Buddhist contemplation of ones imminent death. <text:span text:style-name="T90">See: Accidental Saints. </text:span>Author: Chaim Finkelman)</text:p>
      <text:h text:style-name="P87" text:outline-level="2"><text:soft-page-break/>Anyway</text:h>
      <text:p text:style-name="P19">We are often unreasonable, illogical, and self-centered. Forgive anyway. We are sometimes jealous of happiness. Be happy anyway. We cheat and are cheated. Be honest anyway. In kindness we <text:span text:style-name="T112">sometimes </text:span>make accusations of selfishness and ulterior motives. Be kind anyway. In success and vulnerability, we sometimes make and are enemies and false friends. Succeed and be tender anyway. The good we do today will be forgotten tomorrow. Do good anyway. What we spend years building could be destroyed overnight. Build anyway. The best we have, may not be adequate. Give anyway.</text:p>
      <text:p text:style-name="P41">(Note: These verses are on the wall of Mother Teresa's home for children in Calcutta, The verses were written by Kent Keith in a motivation booklet for high school counselors Category: PR)</text:p>
      <text:h text:style-name="P87" text:outline-level="2">Walk cheerfully</text:h>
      <text:p text:style-name="P43">I want to rejoice in the way (Torah), pray without ceasing, and give thanks in all circumstances.<text:span text:style-name="T75">G</text:span> I want to walk cheerfully over the world answering that of god in everyone.<text:span text:style-name="T75">F</text:span> Let me pursue <text:span text:style-name="T8">our</text:span><text:span text:style-name="T5"> commandments</text:span>,<text:span text:style-name="T83">E</text:span> open my hart to the way <text:span text:style-name="T116">(Torah)</text:span>, let me do kindness, love mercy, and walk humbly.<text:span text:style-name="T75">D</text:span> It is time to give up my hopes for acceptance, my fears of rejection, and love generously. Please give me a resigned hart to love generously. </text:p>
      <text:p text:style-name="P53"><text:span text:style-name="T12">(Note: D-Micah 6:8 E-From the Ashkenazi meditation after the Amidah by Mar son of Rambam. F-Quakers Saying attributed to George Fox </text:span><text:span text:style-name="T17">http://postmodernquaker.wordpress.com/2011/07/20/answering-that-of-god-part-1/</text:span><text:span text:style-name="T12"> G-First Thessalonians 5:17 Category: PR)</text:span></text:p>
      <text:h text:style-name="P87" text:outline-level="2">Teach me to kneel</text:h>
      <text:p text:style-name="P19">Teach me to hold hands with everyone I meet. Let me <text:span text:style-name="T113">glimpse again within </text:span><text:s/>our everyday appearance <text:span text:style-name="T113">the d</text:span>ivine children.<text:span text:style-name="T82">1</text:span> <text:span text:style-name="T113">Let me recognize brothers and sisters </text:span>our family likeness. Teach me to use simple things as the tools of love. Give me willingness to do any chore for the sake of love. Let me share my toys for joy. <text:span text:style-name="T5">It is a privilege to help friends</text:span>. Lets play!</text:p>
      <text:p text:style-name="P53">(Editor's Note: What I like about this prayer when I first read it was that I was to serve all whom I met. I am a service committee responsible to those I meet. I liked the word kneel because, it reminded me of the seen in Lying Awake when the doctor kneels before the nun to test a reflex in her foot and she sees him as Jesus ministering to the feet of others. I changed it because I do not want to feel lower then the people I meet. So I kept it in the title and changed it in the prayer. I love the child like loving in the new words. Now I want both. Original Author: Evelyn Underhill <text:span text:style-name="T113">1: From House for All Sinners and Saints podcast 1/24/2015 </text:span>Category: PR)</text:p>
      <text:h text:style-name="P81" text:outline-level="1"><text:bookmark text:name="_Toc426624410"/>Prayers for Night</text:h>
      <text:h text:style-name="P87" text:outline-level="2">Thank you for the gifts of this day</text:h>
      <text:p text:style-name="P19">For everything there is a time</text:p>
      <text:p text:style-name="P19">A time to rest from all that I have done</text:p>
      <text:p text:style-name="P19">My tasks lie in their places, where I leave them, asleep like cattle.</text:p>
      <text:p text:style-name="P19">Good night moon, Good night earth</text:p>
      <text:p text:style-name="P19"><text:soft-page-break/>Good night joy, Good night doubt,</text:p>
      <text:p text:style-name="P19">Good night work, and Good night play</text:p>
      <text:p text:style-name="P19">Now is a time to sleep </text:p>
      <text:p text:style-name="P53">(Note: time to go to bed from sound of music. order my steps. good night moon, Ecclesiastes, Genesis, Wendell Berry's Sabbaths Category: TP)</text:p>
      <text:h text:style-name="P78" text:outline-level="1">For Sabbath and Festivals<text:tab/><text:tab/><text:tab/> <text:tab/><text:tab/><text:tab/><text:tab/>לְשַבָּת ויוֹם טוֹב</text:h>
      <table:table table:name="Table3" table:style-name="Table3">
        <table:table-column table:style-name="Table3.A"/>
        <table:table-column table:style-name="Table3.B"/>
        <table:table-row>
          <table:table-cell table:style-name="Table3.A1" office:value-type="string">
            <text:h text:style-name="P90" text:outline-level="2">Lighting the Candles</text:h>
          </table:table-cell>
          <table:table-cell table:style-name="Table3.B1" office:value-type="string">
            <text:p text:style-name="P9">הַדְלָקַת הַנֵּרוֹת</text:p>
          </table:table-cell>
        </table:table-row>
        <table:table-row>
          <table:table-cell table:style-name="Table3.A2" office:value-type="string">
            <text:p text:style-name="P4">Blessed are you, who sanctify us with divine commandments, and commands us to light the candles of Shabbat.</text:p>
          </table:table-cell>
          <table:table-cell table:style-name="Table3.B2" office:value-type="string">
            <text:p text:style-name="P8"><text:span text:style-name="T39">בָּרוּךְ אַתָּה</text:span><text:span text:style-name="T40">, </text:span><text:span text:style-name="T39">קִדְּשָׁנוּ בְּמִצוֹתָיו</text:span><text:span text:style-name="T40">, </text:span><text:span text:style-name="T39">וְצִוָּנוּ לְהַדְלִיק נֵר שֶׁל שַׁבַּת</text:span><text:span text:style-name="T40">.</text:span></text:p>
          </table:table-cell>
        </table:table-row>
      </table:table>
      <text:p text:style-name="P19">Come now, thou poor child of man, turn awhile from thy business, hide thyself for a little time from restless thoughts, cast away troublesome cares, put aside wearisome distractions. Give thyself a little leisure to converse with God, and take thy rest awhile in Him. Enter into the secret chamber of thy heart: leave everything without but God and what may help thee to seek after Her, and when thou hast shut the door, then do thou seek.</text:p>
      <text:p text:style-name="P67">(<text:span text:style-name="T119">Source: The Devotions of Saint Anselm By Saint Anselm </text:span>)</text:p>
      <table:table table:name="Table4" table:style-name="Table4">
        <table:table-column table:style-name="Table4.A"/>
        <table:table-column table:style-name="Table4.B"/>
        <table:table-row>
          <table:table-cell table:style-name="Table4.A1" office:value-type="string">
            <text:h text:style-name="P90" text:outline-level="2">Sanctification</text:h>
          </table:table-cell>
          <table:table-cell table:style-name="Table4.B1" office:value-type="string">
            <text:p text:style-name="P9">קִידוּש לְלֵיל שַבַּת</text:p>
          </table:table-cell>
        </table:table-row>
        <table:table-row>
          <table:table-cell table:style-name="Table4.A2" office:value-type="string">
            <text:p text:style-name="P4">And there was evening and there was morning, a sixth day. The heavens and the earth were finished, the whole host of them. On the seventh day God ended the work of creation and rested from all work. And God blessed the seventh day, and sanctified it, in it God rested. Blessed are you, who create the fruit of the vine. Blessed are you, who sanctify us with divine commandments, and <text:span text:style-name="T96">are</text:span> pleased with us, <text:span text:style-name="T96">so</text:span> you have lovingly given us <text:span text:style-name="T96">an inheritance of the</text:span> Holy Shabbat, in memory of creation. The Shabbat is first among our holy days, and a remembrance of our exodus from Egypt. Blessed are you, who sanctify the Shabbat.</text:p>
          </table:table-cell>
          <table:table-cell table:style-name="Table4.B2" office:value-type="string">
            <text:p text:style-name="P8"><text:span text:style-name="T39">יוֹם הַשִּׁשִּׁי</text:span><text:span text:style-name="T40">. </text:span><text:span text:style-name="T39">וַיְכלּוּ הַשָּׁמַיִם וְהָאָרֶץ וְכָל צְבָאָם</text:span><text:span text:style-name="T40">. </text:span><text:span text:style-name="T39">וַיְכַל אֶלֹהִים בַּיּוֹם הַשְּׁבִיעִי מְלַאכְתּוֹ אֲשֶׁר עָשָׂה</text:span><text:span text:style-name="T40">, </text:span><text:span text:style-name="T39">וַיִּשְׁבֹּת בַּיּוֹם הַשְּׁבִיעי מִכָּל מְלַאכְתּוֹ אֲשֶׁר עָשָׂה</text:span><text:span text:style-name="T40">. </text:span><text:span text:style-name="T39">וַיְבָרֶךְ אֱלֹהִם אֶת יוֹם הַשְּׁבִיעִי וַיְקַדֵּשׁ אֹתוֹ</text:span><text:span text:style-name="T40">, </text:span><text:span text:style-name="T39">כִּי בוֹ שָׁבַת מִכָּל מְלַאכְתּוֹ אֲשֶׁר בָּרָא אֱלֹהִים לַעֲשׂוֹת</text:span><text:span text:style-name="T40">. (</text:span><text:span text:style-name="T39">סַבְרִי מָרָנָן וְרַבּוֹתַי</text:span><text:span text:style-name="T40">:) </text:span><text:span text:style-name="T39">בַּרוּךְ אַתָּה </text:span><text:span text:style-name="T40">, </text:span><text:span text:style-name="T39">בּוֹרֵא פְּרִי הַגָפֶן</text:span><text:span text:style-name="T40">.</text:span></text:p>
            <text:h text:style-name="P93" text:outline-level="2"><text:s/></text:h>
          </table:table-cell>
        </table:table-row>
        <table:table-row>
          <table:table-cell table:style-name="Table4.A2" table:number-columns-spanned="2" office:value-type="string">
            <text:p text:style-name="P63">(Source: Jew Tradition.)</text:p>
          </table:table-cell>
          <table:covered-table-cell/>
        </table:table-row>
      </table:table>
      <text:p text:style-name="P19"><text:s/></text:p>
      <table:table table:name="Table11" table:style-name="Table11">
        <table:table-column table:style-name="Table11.A"/>
        <table:table-column table:style-name="Table11.B"/>
        <text:soft-page-break/>
        <table:table-row>
          <table:table-cell table:style-name="Table11.A1" office:value-type="string">
            <text:h text:style-name="P92" text:outline-level="2">Blessing on Bread</text:h>
          </table:table-cell>
          <table:table-cell table:style-name="Table11.B1" office:value-type="string">
            <text:p text:style-name="P10"/>
          </table:table-cell>
        </table:table-row>
        <table:table-row>
          <table:table-cell table:style-name="Table11.A2" office:value-type="string">
            <text:p text:style-name="P28">Blessed are you, who brings forth bread from the earth.</text:p>
          </table:table-cell>
          <table:table-cell table:style-name="Table11.B2" office:value-type="string">
            <text:p text:style-name="P13">בָּרוּךְ אַתָּה, הַמּוֹצִיא לֶחֶם מִן הָאָרֶץ. </text:p>
          </table:table-cell>
        </table:table-row>
        <table:table-row>
          <table:table-cell table:style-name="Table11.A2" table:number-columns-spanned="2" office:value-type="string">
            <text:p text:style-name="P63">(Source: Jew Tradition.)</text:p>
          </table:table-cell>
          <table:covered-table-cell/>
        </table:table-row>
      </table:table>
      <text:p text:style-name="P28"/>
      <text:p text:style-name="P19"/>
      <table:table table:name="Table5" table:style-name="Table5">
        <table:table-column table:style-name="Table5.A"/>
        <table:table-column table:style-name="Table5.B"/>
        <table:table-row>
          <table:table-cell table:style-name="Table5.A1" office:value-type="string">
            <text:h text:style-name="P90" text:outline-level="2">Separation</text:h>
          </table:table-cell>
          <table:table-cell table:style-name="Table5.B1" office:value-type="string">
            <text:p text:style-name="P9">הַבְדָּלָה</text:p>
          </table:table-cell>
        </table:table-row>
        <table:table-row>
          <table:table-cell table:style-name="Table5.A2" office:value-type="string">
            <text:p text:style-name="P4"><text:span text:style-name="T59">(Over wine)</text:span> Blessed are you, creator of the fruit of the vine.</text:p>
            <text:p text:style-name="P4"><text:span text:style-name="T59">(Over spices)</text:span> Blessed are you, creator of all kinds of spices.</text:p>
            <text:p text:style-name="P4"><text:span text:style-name="T59">(Over the candle)</text:span> Blessed are you, creator of the lights of fire.</text:p>
            <text:p text:style-name="P4">Blessed are you, who distinguishes between sacred and ordinary, between light and darkness, between the seventh day and the six days of creation. Blessed are you, who distinguishes between sacred and ordinary. <text:span text:style-name="T59">(Sip the wine, extinguish the candle and read the following)</text:span> Teach us to distinguish between the commonplace and the holy: teach us to delight in sacred and ordinary, in rest and creation. </text:p>
          </table:table-cell>
          <table:table-cell table:style-name="Table5.B2" office:value-type="string">
            <text:p text:style-name="P8"><text:span text:style-name="T40">(</text:span><text:span text:style-name="T39">עַל יַיִן</text:span><text:span text:style-name="T40">) </text:span><text:span text:style-name="T39">בַּרוּךְ אַתָּה </text:span><text:span text:style-name="T40">, </text:span><text:span text:style-name="T39">בּוֹרֵא פְּרִי הַגָּפֶן</text:span><text:span text:style-name="T40">.</text:span></text:p>
            <text:p text:style-name="P8"><text:span text:style-name="T40">(</text:span><text:span text:style-name="T39">עַל בְשָׂמִם</text:span><text:span text:style-name="T40">) </text:span><text:span text:style-name="T39">בַּרוּךְ אַתָּה </text:span><text:span text:style-name="T40">, </text:span><text:span text:style-name="T39">בּוֹרֵא מִינֵי בְשָׂמִם</text:span><text:span text:style-name="T40">.</text:span></text:p>
            <text:p text:style-name="P8"><text:span text:style-name="T40">(</text:span><text:span text:style-name="T39">עַל הָאֵשׁ</text:span><text:span text:style-name="T40">) </text:span><text:span text:style-name="T39">בַּרוּךְ אַתָּה </text:span><text:span text:style-name="T40">, </text:span><text:span text:style-name="T39">בּוֹרֵא מְאוֹרֵי הָאֵשׁ</text:span><text:span text:style-name="T40">.</text:span></text:p>
            <text:p text:style-name="P8"><text:span text:style-name="T39">בָּרוּךְ אַתָּה </text:span><text:span text:style-name="T40">, </text:span><text:span text:style-name="T39">הַמַּבְדִיל בֵּין קֹדֵשׁ לְחוֹל</text:span><text:span text:style-name="T40">, </text:span><text:span text:style-name="T39">בֵּין אוֹר לְחֹשֶׁךְ</text:span><text:span text:style-name="T40">, </text:span><text:span text:style-name="T39">בֵּין יִשְׂרָאֵל לָעַמִּים בֵּין יוֹם הַשְׁבִיעִי לְשֶׁשֶׁת יְמֵי הַמַּעֲשֶׂה</text:span><text:span text:style-name="T40">. </text:span><text:span text:style-name="T39">בָּרוּךְ אַתָּה יְיָ אֱלֹהִים הַמַּבְדִיל בֵּין קֹדֵשׁ לְחוֹל</text:span><text:span text:style-name="T40">.</text:span></text:p>
            <text:h text:style-name="P93" text:outline-level="2"><text:s/></text:h>
          </table:table-cell>
        </table:table-row>
      </table:table>
      <text:p text:style-name="P42">(Note: Some of the great things about this prayer is that once you remove the whole king of the universe thing the first three blessings are thanksgiving and prayer too yeast and fruit trees. Similarly we too are blessed for being similar to the divine by distinguishing between the sacred and the divine.)</text:p>
      <text:h text:style-name="P81" text:outline-level="1"><text:bookmark text:name="_Toc426624412"/>For Festivals</text:h>
      <text:h text:style-name="P87" text:outline-level="2">Pesach</text:h>
      <text:p text:style-name="P19">When the opportunity to follow the divine comes, as it did for me and as it does for <text:span text:style-name="T5">everyone of us in our generation</text:span>, when the opportunity comes, there may be no time to cook dinner, no grantee of safety, no way of knowing how far there is to go or how to get there. We are children of ones who followed the call. I am here, doing this to celebrate what following the divine has done for me. <text:span text:style-name="T5">If you separate yourself </text:span>from the blessings of community <text:span text:style-name="T5">you will be cut </text:span>off from the connection to the spirit.</text:p>
      <text:p text:style-name="P19"/>
      <text:h text:style-name="P87" text:outline-level="2"><text:soft-page-break/>Sukkot</text:h>
      <text:p text:style-name="P19">Bless us who set our strength in you; set our hearts on pilgrimage. For we take awful refuge in the illusions of safety and control. We cling to blindness and refuse to see the dazzling beauties before us. We forget and seek shelter in the walls of flimsy houses. We are nearsighted and seek prosperity from the work of our hands. We think we can secure happiness if only we manage well. We are sheltered in peace. We are rich in the perfusion of life, the bounties of the earth. We find joy keeping this festive day. In all that works for our blessing we behold divine love. Let us trust in your kindness and delight in your works. Thank you for good order, which brings ripeness to fruit and joy to the heart that follows it.</text:p>
      <text:p text:style-name="P41"><text:span text:style-name="T12">(Sources: Psalm 89:15, Alcoholics Anonymous page 61, </text:span><text:span text:style-name="T17">http://keshernet.com/_kd/Items/actions.cfm?action=Show&amp;item_id=278&amp;destination=ShowItem</text:span><text:span text:style-name="T12">)</text:span></text:p>
      <text:h text:style-name="P87" text:outline-level="2">LGBT Pride Celebration</text:h>
      <text:p text:style-name="P19"><text:span text:style-name="T34">Those who were oppressed have brought forth a message of celebration, acceptance, and healing. Thank you for helping me. Thank you for thinking I am sexy and telling me so. Thank you for giving me a chance to be useful. Thank you for teaching me that sex and desire are a </text:span>good gift to all persons<text:span text:style-name="T34">. Helping to correct for the shaming view that I so often hear and tell; and that rots me from the insides.</text:span> </text:p>
      <text:p text:style-name="P41">(Author: Chaim Finkelman Category: T)</text:p>
      <text:h text:style-name="P87" text:outline-level="2">Thanksgiving</text:h>
      <text:p text:style-name="P19">This is a festival to celebrate our joys and give thanks for them. We are blessed with food and with freedom. We live in peace and prosperity made possible by the stability, infrastructure, and protection given by our government. People far off and near by work long hours for my joy and comfort. We eat grapes from vines we did not plant. We are given gifts for which we have not worked. And we hardly notice.</text:p>
      <text:p text:style-name="P19">In all that works for our blessing we behold divine love.</text:p>
      <text:p text:style-name="P19">Bless those who give to us.</text:p>
      <text:p text:style-name="P41"><text:s/><text:span text:style-name="T34">(Authors Note: I think about the museum Hitler wanted built of the Jews after he killed us all. Is that what we are doing with the peoples exterminated in North America? This tinges an other wise great holiday for me. The Native Americans gave the pilgrims food, allowing the pilgrims to survive, and hastening the genocide of there own people. Our celebration of their gift is weird. As Mom say's "no good deed goes unpunished.")</text:span></text:p>
      <text:h text:style-name="P87" text:outline-level="2">Hanukkah</text:h>
      <text:p text:style-name="P30">Blessed are You, <text:span text:style-name="T60">for</text:span> allowing me to rejoice on this day of Hanukkah, the holiday of our liberation, the holiday of our return to the way of our fathers. Blessed are You, <text:span text:style-name="T60">for</text:span> allowing me to light these candles. May you allow me to share the light the Hanukkah candles many times in our homeland, Jerusalem, with my family and friends.</text:p>
      <text:p text:style-name="P53">(Author: Natan Sharansky "Fear No Evil")</text:p>
      <text:h text:style-name="P87" text:outline-level="2"><text:soft-page-break/>Christmas</text:h>
      <text:p text:style-name="P19">With every new baby, with the inspiration for every new salvation, let us set aside our daily concerns to celebrate the birth of hope. Let us make the most of the joys of children and family.</text:p>
      <text:p text:style-name="P30">Christmas is here because it is unavoidable. Many people complain that Christmas has lost its true meaning. I think it is about the birth of hope. Knowing that hope will be crushed and born again, the beginning of a new hope is still wonderful. It is a celebration of children and community. It is the story of how a helpless baby, born in unfortunate circumstances, a long time ago, could be of such importance even today. It is also one of the few days that almost all other activity stops.</text:p>
      <text:h text:style-name="P87" text:outline-level="2">*New Years</text:h>
      <text:h text:style-name="P81" text:outline-level="1"><text:bookmark text:name="_Toc426624413"/>Prayers for Occasions</text:h>
      <text:h text:style-name="P87" text:outline-level="2">On dancing</text:h>
      <text:p text:style-name="P19">Clap your hands all you peoples; shout to god with loud songs of joy,</text:p>
      <text:p text:style-name="P53">(Note: Psalm 47:1 Category: D)</text:p>
      <text:h text:style-name="P87" text:outline-level="2">On waking</text:h>
      <text:p text:style-name="P19">There is a time to rest and a time to wake. Now is the time to wake. Welcome new day, magnificent gift for me. Thank you once again for placing my soul within me, great is your faith in me. Thank you for my life this morning; for sleep that has refreshed me; and a new beginning.</text:p>
      <text:p text:style-name="P53"><text:span text:style-name="T12">(Note: </text:span><text:span text:style-name="T17">www.circleofprayer.com/morning.html</text:span><text:span text:style-name="T12"> Category: T)</text:span></text:p>
      <text:p text:style-name="P19">How can I be most of service, fulfill my mission in life, with great joy.</text:p>
      <text:p text:style-name="P53">(Dan S. Category:PR)</text:p>
      <text:h text:style-name="P87" text:outline-level="2">On going to the bathroom</text:h>
      <text:p text:style-name="P19">Blessed are you who formed me with wisdom and created within me many openings and many organs. If certain of them were open that should be blocked or blocked that should be open it would be impossible to <text:span text:style-name="T5">stand before You</text:span>. Blessed are you, who crates all flesh <text:span text:style-name="T5">to act wondrously</text:span>.</text:p>
      <text:p text:style-name="P53">(Note: From Jewish Prayers. See Brachot. Category: AT)</text:p>
      <text:h text:style-name="P87" text:outline-level="2">On washing</text:h>
      <text:p text:style-name="P19">Create in me a clean heart and put a right spirit within me.</text:p>
      <text:p text:style-name="P53">(Note: Psalm 51:10 Category: P)</text:p>
      <text:h text:style-name="P87" text:outline-level="2">On putting on clothes</text:h>
      <text:p text:style-name="P19">...Clothe me with compassion, kindness, humility, meekness and patience.</text:p>
      <text:p text:style-name="P53">(Note: Collisions 3:12 Category: PR)</text:p>
      <text:h text:style-name="P87" text:outline-level="2"><text:soft-page-break/>On taking cloths off</text:h>
      <text:p text:style-name="P19">Our sins and faults are many, strip us of them like a garment.</text:p>
      <text:p text:style-name="Endnote"><text:span text:style-name="T114">(</text:span>Sumerian prayer dating to about 2000 B.C.E.<text:span text:style-name="T114">)</text:span></text:p>
      <text:p text:style-name="P19">Naked I came into the world, naked shall I leave; God gives, and God takes away; blessed be the name of God.</text:p>
      <text:p text:style-name="P53"><text:span text:style-name="T12">(Note: From an article titled </text:span><text:span text:style-name="T16">Turning Life to Prayer</text:span><text:span text:style-name="T12"> Published in the Marston Times, March 2002 Edited by Jan Sanders </text:span><text:span text:style-name="T17">w</text:span><text:span text:style-name="T32">ww.stnicsmarston.freeserve.co.uk/pages/frontpages/allprayer.html Cate</text:span><text:span text:style-name="T12">gory: DA)</text:span></text:p>
      <text:h text:style-name="P87" text:outline-level="2">On opening the door or window</text:h>
      <text:p text:style-name="P19">Light of the world, come into my home and my life today.</text:p>
      <text:p text:style-name="P53"><text:span text:style-name="T12">(Note: From an article titled </text:span><text:span text:style-name="T16">Turning Life to Prayer</text:span><text:span text:style-name="T12"> Published in the Marston Times, March 2002 Edited by Jan Sanders </text:span><text:span text:style-name="T17">www.stnicsmarston.freeserve.co.uk/pages/frontpages/allprayer.html</text:span><text:span text:style-name="T12"> Category: DA)</text:span></text:p>
      <text:h text:style-name="P87" text:outline-level="2">On <text:span text:style-name="T61">traveling</text:span></text:h>
      <text:p text:style-name="P19">Please rescue me from the hand of every foe, from every hazard along the way. Guide my footsteps in gladness, and lead me to peace in my destination. May you send blessing in my doings. Grant grace, kindness, and mercy in your eyes and in the eyes of all who see me. Blessed are you, who hear prayer.</text:p>
      <text:p text:style-name="P53">(Note: From Jewish Prayers. See Brachot. Category: PR)</text:p>
      <text:h text:style-name="P87" text:outline-level="2">On obstruction, waiting, irritation and noise</text:h>
      <text:p text:style-name="P19">Bells of mindfulness all. This ringing bell is calling out to me "Stop! Stop your conversation. Stop what you are doing. Bring awareness to your breathing. Release tension and return." This is a wonderful bell of mindfulness for me because...</text:p>
      <text:p text:style-name="P53"><text:span text:style-name="T12">(See: Gifts of the universe improve game. See also: Thanking God for the bad things too. </text:span><text:span text:style-name="T16">All things dull and ugly</text:span><text:span text:style-name="T12">. </text:span><text:span text:style-name="T17">http://www.plumvillage.org/practice/bellOfMindfulness.htm</text:span><text:span text:style-name="T12"> Author: Chaim Finkelman Category: DT)</text:span></text:p>
      <text:p text:style-name="P19">Please help me forgive those who sin differently than me.</text:p>
      <text:p text:style-name="P53">(Author anonymous)</text:p>
      <text:h text:style-name="P87" text:outline-level="2">On hearing a siren or crying</text:h>
      <text:p text:style-name="P19">…they cried, and their cries rose up to God… and God remembered them. Bless those that cry today. Shower them with compassion.</text:p>
      <text:h text:style-name="P87" text:outline-level="2">On seeing or hearing an ambulance</text:h>
      <text:p text:style-name="P19">Oh Shit, someone is having a bad day. May the fierce, screaming, maternal love of our community come to all <text:span text:style-name="T116">in</text:span> need. Please protect our messengers on their way. Thank you that I do not need an ambulance now. Blessed are you, who sustain the living, support the fallen, heal the sick, and keep faith with those who sleep in the dust.</text:p>
      <text:p text:style-name="P53">(Author: Chaim Notes: In this prayer I tried to put into words thoughts I had long before I started to write this book. Category: TPI)</text:p>
      <text:h text:style-name="P87" text:outline-level="2"><text:soft-page-break/>On entering a house of prayer (Your House)</text:h>
      <text:p text:style-name="P19">God In the abundance of your kindness I come into your house. I love the places where your glory dwells. As for me, I will prostrate before you. I will worship. May my prayer to you be acceptable. In the abundance of your love, please answer me in the truth of your salvation.</text:p>
      <text:p text:style-name="P53">(Adapted from Traditional Jewish Prayer. Category: AP)</text:p>
      <text:p text:style-name="P52">Thank you for giving me shelter, keeping my things safe, giving me a place to meet with those who I am close to, a place to be myself <text:span text:style-name="T117">undisturbed.</text:span> Thank you.</text:p>
      <text:p text:style-name="P66">(Source: The Life-Changing Magic of Tidying Up by Marie Kondo)</text:p>
      <text:h text:style-name="P89" text:outline-level="2">On Discarding or Throwing Things Away</text:h>
      <text:p text:style-name="P33">Thank you for all you have done for me. Thank you for bringing ______ <text:s/>or allowing me to ______. You have served you purpose for me.</text:p>
      <text:p text:style-name="P65">(Source: The Life-Changing Magic of Tidying Up by Marie Kondo)</text:p>
      <text:h text:style-name="P87" text:outline-level="2">On Meeting for Worship</text:h>
      <text:p text:style-name="P30">Look about; see the faces of those we know and love, <text:span text:style-name="T61">neighbors</text:span> and friends, sisters and brothers a community of kindred spirits. Look about and see the faces of those we hardly know Strangers, sojourners, forgotten Friends. Toss out our assumptions, look about and see those misunderstood, judged and judging, fierce, proud and brave. Look about and see those who need an outstretched hand and see those offering. Let us confess our <text:span text:style-name="T5">sins,</text:span> failings, our fears, our hopes, and courage, our wants, together to enter into the presence. Look about and see all the images of God assembled here. In me, in you, in each of us, God's spirit shines for all to see. People of God, <text:span text:style-name="T116">look and see</text:span>. </text:p>
      <text:p text:style-name="P53">(Source: Month of Sundays by Julie Mars)</text:p>
      <text:h text:style-name="P87" text:outline-level="2">*On Birth</text:h>
      <text:p text:style-name="P30">Let the safe loving places grow.</text:p>
      <text:p text:style-name="P53">(Author: Emily Thurston 2/4/07)</text:p>
      <text:h text:style-name="P87" text:outline-level="2">*On death</text:h>
      <text:p text:style-name="P30">Most of the cells, most of the DNA, in our body are not human. There are far more bacteria in our body than human cells. So, is the community that is my body any less alive when I am dead? I am a strange attractor in the chaos, a vortex in the stream. Like a sound wave carried in the medium I flow through. I am a meme that brings order and intention to the matter and life forms that are my body. Someday I will lose this form and become a new community. I am such a delicate and robust process. With the friends, <text:soft-page-break/>the community that makes up the me that we are.</text:p>
      <text:p text:style-name="P30">Death interrupts us. You, bound up within our lives are gone. Our lives are torn and tattered.</text:p>
      <text:p text:style-name="P30">Those that were with us are gone. This life is done, whole and incomplete. There is no hope, no future. Our lives, we wove together are rent, broken, tattered complete. Words that should never be said, remain unsaid. Words that should have been said, remain unsaid. Deeds unfinished are now done, loose, and tattered ends forever. We are now lives with holes in them. Our love more poignant for being berefted of those we love. We remain now forever incomplete and unfinished.</text:p>
      <text:p text:style-name="P19">We are not the first nor last to pass through this moment.</text:p>
      <text:p text:style-name="P19">Comfort lies not in forgetting the happy past. Our grief is bound up with our love and we could not cease to mourn without being robbed of our affections.</text:p>
      <text:p text:style-name="P41">*(Phillips Brooks)</text:p>
      <text:h text:style-name="P87" text:outline-level="2">On entering anatomy class</text:h>
      <text:p text:style-name="P19">Blessed are you who formed us with wisdom. Blessed are you who created within us many openings and cavities, organs and senses. Thank you for letting me learn about the awesome, wondrous, elegant delicate, robustness of your creation; Expressed in my body!</text:p>
      <text:p text:style-name="P19">Who is like you doer of mighty acts, Master craftsman of human anatomy?</text:p>
      <text:p text:style-name="P53">(Author: Chaim Finkelman. Category: ATP)</text:p>
      <text:h text:style-name="P87" text:outline-level="2">On entering math class</text:h>
      <text:p text:style-name="P19">We look on your workings and grow in knowledge of you and them. With the thoughts in our heads, the fruits of our imagination, we are carried beyond wall and across the boundaries of time and space. We look on the stars of our heavens and know their distance and size and the order of their moving. Still we <text:span text:style-name="T116">can </text:span>count them all the days of all our lives and never know their end. We look with our mind where our eyes cannot see. We study carefully, look as deeply as we can, and learn more about the awesome expanse of creation.</text:p>
      <text:p text:style-name="P53">(Author: Chaim Finkelman Note: I stole some language from Aliza Lavie's introduction to her book <text:span text:style-name="T5">A Jewish Woman's Prayer Book</text:span>. Category: ATP)</text:p>
      <text:h text:style-name="P87" text:outline-level="2">On entering anthropology class</text:h>
      <text:p text:style-name="P19"><text:span text:style-name="T34">There are so many wonderful and varied (myths, art, technology, kinship systems, rituals, taboos etc) ways to be human. </text:span>E<text:span text:style-name="T34">ach is blessed with it's own understanding and celebration of humanity. </text:span>The heart opens to the human chant of being.<text:span text:style-name="T41">1</text:span> </text:p>
      <text:p text:style-name="P41">*(Author: Chaim Finkelman 1 is from "The Autobiography of a guru" by Category: DT) </text:p>
      <text:h text:style-name="P87" text:outline-level="2"><text:soft-page-break/>After Learning</text:h>
      <text:p text:style-name="P19">Thank you that we are all perfectly imperfect - that we can learn and improve - and are perfect as we are. Thank you.</text:p>
      <text:p text:style-name="P53">(Note: Temple Israel Sisterhood Category: DT)</text:p>
      <text:h text:style-name="P87" text:outline-level="2">On seeing advertising</text:h>
      <text:p text:style-name="P19">Do not trust the proud, do not turn aside for false gods, seek after the truth. She is a tree of life to those who embrace her; those who lay hold of her are blessed.</text:p>
      <text:p text:style-name="P53">(Source: Psalm 84:5, Psalm 40:4, Psalm 89:15 Category: DT)</text:p>
      <text:h text:style-name="P87" text:outline-level="2">On wanting</text:h>
      <text:p text:style-name="P19">Please give me _____ and if that is not your will please let me be happy joyous and free without it.</text:p>
      <text:p text:style-name="P53">(Author: Chaim Finkelman Category: P)</text:p>
      <text:p text:style-name="P19">Let our herds be so numerous that they cannot be housed. Let our children be so abound that the care of them shell over come their parents. Let our heads ever strike against innumerable brass pots hanging from our roofs. Let the rats form their nests of shreds of scarlet cloth and silk. We are ignorant of what it is good to ask for. You know what is good for us. Give it to us!"</text:p>
      <text:p text:style-name="P53">(Note: Khods of Orissa conclusion of a prayer to the Earth-goddess. Found in Edward B. Tylor's <text:span text:style-name="T5">Religion in Primitive Culture</text:span> Page 455 His citations Macpherson, 'India' pp110,128. See also Hunter 'Rural Bengal' p182 Santsals)</text:p>
      <text:h text:style-name="P87" text:outline-level="2">On obsessing</text:h>
      <text:p text:style-name="P19">I care about this (person) situation because...</text:p>
      <text:p text:style-name="P19">There is nothing I can do about this situation right now because...</text:p>
      <text:p text:style-name="P19">I am leaving ... in your care because there is nothing I can do for them now.</text:p>
      <text:p text:style-name="P19">Please relieve me of this obsession until such time as there is something for me to do about it.</text:p>
      <text:p text:style-name="P53">(Author: Chaim Category: PI)</text:p>
      <text:h text:style-name="P87" text:outline-level="2">On hearing bad news</text:h>
      <text:p text:style-name="P19">Blessed are you, the true judge.</text:p>
      <text:p text:style-name="Endnote">(Note: From Jewish Prayers. See Brachot. Category: AT)</text:p>
      <text:p text:style-name="P19">Let me love truth.</text:p>
      <text:p text:style-name="P53">(I missunderstood someone to say this. Catagory: P)</text:p>
      <text:h text:style-name="P87" text:outline-level="2">On Distress</text:h>
      <text:h text:style-name="P95" text:outline-level="3">On seeing abuse or neglect</text:h>
      <text:p text:style-name="P19">God You watching right?!</text:p>
      <text:p text:style-name="P53">(Note Author: Chaim Category: I)</text:p>
      <text:h text:style-name="P95" text:outline-level="3"><text:bookmark text:name="_On_negative_self-talk"/><text:soft-page-break/>On negative self-talk</text:h>
      <text:p text:style-name="P19">Please give me the strength and courage to love and accept myself exactly the way I am right now. Please let me see with the eyes of the divine, with the eyes of love. Let me see myself, the way I really am, no matter how beautiful. Please restore me to sanity and if that is not your will please let me be happy joyous and free without it.</text:p>
      <text:p text:style-name="P41"><text:s/><text:span text:style-name="T34">(1. Author: Ray's Sponsor 2. Unknown author See Hard truths: In the eyes of love everything is very beautiful and many things are very sad. 3. Author: Chaim Category: PRD)</text:span></text:p>
      <text:p text:style-name="P19">When <text:span text:style-name="T5">you</text:span> gonna love <text:span text:style-name="T5">you</text:span> as much as <text:span text:style-name="T5">I</text:span> do<text:span text:style-name="T5">?</text:span></text:p>
      <text:p text:style-name="P41">(Author: Tori Amos Category: D)</text:p>
      <text:h text:style-name="P87" text:outline-level="2">Rx On Carrying Resentment, Angry, Hurtful, Or Antagonist Feelings:</text:h>
      <text:p text:style-name="P19">Bring them to mind vividly, imaging them as if present. Contemplating that she also has hopes and dreams, feels joy when things go well and sadness when they do not. In this, there is no difference between you. Just like you, this person wishes for happiness and does not want suffering.</text:p>
      <text:p text:style-name="P19">Recognizing this shared fundamental aspiration, try to feel connected with the person and cultivate the wish that she achieve happiness. It may be helpful if you silently repeat the wish in words, something like "May you be <text:span text:style-name="T5">free</text:span> of suffering and its causes. May you attain happiness and peace. May you feel meaning in your life." Then rest your mind in this state of compassion.</text:p>
      <text:p text:style-name="P30">(Source: Beyond Religion: Ethics for a Whole World by The Dalai Lama)</text:p>
      <text:p text:style-name="P19">May _____ be blessed with ... [List three things you want for yourself. Pray for each person to get what you want. It does not have to make sense. You don't have to agree with the things you are saying. Try this for the next 30 days and see how your feelings change.]</text:p>
      <text:p text:style-name="P19">1. _______________________________________________________</text:p>
      <text:p text:style-name="P19">2. _______________________________________________________</text:p>
      <text:p text:style-name="P19">3. _______________________________________________________</text:p>
      <text:p text:style-name="P42">(From sayings I have heard often but can find no source for. Note: One of the most powerful prayers I know is "May that asshole be blessed with peace and joy..." The important thing about prayer is not whether it affects the out side world but how it changes the person praying. Category: IR )</text:p>
      <text:h text:style-name="P87" text:outline-level="2">On Anger, Fear, Violent thoughts</text:h>
      <text:p text:style-name="P19">How much violence is there in my life? There is no violence in my life. All the violence in my life I bring to it. Why am I attracted to violence?</text:p>
      <text:p text:style-name="P53">(Author: Chaim Finkelman Category: D)</text:p>
      <text:h text:style-name="P87" text:outline-level="2">On being judgemental, racist, sexist, etc…</text:h>
      <text:p text:style-name="P19">He is handsome and dignified. She is profound and insightful. You are a wonderful manifestation of the divine. They are generous hearts <text:soft-page-break/>contributing to the kind of world I am happy to live in. They are generous hearts contributing<text:span text:style-name="T91"> to </text:span><text:span text:style-name="T92">my life.</text:span><text:span text:style-name="T73">1</text:span></text:p>
      <text:p text:style-name="P53"><text:span text:style-name="T12">(Author: Chaim Finkelman Category: 1.Myan </text:span><text:span text:style-name="T17">http://longestshortesttime.com/podcast-60-accidental-gay-parents/comment-page-6/#comments</text:span><text:span text:style-name="T12"> DR)</text:span></text:p>
      <text:h text:style-name="P87" text:outline-level="2">On feeling awesome power</text:h>
      <text:p text:style-name="P19">Blessed are you, maker of the works of creation your strength and power fill the universe.</text:p>
      <text:p text:style-name="P53">(Note: From Jewish Prayers. See Brachot. Recommended for lightning, thunder, earthquakes Category: AT)</text:p>
      <text:h text:style-name="P87" text:outline-level="2">On seeing beauty</text:h>
      <text:p text:style-name="P19">Blessed are you creator of ______. Blessed are you who delights my eye.</text:p>
      <text:p text:style-name="P53">(Note: From Jewish Prayers. See Brachot. Category: AT)</text:p>
      <text:h text:style-name="P87" text:outline-level="2">On a Date</text:h>
      <text:p text:style-name="P19">(Before date) Make of my lust, my desire for affection and love a force for good. May I share abundantly in the joys of companionship and flesh. May I be a blessing of comfort, joy, and good for ______. Guide my blinded intent away from anything that may hurt us.</text:p>
      <text:p text:style-name="P19">(On date) May this time be a blessing of joy, comfort, companionship, and good for us.</text:p>
      <text:p text:style-name="P53">(Composer: Chaim Finkelman Category: PI)</text:p>
      <text:p text:style-name="P19">God of ecstasy, guide us in the proper use of this relationship of power and joy, may we be a blessing.</text:p>
      <text:p text:style-name="P53">(From: A BOOK OF PAGAN PRAYER by Ceisiwr Serith Prayer for Alcohol. Page 198)</text:p>
      <text:p text:style-name="P19">Come home to your body, to the way of your nature, to the desires that call, these are your paths to wholeness.</text:p>
      <text:p text:style-name="P53"><text:span text:style-name="T34">(Source: "Making Room for Roy: A Survivor's Journey to Wholeness"</text:span> <text:span text:style-name="T34">by John Ward in the book "Male Lust")</text:span></text:p>
      <text:p text:style-name="P19">Sexuality is God’s good gift to all persons. I am responsible for stewardship of this sacred gift. I reject all that damage the humanity given us as birthright, and I affirm that enhances that same humanity.</text:p>
      <text:p text:style-name="P53"><text:span text:style-name="T62">(Source: </text:span>United Methodist Member's Handbook <text:span text:style-name="T62">by </text:span>George Koehler<text:span text:style-name="T62">)</text:span></text:p>
      <text:h text:style-name="P85" text:outline-level="2">On Sex</text:h>
      <text:p text:style-name="P73">Our lives are lovely gifts. Our bodies are lovely gifts. Our desires are lovely gifts. Let our sharing be <text:span text:style-name="T99">a celebration of </text:span>lovely gifts.</text:p>
      <text:p text:style-name="P64">(Source: Chaim Finkelman)</text:p>
      <text:p text:style-name="P51">If you be my prayerbook, let us pray.</text:p>
      <text:p text:style-name="Endnote">(Source: That Was Your Mother by Paul Simon) </text:p>
      <text:h text:style-name="P85" text:outline-level="2">On Masturbation</text:h>
      <text:p text:style-name="P73"><text:span text:style-name="T115">My life a</text:span> lovely gift, <text:span text:style-name="T115">my</text:span> bod<text:span text:style-name="T115">y</text:span> <text:span text:style-name="T115">a </text:span>lovely gift, <text:span text:style-name="T115">my</text:span> desires <text:span text:style-name="T115">a</text:span> lovely gift. Let <text:soft-page-break/><text:span text:style-name="T115">this </text:span>be <text:span text:style-name="T99">a celebration these </text:span>lovely gifts.</text:p>
      <text:p text:style-name="P74">(Source: Chaim Finkelman)</text:p>
      <text:h text:style-name="P87" text:outline-level="2">Prayers as Greeting, Walking and Greeting Meditations, Prayers on sex</text:h>
      <text:p text:style-name="P19">May the sunlight of the spirit shine on you.</text:p>
      <text:p text:style-name="P53">(Greeting by David Tchack IR)</text:p>
      <text:p text:style-name="P19">May our mouths be filled with laughter and our tongues with shouts of joy.</text:p>
      <text:p text:style-name="P53">(Note: Psalm 126:2 See Ashly brilliants 'love is like a garden, I don't mind watering with a few tears' see Dar Williams "by way of sorrow" Category P)</text:p>
      <text:h text:style-name="P95" text:outline-level="3">Priestly Blessing</text:h>
      <text:p text:style-name="P19">May God bless you and keep you; May God smile upon you and be gracious to you; May God give you peace.</text:p>
      <text:p text:style-name="P53">(Numbers 6:24-26 Category: I)</text:p>
      <text:h text:style-name="P95" text:outline-level="3"><text:bookmark text:name="_For_the_President"/>or prayer for the President</text:h>
      <text:p text:style-name="P19">May the blessing of God rest upon you. May divine peace abide with you. May the divine presence illuminate your heart.</text:p>
      <text:p text:style-name="P53">(Note: Sufi Blessing Category: PI)</text:p>
      <text:p text:style-name="P19">May my love adorn you.</text:p>
      <text:p text:style-name="P53"><text:span text:style-name="T12">(Adapted form </text:span><text:span text:style-name="T17">http://www.emale.org/mm9.html</text:span><text:span text:style-name="T12"> P)</text:span></text:p>
      <text:p text:style-name="P19">I see you now an illustration of the divine. How long till I will welcome the divine in you?</text:p>
      <text:p text:style-name="P53">(Note: Lying Awake by Mark Salzman Page 46-47 Category: P)</text:p>
      <text:p text:style-name="P19">You are unique, you are wonderful, I am privileged to meet you, I am growing to love you.</text:p>
      <text:p text:style-name="P53">(See: Grock Author: Chaim Finkelman and <text:span text:style-name="T5">The King and I</text:span>. Category: DA)</text:p>
      <text:p text:style-name="P19">As the Devine loves, let me love.</text:p>
      <text:p text:style-name="P53">(From <text:span text:style-name="T5">The Mark</text:span> by Tim LaHaye &amp; Jerry B Jenkins Category: R)</text:p>
      <text:p text:style-name="P19">Divine spark in me, Divine spark in you, we share the divine spark.</text:p>
      <text:p text:style-name="P19">Divine blessings in me, Divine blessings in you, we share blessings of the divine</text:p>
      <text:p text:style-name="P53">(Author: Chaim Category: D)</text:p>
      <text:p text:style-name="P19">May you live a happy, joyful life shared with people who treat you with love and respect.</text:p>
      <text:p text:style-name="P53">(From <text:span text:style-name="T5">Bruce Almighty</text:span> by Steve Koren &amp; Mark O'Keefe &amp; Steve Oedekerk Category: I)</text:p>
      <text:h text:style-name="P87" text:outline-level="2">Unity Prayer (on going to a death penalty vigil.)</text:h>
      <text:p text:style-name="P19">I put my hand in yours and together we can do what we could never do alone. No longer is there a sense of hopelessness. No longer must we each depend upon our own unsteady will power. We are all together now reaching out our hands for a power and strength, greater than ours. And, as <text:soft-page-break/>we join hands we find love and understanding beyond our wildest dreams.</text:p>
      <text:p text:style-name="P53">(Author: Rosanna of OA Category: D)</text:p>
      <text:h text:style-name="P87" text:outline-level="2">Prayers of repentance / penance</text:h>
      <text:p text:style-name="P19">Have mercy on me, a sinner.</text:p>
      <text:p text:style-name="P53">(Note: adapted from the Jesus Prayer Category: PR)</text:p>
      <text:h text:style-name="P79" text:outline-level="1"><text:bookmark text:name="_Toc426624414"/>Hymns of Praise and Thanksgiving</text:h>
      <text:h text:style-name="P87" text:outline-level="2">Mid Canyon Steep Brick and Stone</text:h>
      <text:p text:style-name="P19">Mid Canyon deep of brick and stone, where is your presence lord? How may your purposes being known in steel and painted board? Not, surely, through the marks of greed or monuments of strife, but through whatever serves our human needs, and dignifies our life.</text:p>
      <text:p text:style-name="P19">In honesty of work and plan is your own truth expressed; and harmony of birth and soil is your Grace made manifest. The leader with the social view, the worker's patient skill, speak eloquently, Lord, of you, whose purpose they fulfill.</text:p>
      <text:p text:style-name="P19">Shine forth within our cities, Lord, not just in field and would, till to our buildings are restored a sense of common good. May the embodiments of sin in which we work and well become true temples, Lord, where in your presence we may tell.</text:p>
      <text:p text:style-name="P53">(Source: Worship and Song of Friends Hymnal 288 Author: Frankie Greene Category: R)</text:p>
      <text:h text:style-name="P87" text:outline-level="2">Mid All the Traffic of the Ways</text:h>
      <text:p text:style-name="P19">Mid all the traffic of the ways, turmoils without, within, making my heart a quiet place, and come to dwell within; a little shrine of quietness, all sacred to thyself, where thou shall all my soul possessed, and I may find myself; a little shelter from life's stress, where I am a lay me prone, and bare my soul in loneliness, and no as I am known; a little place of mystic grace of self and sin swept bare, where I may look upon thy face, and talk with thee in prayer.</text:p>
      <text:p text:style-name="P53">(Source: Worship and Song of Friends Hymnal 142 Author: John Oxenham: P)</text:p>
      <text:h text:style-name="P87" text:outline-level="2">What Wondrous Love Is This</text:h>
      <text:p text:style-name="P19">What wondrous love is this, oh my soul, oh my soul! What wondrous love is this! Oh my soul! What wondrous love is this! They cause the Lord of the bliss, <text:span text:style-name="T5">to bear the dreadful curse</text:span> for my soul, for my soul! <text:span text:style-name="T5">To bear the dreadful curse</text:span> for my soul! When I was sinking down, sinking down, sinking down, when I was sinking down, sinking down, when I was sinking down beneath God's righteous frown, <text:span text:style-name="T5">Christ laid aside his crown</text:span> for my soul, for my soul! <text:span text:style-name="T5">Christ laid aside his crown</text:span> for my soul! To God and to the Lamb, I will sing, I will sing; to God <text:span text:style-name="T5">and to the Lamb</text:span> I will sing; to God and to the Lamb, who is the great I Am, while millions join the theme, I will sing, I will sing, while millions join the theme, I will sing. And when from death I'm free, I'll sing on, I'll sing on, and when from death I I'm free, I'll sing on, and when from death I'm free, of sing and joyful be, throughout eternity I'll sing on, I'll sing on throughout eternity I'll sing on.</text:p>
      <text:p text:style-name="P53"><text:soft-page-break/><text:span text:style-name="T12">(Note: </text:span><text:span text:style-name="T17">http://www.hymnwiki.org/What_Wondrous_Love_Is_This</text:span><text:span text:style-name="T12"> Source: Worship and Song of Friends Hymnal 184 Author: Alex Means: ADT)</text:span></text:p>
      <text:h text:style-name="P87" text:outline-level="2">This Is the Day</text:h>
      <text:p text:style-name="P19">This is the day of the Divine has made, glorious creation! This is the life of the Divine gave, glorious creation! This is the time to celebrate, glorious creation! Rejoice! Rejoice! Rejoice! Glorious creation!</text:p>
      <text:p text:style-name="P53">(Author: Chaim Finkelman Category: AD)</text:p>
      <text:h text:style-name="P87" text:outline-level="2">Amazing Grace</text:h>
      <text:p text:style-name="P19">Amazing Grace! How sweet the sound, that saved a wretch like me! I once was lost, but now I'm found, was blind, but now I see. Was Grace that taught my heart to fear, and grace my fears relieved; how precious did that grace appear to our I first believed. Through good and was Grace that brought me many dangers, toils, snares, I have already come; was Grace that brought me safe this far, and grace will lead me home.</text:p>
      <text:p text:style-name="P53">(Source: Worship and Song of Friends Hymnal 185 Author: John Newton: ADT)</text:p>
      <text:h text:style-name="P87" text:outline-level="2">Simple Gifts</text:h>
      <text:p text:style-name="P19">Tis the gift to be simple, tis the gift to be free, tis the gift to come down where we ought to be, and when we find ourselves in the place just right, it will be in the valley of love and a light. Tis the gift to be gentle, tis the gift to be fair, tis the gift to wake and brief the morning air. To walk every day in the path we choose. Tis the gift that we pray we never, never lose. Tis the gift to be knowing, tis the gift to be kind, tis the gift to wait to hear another's mind, that when we speak her feelings we might come out true, tis the gift for me and the gift for you. Tis the gift to be loving, tis the best gift of all, like the warm spring rain bringing beauty when it falls, and as we use this gift we might come to believe it is better to give than it is to receive.</text:p>
      <text:p text:style-name="P53">(Source: Worship and Song of Friends Hymnal 271 Author: American Shakers: DTR)</text:p>
      <text:h text:style-name="P87" text:outline-level="2">All Things Bright and Beautiful</text:h>
      <text:p text:style-name="P19">all things Bright and beautiful, all creatures great and small, all things wise and wonderful, and love God made them all.</text:p>
      <text:p text:style-name="P19">Each little flower that opens, each little bird that settings, God made their glowing colors, God made their tiny wings. The purple headed mountain, the river running by, the sunset, and the morning, that brightens up the sky, the cold wind in the winter, the pleasant summer sun, the right fruits in the garden, God made them every one.</text:p>
      <text:p text:style-name="P19">God gave us eyes to see them, and lips that we might tell how great is God who has made all things well.</text:p>
      <text:p text:style-name="P19">God made the world with wisdom, entrusted to our care, to cherish all of <text:soft-page-break/>them share Earth's wealth with people everywhere.</text:p>
      <text:p text:style-name="P53">(Source: Worship and Song of Friends Hymnal 1 Author: Cecil Frances Alexander, hymns for little children, 1848.)</text:p>
      <text:h text:style-name="P87" text:outline-level="2">I Am Willing</text:h>
      <text:p text:style-name="P30">I am open and I am willing</text:p>
      <text:p text:style-name="P30">To be broken of these chains that bind me</text:p>
      <text:p text:style-name="P30">So lift me up to the light of change</text:p>
      <text:p text:style-name="P19"><text:s/></text:p>
      <text:p text:style-name="P30">There is hurting in my family</text:p>
      <text:p text:style-name="P30">There is sorrow in my town</text:p>
      <text:p text:style-name="P30">There is panic in the nation</text:p>
      <text:p text:style-name="P30">There is wailing the whole world round</text:p>
      <text:p text:style-name="P19"><text:s/></text:p>
      <text:p text:style-name="P30">May the children see more clearly</text:p>
      <text:p text:style-name="P30">May the elders be more wise</text:p>
      <text:p text:style-name="P30">May the winds of change caress us</text:p>
      <text:p text:style-name="P30">Even though it burns our eyes</text:p>
      <text:p text:style-name="P19"><text:s/></text:p>
      <text:p text:style-name="P30">Give me a mighty oak to hold my confusion</text:p>
      <text:p text:style-name="P30">Give me a desert to hold my fears</text:p>
      <text:p text:style-name="P30">Give me a sunset to hold my wonder</text:p>
      <text:p text:style-name="P30">Give me an ocean to hold my tears</text:p>
      <text:p text:style-name="P53">(A variation on Holly Near / © Hereford Music original chorus: "I am open and I am willing To be hopeless would seem so strange It dishonours those who go before us So lift me up to the light of change")</text:p>
      <text:p text:style-name="P20">Dear friends, dear friends!</text:p>
      <text:p text:style-name="P20">Let me tell you how I feel,</text:p>
      <text:p text:style-name="P20">You have given me such treasures, I love you so.</text:p>
      <text:p text:style-name="P53"><text:span text:style-name="T12">(Source: Sufi dance introduced to me by Human Awareness Institute text frond at </text:span><text:span text:style-name="T17">http://www.willowbranch.org/songs</text:span><text:span text:style-name="T12">)</text:span></text:p>
      <table:table table:name="Table6" table:style-name="Table6">
        <table:table-column table:style-name="Table6.A" table:number-columns-repeated="2"/>
        <table:table-row>
          <table:table-cell table:style-name="Table6.A1" table:number-columns-spanned="2" office:value-type="string">
            <text:p text:style-name="P14"><text:span text:style-name="Emphasis"><text:span text:style-name="T63">יוֹם זֶה לְיִשְׂרָאֵל</text:span></text:span></text:p>
          </table:table-cell>
          <table:covered-table-cell/>
        </table:table-row>
        <table:table-row>
          <table:table-cell table:style-name="Table6.A2" office:value-type="string">
            <text:p text:style-name="P4">This day for Israel is light and gladness a Sabbath of rest</text:p>
          </table:table-cell>
          <table:table-cell table:style-name="Table6.B2" office:value-type="string">
            <text:p text:style-name="P14"><text:span text:style-name="Emphasis"><text:span text:style-name="T64">יוֹם זֶה לְיִשְׂרָאֵל</text:span></text:span><text:span text:style-name="T17"> </text:span><text:span text:style-name="T25">אוֹרָהּ </text:span><text:span text:style-name="Emphasis"><text:span text:style-name="T64">וְשִׂמְחָה</text:span></text:span><text:span text:style-name="T33">: </text:span><text:span text:style-name="Emphasis"><text:span text:style-name="T64">שַׁבַּת מְנוּחָה</text:span></text:span><text:span text:style-name="Emphasis"><text:span text:style-name="T65">.</text:span></text:span></text:p>
          </table:table-cell>
        </table:table-row>
      </table:table>
      <text:p text:style-name="P19"><text:s/></text:p>
      <text:h text:style-name="P79" text:outline-level="1"><text:bookmark text:name="_Toc426624415"/>Queries</text:h>
      <text:h text:style-name="P87" text:outline-level="2">On Worship / On reviewing the day</text:h>
      <text:p text:style-name="P19">What did you do during worship today?</text:p>
      <text:p text:style-name="P19">How was your meeting for worship? Why?</text:p>
      <text:p text:style-name="P19">What did you think of the messages in worship?</text:p>
      <text:p text:style-name="P19">Did you experience the presence of the divine? How did you know?</text:p>
      <text:p text:style-name="P19">Did you yield to the leading of the spirit during meeting for worship? Why?</text:p>
      <text:p text:style-name="P53">(Created by the Teen Affiliated Group at Strawberry Creek Meeting.)</text:p>
      <text:h text:style-name="P87" text:outline-level="2">On Reviewing the Month.</text:h>
      <text:p text:style-name="P19">How did the leading of the spirit fair with you this month?</text:p>
      <text:p text:style-name="P30">(Adapted form questions use to write the state of the meeting report.)</text:p>
      <text:p text:style-name="P19">How am I doing at being the person I really want to be?</text:p>
      <text:p text:style-name="P53">(Author: Barbara Graves)</text:p>
      <text:h text:style-name="P87" text:outline-level="2">*On Speaking</text:h>
      <text:p text:style-name="P19">Is it kind? Is it true? Is it helpful?</text:p>
      <text:p text:style-name="Endnote">(Stolen from the Buddhist tradition. Sometimes one of them is replaced with "Is it necessary?")</text:p>
      <text:p text:style-name="P19">Listen without interruptions</text:p>
      <text:p text:style-name="P23">Look to affirm good points </text:p>
      <text:p text:style-name="P23"><text:span text:style-name="T90">R</text:span>efrain from put downs</text:p>
      <text:p text:style-name="P19">Do not speak too long or too often</text:p>
      <text:p text:style-name="P19">Focus on the here and now</text:p>
      <text:p text:style-name="P19">Focus on the topic at hand</text:p>
      <text:p text:style-name="P19">Refrain from side conversations</text:p>
      <text:p text:style-name="P19">Speak only for yourself and Volunteer only yourself</text:p>
      <text:p text:style-name="P19">Right to Pass vs. Mutuality</text:p>
      <text:p text:style-name="P19">Observe confidentiality</text:p>
      <text:p text:style-name="P27">Speak what you want to share</text:p>
      <text:p text:style-name="P27">Tell on yourself</text:p>
      <text:p text:style-name="P53">(From the Alternatives to violence project)</text:p>
      <text:h text:style-name="P87" text:outline-level="2">On taking action</text:h>
      <text:p text:style-name="P30">Would you want someone who loves you see you do this?</text:p>
      <text:h text:style-name="P87" text:outline-level="2">On sex</text:h>
      <text:p text:style-name="P19">How was I sexual today? How was that sacred today?</text:p>
      <text:p text:style-name="P19"><text:s/></text:p>
      <text:h text:style-name="P79" text:outline-level="1"><text:bookmark text:name="_Toc426624416"/>*Meditations</text:h>
      <text:p text:style-name="P19">Let us take heed to ourselves and be vigilant Brothers for who will give us back the present moment if we waste it?</text:p>
      <text:p text:style-name="P53"><text:span text:style-name="T66">(Source: </text:span>Dorotheus of Gaza<text:span text:style-name="T66">)</text:span></text:p>
      <text:p text:style-name="P49">Death is certain its hour uncertain; How do maximize my joy and meaning for the remainder of my life?</text:p>
      <text:p text:style-name="P57">(Sources: Latin phrase, Chaim Finkelman Category: DQ)</text:p>
      <text:p text:style-name="P19">Welcome divine moment.</text:p>
      <text:p text:style-name="P53">(Author: Chaim Finkelman)</text:p>
      <text:p text:style-name="P19">There is no better way to show one's gratefulness to the Divine than to be quietly happy.</text:p>
      <text:p text:style-name="P53"><text:span text:style-name="T12">(Note: </text:span><text:span text:style-name="T17">www.satjanas.de</text:span><text:span text:style-name="T12"> Category: D)</text:span></text:p>
      <text:p text:style-name="P19">What is most important anywhere? I mean in the entire world? Only life. What else? What else? While I exist, I know life. What else could possibly be so important?</text:p>
      <text:p text:style-name="P53">(Source: Lorang a turona of east Africa as seen on Faces of Culture episode one)</text:p>
      <text:p text:style-name="P19">This is the day the Divine hath made; <text:span text:style-name="T5">rejoice and be glad in it</text:span>.</text:p>
      <text:p text:style-name="P53">(Note: Psalm 118: 24 Category: D)</text:p>
      <text:p text:style-name="P19">Nothing is standard. Nothing is normal. Like everything else this moment is unique.</text:p>
      <text:p text:style-name="P53">(Seen in an add)</text:p>
      <text:p text:style-name="P19">Reject nothing, despise nothing, all is god's.</text:p>
      <text:p text:style-name="P53">(Note: Mark Salzman Lying awake Page 41 Category: D)</text:p>
      <text:p text:style-name="P19">...Be still and know that I am god.</text:p>
      <text:p text:style-name="P53">(Note: Psalm 46:10 51:6 Category: D)</text:p>
      <text:p text:style-name="P19">I am that I am</text:p>
      <text:p text:style-name="P19">Living water, in dry places. Bread, in a starving land. A way, in no way. Friend, to the friendless. I am what you need me to be. Lear<text:span text:style-name="T120">n</text:span> to depend on me. Bring me from delusion to reality.</text:p>
      <text:p text:style-name="P53">(Source: Chanticleer "Be still and know that I'm God")</text:p>
      <text:p text:style-name="P19">There is something awesome and precious when there is no God to back our morality. It is just us and others.</text:p>
      <text:p text:style-name="P19"><text:s/></text:p>
      <text:p text:style-name="P19">I find great peace in looking at a wild flower the difference between us is minimal. The flower is, and grows and reproduces if possible. Perhaps it has no purpose. It doesn't seem to mind. There's nothing wrong with that, for the flower, or for me.</text:p>
      <text:p text:style-name="P53"><text:span text:style-name="T12">(Author: Richard Packham Source: </text:span><text:span text:style-name="T17">http://home.teleport.com/~PACKHAM/atheist2.htm</text:span><text:span text:style-name="T12">)</text:span></text:p>
      <text:p text:style-name="P19">My natural state of being is joy.</text:p>
      <text:p text:style-name="P53">(Author: Swami Amar Jyoti Category: D)</text:p>
      <text:p text:style-name="P19"><text:soft-page-break/>From Joy all things are born; by Joy all things are sustained; to Joy all things return.</text:p>
      <text:p text:style-name="P53">(Source: Upanishad Category: D)</text:p>
      <text:p text:style-name="P19">Come when you will, and you will find me here.</text:p>
      <text:p text:style-name="P53">(A BOOK OF PAGAN PRAYER by Ceiswr Serith page 20)</text:p>
      <text:p text:style-name="P19">Ask and it will be given to you; seek and you will find; knock and the door will be opened to you. For everyone who asks receives; he who seeks finds; and to him who knocks, the door will be opened.</text:p>
      <text:p text:style-name="P53">(Mathew 7:7-8)</text:p>
      <text:p text:style-name="P19">Preach the gospel at all times, use words when necessary.</text:p>
      <text:p text:style-name="P53">(Source: Unknown and commonly attributed to St Francis of Assisi)</text:p>
      <text:p text:style-name="P19">If you want to learn to love better, start with a friend who you hate.</text:p>
      <text:p text:style-name="P53">(Author: Nikka Source: quotes from kids about love)</text:p>
      <text:p text:style-name="P19">Like us, God too awaits redemption.</text:p>
      <text:p text:style-name="P53">(Author Eli Wesel <text:span text:style-name="T5">THE JEWS OF SILENCE</text:span> page 13 Category: D)</text:p>
      <text:p text:style-name="P19">You are an instrument of God, bound by the limit of time, space, and energy, perfect.</text:p>
      <text:p text:style-name="P53">(Source: Joan of Arcadia "The Fire &amp; The Wood")</text:p>
      <text:p text:style-name="P19">Whenever I speak of ______; I speak love. When I hear ______; I hear love.</text:p>
      <text:p text:style-name="P53">(You can't say you can't play by Vivian Gussin Paley)</text:p>
      <text:h text:style-name="P80" text:outline-level="1"><text:bookmark text:name="_Toc426624417"/>Unincorporated and homeless good stuff</text:h>
      <text:p text:style-name="P19">On Play</text:p>
      <text:p text:style-name="P19">On Cleaning</text:p>
      <text:p text:style-name="P19">*On membership or marriage</text:p>
      <text:p text:style-name="P19">*On going to work</text:p>
      <text:p text:style-name="P19">*On giving a massage</text:p>
      <text:p text:style-name="P26">Everything is impermanent, imperfect and incomplete. And there is beauty in it. <text:span text:style-name="T118">Haneka http://www.okcupid.com/profile/Haneka?cf=regular,age_recip</text:span></text:p>
      <text:p text:style-name="P19"/>
      <text:p text:style-name="P19">Atheist Prayer</text:p>
      <text:p text:style-name="P19">Let us take responsibility for our own actions, inactions, strengths and frailties and not project them onto ghosts, spirits, stars, portents and gods unseen.</text:p>
      <text:p text:style-name="P19">Let us have the courage to accept that one person’s faith is another person’s bloody-minded pig-headed refusal to accept the obvious.</text:p>
      <text:p text:style-name="P19">Let us have the courage to accept that the person at the front of all crowds, including this one, doesn’t know all the answers.</text:p>
      <text:p text:style-name="P19">Let us have the wisdom to accept that if our ancestors had fared differently in wars our communities would be holding different absurdities up as sacred truths, and the willingness to accept those absurdities would be seen as the badge of social trustworthiness or even the right to be allowed to draw breath.</text:p>
      <text:p text:style-name="P19">Let us accept that the difference between a prophet and a madman is not what they say but whether the crowd accepts the story and tells their children to believe it.</text:p>
      <text:p text:style-name="P19">Let us have the courage to accept that wanting to believe in something with every fiber of our being does not and cannot make it true.</text:p>
      <text:p text:style-name="P19">Truth needs no help, no believers, no bowed heads and no amens.</text:p>
      <text:p text:style-name="P53">(Author: Martin Willett)</text:p>
      <text:p text:style-name="P19">In this moment and in every moment leading to my death...</text:p>
      <text:p text:style-name="P19">I often overlook connections to the vast cloak of life on this small planet. This body I share is a home to mites, food for mosquitoes, nourished by corn. My exhalation is the inhalation of green plants. The exhalations of green plants are the inhalations of everyone I know, friends and enemies, family and strangers. Say grace with every inhalation, insect bite, and at every meal. These connections, through the millions of molecules we eat and breathe and share with bacteria are too many, too multifariously complex for us to comprehend.</text:p>
      <text:p text:style-name="P53"><text:span text:style-name="T66">(Source: </text:span>Forest Unseen: A Year's Watch in Nature <text:span text:style-name="T66">by </text:span>David George Haskell<text:span text:style-name="T66">)</text:span></text:p>
      <text:p text:style-name="P19"><text:soft-page-break/>We often look far away for gods and miracles, and ignore the ones all around us. Vaster by far, wilder, and more beautiful is the world around us. There is an elegance in the life cycle of salamanders, diatoms, fungus, trees, and beetles. In a growing embryo there is more complexity, beauty, and holiness than in ten thousand thousand hymns of praise or prayers. If you listen, every organism, every species, every cell has its own hymn of praise and holiness deeper, more fierce and beautiful than we can even comprehend. And, here is the clincher, the priceless gift of the cosmos. WE ARE PART OF IT! We belong HERE, with our siblings, our relatives, our parents - the birds of the air and the fish of the sea and the plants of the earth. We are they, and they are us. Each atom in our body is on loan to us from the world, and each atom has been part of innumerable organisms, and will be again. We belong to the system, tangled beyond extrication with every other living thing. If gods sustain us then the gods of this earth live in the mitochondria, genes, and synaptic gaps of our body. And they live in the grasslands, the deserts, the rivers, and the mountains. We are they, and they are us. We are made of gods and we are parts of gods. We are descended from gods and give birth to gods. They are us, and we are they.</text:p>
      <text:p text:style-name="P53"><text:span text:style-name="T12">(Source: Richard Packham </text:span><text:span text:style-name="T17">http://home.teleport.com/~packham/atheist2.htm</text:span><text:span text:style-name="T12">)</text:span></text:p>
      <text:p text:style-name="P19"><text:s/></text:p>
      <text:p text:style-name="P19">Yes to the universe and it's creator, yes to life and it's meaning, yes to faith, to hope, to joy. A torch for the wanderer who has lost his way, a ladder for Jacob, who seeks dreams, a window onto the soul. </text:p>
      <text:p text:style-name="P53">(Source: Elie Wiesel)</text:p>
      <text:p text:style-name="P19"><text:s/></text:p>
      <table:table table:name="Table7" table:style-name="Table7">
        <table:table-column table:style-name="Table7.A"/>
        <table:table-column table:style-name="Table7.B"/>
        <table:table-row>
          <table:table-cell table:style-name="Table7.A1" office:value-type="string">
            <text:h text:style-name="P91" text:outline-level="2">The Standing Prayer</text:h>
          </table:table-cell>
          <table:table-cell table:style-name="Table7.B1" office:value-type="string">
            <text:p text:style-name="P11">עֲמִידָּה</text:p>
          </table:table-cell>
        </table:table-row>
        <table:table-row>
          <table:table-cell table:style-name="Table7.A2" table:number-columns-spanned="2" office:value-type="string">
            <text:p text:style-name="Endnote">Editors Note: I am grappling with the Amidah. I read it over several times without hope or understanding. I would flit from blessing to blessing seeking some pure water, to find them bitter and filled with grit. I could not and can not find themes which bind them together. I despaired of changing and loosing my connection to my people and I despaired of leaving even one or two words together. Now a new hope seeps forth, where I have found some opening. First, I will leave the order, number, and subject of the blessings the same. This will be my connection with my people.</text:p>
            <text:p text:style-name="Endnote">Second, the blessings are the keys to the paragraphs. Once I have solidified the blessings I will adapt the paragraphs to fit them. I will freely move content and remove content to set up and enhance the blessings. Third, these blessings are about what God did for me and my people. If I remove the suggestion that we are God's "special" people I am comfortable thanking God for what God did for my people. Forth, once I remove the titles Lord, King, I enjoyed the ambiguousness blessed is god and blessed is anyone who performs these functions.</text:p>
            <text:p text:style-name="Endnote">Yoel Finkelman said: The rabbis of the Talmood said every Jew must do Tephelah (pleading) everyday. The Shema does not have tephelah and so does not count. That is why we have the Amidah as the central Prayer. </text:p>
          </table:table-cell>
          <table:covered-table-cell/>
        </table:table-row>
        <table:table-row>
          <table:table-cell table:style-name="Table7.A2" office:value-type="string">
            <text:h text:style-name="P96" text:outline-level="3">1. Ancestors:</text:h>
            <text:p text:style-name="P5">Blessed are you, our God, God of our <text:soft-page-break/>ancestors, God of Abraham, God of Isaac and God of Jacob. God of Sarah, God of Rebecca, God of Rachel, and God of Leah. Blessed are you, the shield of Abraham.</text:p>
          </table:table-cell>
          <table:table-cell table:style-name="Table7.B3" office:value-type="string">
            <text:p text:style-name="P12">אָבוֹת</text:p>
            <text:p text:style-name="P7"><text:span text:style-name="T39">בָּרוּךְ אַתָּה</text:span><text:span text:style-name="T40">, </text:span><text:span text:style-name="T39">אֱלוֹהֶינוּ וֵאלוֹהֵי אֲבוֹתֵנוּ</text:span><text:span text:style-name="T40">, </text:span><text:soft-page-break/><text:span text:style-name="T39">אֱלוֹהֵי אַבְרָהָם</text:span><text:span text:style-name="T40">, </text:span><text:span text:style-name="T39">אֱלוֹהֵי יִצְחָק</text:span><text:span text:style-name="T40">, </text:span><text:span text:style-name="T39">וֵאלוֹהֵי יַעֲקוֹב</text:span><text:span text:style-name="T40">. </text:span><text:span text:style-name="T39">אֱלוֹהֵי שָׂרָה</text:span><text:span text:style-name="T40">, </text:span><text:span text:style-name="T39">אֱלוֹהֵי רִבְקָה</text:span><text:span text:style-name="T40">, </text:span><text:span text:style-name="T39">אֱלוֹהֵי רָחֵל</text:span><text:span text:style-name="T40">, </text:span><text:span text:style-name="T39">וֵאלוֹהֵי לֵאָה</text:span><text:span text:style-name="T40">. </text:span><text:span text:style-name="T39">בָּרוּךְ אַתָּה מָגֵן אַבְרֳהָם</text:span><text:span text:style-name="T40">.</text:span></text:p>
          </table:table-cell>
        </table:table-row>
        <table:table-row>
          <table:table-cell table:style-name="Table7.A2" table:number-columns-spanned="2" office:value-type="string">
            <text:p text:style-name="P55">The traditional text does not mention the matriarchs. Who are these people that I invoke them? What was god to them? What do they represent?</text:p>
          </table:table-cell>
          <table:covered-table-cell/>
        </table:table-row>
        <table:table-row>
          <table:table-cell table:style-name="Table7.A2" office:value-type="string">
            <text:h text:style-name="P96" text:outline-level="3">2. Powers:</text:h>
            <text:p text:style-name="P15">You sustain the living, receive the dead, support the fallen, heal the sick, set free the bound, and keep faith with those who sleep in the dust. Who is like you, doer of mighty acts? Blessed are you, who receive the dead.</text:p>
          </table:table-cell>
          <table:table-cell table:style-name="Table7.B3" office:value-type="string">
            <text:p text:style-name="P12">גְּבוּרות</text:p>
            <text:p text:style-name="P15"><text:span text:style-name="T39">אַתָּה מְכַלְכֵּל חַיּים</text:span><text:span text:style-name="T40">, </text:span><text:span text:style-name="T39">וְמְקַבֵּל מֵתִים</text:span><text:span text:style-name="T40">, </text:span><text:span text:style-name="T39">וְסוֹמֵךְ נוֹפְלִים</text:span><text:span text:style-name="T40">,</text:span> <text:span text:style-name="T39">וְרוֹפֵא חוֹלִים וּמַתִּיר אֲסוּרִים וּמְקַיֵּם אֱמוּנָתְךָ לִישֵׁנֵי עָפָר</text:span><text:span text:style-name="T40">. </text:span><text:span text:style-name="T39">מִי כָמוֹךָ עוֹשֶה גְּבוּרוֹת</text:span><text:span text:style-name="T40">? </text:span><text:span text:style-name="T39">בָּרוּךְ אַתָּה מְקַבֵּל מֵתִים</text:span><text:span text:style-name="T40">.</text:span></text:p>
          </table:table-cell>
        </table:table-row>
        <table:table-row>
          <table:table-cell table:style-name="Table7.A2" table:number-columns-spanned="2" office:value-type="string">
            <text:p text:style-name="P54">I changed "revive the dead " to receive the dead. Revive the dead probably means sleep - little death - or the revival in the Messianic era or the next life. That phrases never worked in my head. If sleep why not say so, if some future revival why thank god now. Received seemed more profound; who else can do this. And it fit in better with the other things in the list. Besides with my dyslexia that is the way I kept misreading it. This is the blessing that I have change most. </text:p>
            <text:p text:style-name="P54">I have been thinking about the process of life. As soon as we die other life blooms forth, the process continues. What has died?</text:p>
          </table:table-cell>
          <table:covered-table-cell/>
        </table:table-row>
        <table:table-row>
          <table:table-cell table:style-name="Table7.A2" office:value-type="string">
            <text:h text:style-name="P96" text:outline-level="3">3. Sanctification of the Name:</text:h>
            <text:p text:style-name="P5">You are holy. Those who are holy praise you every day. Blessed are you, the holy.</text:p>
          </table:table-cell>
          <table:table-cell table:style-name="Table7.B3" office:value-type="string">
            <text:p text:style-name="P12">קְדֻשַת הַשֵם</text:p>
            <text:p text:style-name="P7"><text:span text:style-name="T39">אַתָּה קָדוש וּקְדוֹשַים בְּכָל יוֹם יְהַלְלוּךָ</text:span><text:span text:style-name="T40">. </text:span><text:span text:style-name="T39">בָּרוּךְ אַתָּה הַקָדוֹשׁ</text:span><text:span text:style-name="T40">.</text:span></text:p>
          </table:table-cell>
        </table:table-row>
        <table:table-row>
          <table:table-cell table:style-name="Table7.A2" office:value-type="string">
            <text:p text:style-name="P5"><text:span text:style-name="T44">[When listening to the Amidah:]</text:span> Holy, holy, holy is the Divine; the whole earth is full of its glory. [Isa. 6:3] Blessed is the glory of the divine in its dwelling. [Ezek. 3:12]</text:p>
            <text:p text:style-name="P5">We declare your greatness. We proclaim your holiness. Your praise fills our mouths. Blessed are you, great, glorious, holy, divine.</text:p>
          </table:table-cell>
          <table:table-cell table:style-name="Table7.B3" office:value-type="string">
            <text:p text:style-name="P7"><text:span text:style-name="T40">[</text:span><text:span text:style-name="T39">בִּשְׁמוֹעַ הֲעַמִידָּה</text:span><text:span text:style-name="T40">]</text:span></text:p>
            <text:p text:style-name="P7"><text:s/><text:span text:style-name="T39">קָדוֹשׁ קָדוֹשׁ קָדוֹשׁ יְיָ צְבָאוֹת</text:span><text:span text:style-name="T40">; </text:span><text:span text:style-name="T39">מְלוֹא כָל</text:span><text:span text:style-name="T40">-</text:span><text:span text:style-name="T39">הָאָרֶץ</text:span><text:span text:style-name="T40">, </text:span><text:span text:style-name="T39">כְּבוֹדְךָ</text:span><text:span text:style-name="T40">. </text:span><text:span text:style-name="T39">בָּרוּךְ כְּבוֹד יְיָ מִמְקוֹמוֹ</text:span><text:span text:style-name="T40">.</text:span></text:p>
            <text:p text:style-name="P7"><text:span text:style-name="T39">אָנוּ מַגִידִים גָּדְלֶךָ</text:span><text:span text:style-name="T40">. </text:span><text:span text:style-name="T39">אָנוּ מַּקְדִּישִׁים קְדֻשָּׁתְךָ</text:span><text:span text:style-name="T40">. </text:span><text:span text:style-name="T39">שִׁבְחֲךָ מֳלֵה פִינוּ כִּי אֵל גָּדוֹל וְקָדוֹשׁ אָתָּה</text:span><text:span text:style-name="T40">. </text:span><text:span text:style-name="T39">בָּרוּךְ אַתָּה הַקָדוֹשׁ</text:span><text:span text:style-name="T40">.</text:span></text:p>
          </table:table-cell>
        </table:table-row>
        <table:table-row>
          <table:table-cell table:style-name="Table7.A2" table:number-columns-spanned="2" office:value-type="string">
            <text:p text:style-name="P54">Life is the holy glory that dwells on earth. Life is the holy glory that dwells in our body.</text:p>
          </table:table-cell>
          <table:covered-table-cell/>
        </table:table-row>
        <table:table-row>
          <table:table-cell table:style-name="Table7.A2" office:value-type="string">
            <text:h text:style-name="P96" text:outline-level="3">[On the Sabbath:] Sanctification of the day:</text:h>
            <text:p text:style-name="P5">Be pleased with our rest. Sanctify us through your <text:span text:style-name="T5">commandments</text:span>. Purify our hearts to serve you sincerely. With love and favor give us a holy Sabbath as a heritage. Blessed are you, who sanctify the Sabbath.</text:p>
            <text:p text:style-name="P6"><text:soft-page-break/>(Skip to blessing 16)</text:p>
          </table:table-cell>
          <table:table-cell table:style-name="Table7.B3" office:value-type="string">
            <text:p text:style-name="P7"><text:span text:style-name="T40">[</text:span><text:span text:style-name="T39">בְּשַׁבַּת</text:span><text:span text:style-name="T40">:] </text:span><text:span text:style-name="T39">קְדֻשַת הַיוֹם</text:span><text:span text:style-name="T40">:</text:span></text:p>
            <text:p text:style-name="P7"><text:span text:style-name="T39">רְצֵה בִמְנוּחָתֵנוּ</text:span><text:span text:style-name="T40">, </text:span><text:span text:style-name="T39">קַדְּשֵׁנוּ בְּמִצְוֹתֶיךָ</text:span><text:span text:style-name="T40">. </text:span><text:span text:style-name="T39">וְטַהֵר לִבֵּנוּ לְעָבְדְּךָ בֶאֱמֶת</text:span><text:span text:style-name="T40">. </text:span><text:span text:style-name="T39">וְהַנְחִילֵנוּ בְּאַהֲבָה וּבְרָצוֹן שַׁבַּת קָדְשֶׁךָ</text:span><text:span text:style-name="T40">. </text:span><text:span text:style-name="T39">בָּרוּךְ אַתָּה מְקַדֵּשׁ הַשַּׁבָּת</text:span><text:span text:style-name="T40">. *** </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4. Understanding</text:h>
            <text:p text:style-name="P5">You favor some with knowledge, and teach mortals understanding.</text:p>
            <text:p text:style-name="P5">Favor us with the knowledge, the understanding and the insight that come from you. Blessed are you, the gracious giver of knowledge.</text:p>
          </table:table-cell>
          <table:table-cell table:style-name="Table7.B3" office:value-type="string">
            <text:p text:style-name="P12">דַּעַת</text:p>
            <text:p text:style-name="P7"><text:span text:style-name="T39">אַתָּה חוֹנֵן לאָדָם דַּעַת</text:span><text:span text:style-name="T40">, </text:span><text:span text:style-name="T39">וּמְלַמֵּד בּ</text:span><text:span text:style-name="T40">.</text:span><text:span text:style-name="T39">ינָה</text:span><text:span text:style-name="T40">. </text:span><text:span text:style-name="T39">חָנֵּנוּ מֵאִתְּךָ דֵּעָת בִּינָה וְהַשְוֹכֵּל</text:span><text:span text:style-name="T40">. </text:span><text:span text:style-name="T39">בָּרוּךְ אַתָּה יְיָ חוֹנֵן הַדַּעַת</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5. Repentance</text:h>
            <text:p text:style-name="P5">Bring us <text:span text:style-name="T5">back</text:span>, to your instruction; draw us near, to your service; and embrace our return to you. Blessed are you, who delights in repentance.</text:p>
          </table:table-cell>
          <table:table-cell table:style-name="Table7.B3" office:value-type="string">
            <text:p text:style-name="P12">תְּשוּבָה</text:p>
            <text:p text:style-name="P15"><text:span text:style-name="T39">הֲשִיבֵנוּ אָבֵינוּ לְתוֹרָתֶךָ</text:span><text:span text:style-name="T40">, </text:span><text:span text:style-name="T39">וְקָרְבֵנוּ מַלְכֵּנוּ לְעֳבוֹדָתֶךָ</text:span><text:span text:style-name="T40">, </text:span><text:span text:style-name="T39">וְהַחֲזִירֵנוּ בּתְשוּבה שְלֵמָה לְפָנֶיךָ</text:span><text:span text:style-name="T40">. </text:span><text:span text:style-name="T39">בָּרוּךְ אַתָּה יְיָ הַרוֹצֶה בִּתְשׁוּבָה</text:span><text:span text:style-name="T40">.</text:span> </text:p>
          </table:table-cell>
        </table:table-row>
        <table:table-row>
          <table:table-cell table:style-name="Table7.A2" table:number-columns-spanned="2" office:value-type="string">
            <text:p text:style-name="Endnote">(see The Mindfulness Trainings and the Shema.)</text:p>
          </table:table-cell>
          <table:covered-table-cell/>
        </table:table-row>
        <table:table-row>
          <table:table-cell table:style-name="Table7.A2" office:value-type="string">
            <text:h text:style-name="P96" text:outline-level="3">6. Forgiveness</text:h>
            <text:p text:style-name="P5">Forgive us, for we have sinned; pardon us, for we have transgressed; for you pardon and forgive. Blessed are you, merciful and ready to forgive.</text:p>
          </table:table-cell>
          <table:table-cell table:style-name="Table7.B3" office:value-type="string">
            <text:p text:style-name="P12">סְלִיחָה</text:p>
            <text:p text:style-name="P7"><text:span text:style-name="T39">סְלַח לָנוּ אָבִינוּ כִּי חָטָאנוּ</text:span><text:span text:style-name="T40">, </text:span><text:span text:style-name="T39">מְחַל לָנוּ מַלְכֵּנוּ</text:span><text:span text:style-name="T40">, </text:span><text:span text:style-name="T39">כִּי פָשָׁעְנוּ</text:span><text:span text:style-name="T40">, </text:span><text:span text:style-name="T39">כִּי מוֹחֵל וְסוֹלֵחַ אַתָּה</text:span><text:span text:style-name="T40">. </text:span><text:span text:style-name="T39">בָּרוּךְ אַתָּה יְיָ חַנּוּן הַמַּרְבֶּה לִסְוֹחַ</text:span><text:span text:style-name="T40">. </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7. Redemption</text:h>
            <text:p text:style-name="P5">Look upon our affliction, and redeem us speedily for you are a mighty redeemer. Blessed are you, who redeem Israel.</text:p>
          </table:table-cell>
          <table:table-cell table:style-name="Table7.B3" office:value-type="string">
            <text:p text:style-name="P12">גְאוּלָה</text:p>
            <text:p text:style-name="P7"><text:span text:style-name="T39">רְאֵה בְעָנֵינוּ</text:span><text:span text:style-name="T40">, </text:span><text:span text:style-name="T39">וְרִיבָה ְרִיבֵנוּ</text:span><text:span text:style-name="T40">, </text:span><text:span text:style-name="T39">וּגְאָלֵנוּ מְהֵרָה לְמַעַן שְׁמֶךָ</text:span><text:span text:style-name="T40">, </text:span><text:span text:style-name="T39">כִּי גוֹאֵל חָזָק אַתָּה</text:span><text:span text:style-name="T40">. </text:span><text:span text:style-name="T39">בָּרוּךְ אַתָּה יְיָ גוֹאֵל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8. Healing</text:h>
            <text:p text:style-name="P5">Heal us, and we will be healed; save us and we will be saved. Grant healing to our ailments for you are a faithful and merciful healer.</text:p>
            <text:p text:style-name="P5">Blessed are you, healer of the sick.</text:p>
          </table:table-cell>
          <table:table-cell table:style-name="Table7.B3" office:value-type="string">
            <text:p text:style-name="P12">רְפוּאָה</text:p>
            <text:p text:style-name="P7"><text:span text:style-name="T39">רְפָאֵנוּ יְיָ וְנֵרָפֵא</text:span><text:span text:style-name="T40">, </text:span><text:span text:style-name="T39">הוֹשַׁיעֵנוּ וְנִוָּשֵׁעָה</text:span><text:span text:style-name="T40">, </text:span><text:span text:style-name="T39">כִּי תְהַלָּתֵנוּ אַתָּה</text:span><text:span text:style-name="T40">, </text:span><text:span text:style-name="T39">וְהַעֲלֵה רְפוּאָה שְׁלֵמָה לְכָל מָכּוֹתֵינוּ</text:span><text:span text:style-name="T40">, </text:span><text:span text:style-name="T39">כִּי אֵל מֶלֶךְ רוֹפֵאָה נֶאֱמָן וְרַחֲמָן אַתָּה</text:span><text:span text:style-name="T40">. </text:span><text:span text:style-name="T39">בָּרוּךְ אַתָּה יְיָ רוֹפֵא חוֹלֵי עַמּוֹ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9. Deliverance from want</text:h>
            <text:p text:style-name="P5"><text:soft-page-break/>Bless this year with all the varieties of its produce, for our welfare. Bestow a blessing upon the face of the earth. Satisfy us with your goodness, and bless our year like the best of years. Blessed are you, who bless the years and provides for our wants.</text:p>
          </table:table-cell>
          <table:table-cell table:style-name="Table7.B3" office:value-type="string">
            <text:p text:style-name="P12">בָּרוּךְ הַשָּׁנִים</text:p>
            <text:p text:style-name="P7"><text:soft-page-break/><text:span text:style-name="T39">בּרֵךְ עָלֵינוּ יְיָ אֱלֹהֶינוּ אֶת השָּׁנָה הַזׁאת וְאֶת כָּל מִינֵי תְבוּאָתָהּ לְטוֹבָה</text:span><text:span text:style-name="T40">, </text:span><text:span text:style-name="T39">וְתֵן בְּרָכָה עַל פְּנֵי הָאֲדָמָה</text:span><text:span text:style-name="T40">, </text:span><text:span text:style-name="T39">וְשַׂבְּעֵנוּ מִטּוּבֶךָ</text:span><text:span text:style-name="T40">, </text:span><text:span text:style-name="T39">וּבָרֵךְ שׁנָתֵנוּ כַּשּׁנִים הַטּוֹבוֹת</text:span><text:span text:style-name="T40">. </text:span><text:span text:style-name="T39">בָּרוּךְ אַתָּה יְיָ מְבָרֵךְ הַשָּׁנִ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0. Gathering of Exiles</text:h>
            <text:p text:style-name="P5">Sound the shofar of freedom; lift up the banner to gather exiles, and bring us together from the four corners of the earth. Blessed are you, who gather the dispersed of Israel.</text:p>
          </table:table-cell>
          <table:table-cell table:style-name="Table7.B3" office:value-type="string">
            <text:p text:style-name="P12">קִיבּוּץ גָּליּוֹת</text:p>
            <text:p text:style-name="P7"><text:span text:style-name="T39">תְּקַע בְּשׁוֹפָר גָּדוֹל לְחֵרוּתֵנוּ וְשָׂא נֵס לְקַבֵּץ גָּליּוֹתֵינוּ</text:span><text:span text:style-name="T40">, </text:span><text:span text:style-name="T39">וְקַבְּצֵנוּ יַחַד מֵאַרְבַּע כַּנְפוֹת הָאָרֶץ</text:span><text:span text:style-name="T40">. </text:span><text:span text:style-name="T39">בָּרוּךְ אַתָּה יְיָ </text:span><text:span text:style-name="T40">, </text:span><text:span text:style-name="T39">מְקַבֵּץ נִדְחֵי עַמוֹ יִשְׂרָאֵל</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1. Restore the Righteous</text:h>
            <text:p text:style-name="P5">Restore our judgment, and counsel us. Lead us, with kindness and compassion, and clear us in judgment. Blessed are you, who love righteousness (charity).</text:p>
          </table:table-cell>
          <table:table-cell table:style-name="Table7.B3" office:value-type="string">
            <text:p text:style-name="P12">בּרְכַּת הַדִּין</text:p>
            <text:p text:style-name="P7"><text:span text:style-name="T39">הָשַׁיבָה שׁוֹפטֵינוּ כְּבָרִאשׁוֹנָה</text:span><text:span text:style-name="T40">, </text:span><text:span text:style-name="T39">וְיוֹעֲצֵינוּ כְּבַתְּחַלָּה</text:span><text:span text:style-name="T40">, </text:span><text:span text:style-name="T39">וְהָסֵר מַמֶנוּ יגוֹן וְאֲנָחָה</text:span><text:span text:style-name="T40">, </text:span><text:span text:style-name="T39">וּמְלוֹךְ עָלֵינוּ אַתָּה לְבַדְּךָ בְּחֶסד וּבְרַחֲמִים וְצַדְקֵנוּ בַּמִּשְׁפָּט</text:span><text:span text:style-name="T40">. </text:span><text:span text:style-name="T39">בָּרוּךְ אַתָּה יְיָ </text:span><text:span text:style-name="T40">, </text:span><text:span text:style-name="T39">מֶלֶךְ אוֹהֵב צְדָקָה וּמִשְׁפָּט</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2. Destruction of the Enemies of God</text:h>
            <text:p text:style-name="P5">Let there be no hope for slander, and let all wickedness perish this instant. May you soon uproot, and humble the dominion of arrogance. Blessed are you, who humble the arrogant.</text:p>
          </table:table-cell>
          <table:table-cell table:style-name="Table7.B3" office:value-type="string">
            <text:p text:style-name="P12">בּרְכַּת הַמִּינִים</text:p>
            <text:p text:style-name="P7"><text:span text:style-name="T39">וְלַמַּלְשִׁינִים אַל תְּהַי תַקְוָה</text:span><text:span text:style-name="T40">, </text:span><text:span text:style-name="T39">וְכָל הָרִשׁעָה כְּרֶגַע תּאבֵד</text:span><text:span text:style-name="T40">, </text:span><text:span text:style-name="T39">וְכָל איְבֶיךָ מְהֵרָה תְעַקֵּר וּתְשׁבֵּר וּתתְמַגֵּר וְתַכְנִיעַ בַּמְהֵרָה בְיָמֵינוּ</text:span><text:span text:style-name="T40">. </text:span><text:span text:style-name="T39">בָּרוּךְ אַתָּה יְיָ </text:span><text:span text:style-name="T40">, </text:span><text:span text:style-name="T39">שׁוּבֵר איְבִים וּמַכְנִיעַ זֵדִ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3. Righteous (Charitable)</text:h>
            <text:p text:style-name="P5">May your compassion be stirred, towards the charitable, the kind, the elders of the house of Israel, <text:span text:style-name="T5">the remnant of our scholars</text:span>, towards converts, and towards us also. Grant a good reward to all who trust in you. Set our lot with them so that we may not be put to shame, for we have put <text:soft-page-break/>our trust in you. Blessed are you, the support of the righteous.</text:p>
          </table:table-cell>
          <table:table-cell table:style-name="Table7.B3" office:value-type="string">
            <text:p text:style-name="P12">צַדִּיקִים</text:p>
            <text:p text:style-name="P7"><text:span text:style-name="T39">עַל הַצַדִּיקִים וְעַל הַחַסִידִים וְעַל זִקְנֵי עַמְּךָ בֵּית יִשְׂרָאֵל</text:span><text:span text:style-name="T40">, </text:span><text:span text:style-name="T39">וְעַל פְּלֵיטַת סוֹפְרֵיהֶם</text:span><text:span text:style-name="T40">, </text:span><text:span text:style-name="T39">וְעַל גֵּרֵי הַצֶדֶק וְעָלֵינוּ</text:span><text:span text:style-name="T40">, </text:span><text:span text:style-name="T39">יֶהֱמוּ רַחֲמֶיךָ יְיָ אֱלהֵינוּ וְתֵן שָׁכָר טוּב לְכָל הַבּוֹטְחַים בְּשַׁמְךָ בֶּאֱמֶת</text:span><text:span text:style-name="T40">, </text:span><text:span text:style-name="T39">וְשַׂים הֶלְקֵנוּ עַמָּהֶם לְעוֹלָם</text:span><text:span text:style-name="T40">, </text:span><text:span text:style-name="T39">וְלֹא נֵבוֹשׁ כִּי בְךָ בָטָחְנוּ</text:span><text:span text:style-name="T40">. </text:span><text:span text:style-name="T39">בָּרוּךְ אַתָּה יְיָ </text:span><text:span text:style-name="T40">, </text:span><text:span text:style-name="T39">מַשְׁעָן וּמַבְטָח </text:span><text:soft-page-break/><text:span text:style-name="T39">לַצַדִּיקִים</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4. Rebuilding Of Jerusalem</text:h>
            <text:p text:style-name="P5">Return your presents in mercy to us in Jerusalem, and dwell there. Rebuild it soon in our day. Blessed are you, who rebuilds Jerusalem.</text:p>
          </table:table-cell>
          <table:table-cell table:style-name="Table7.B3" office:value-type="string">
            <text:p text:style-name="P12">בּרְכַּת יִרוּשָׁלָיִם</text:p>
            <text:p text:style-name="P7"><text:span text:style-name="T39">וְלִירוּשָׁלַיִם עִירְךָ בְּרַחֲמִים תָּשׁוּב</text:span><text:span text:style-name="T40">, </text:span><text:span text:style-name="T39">וְתַשְׁכּוֹן בְּתוֹכָהּ כַּאֲשֶׁר דִּבַּרְתָּ</text:span><text:span text:style-name="T40">, </text:span><text:span text:style-name="T39">וּבְנֵה אוֹתָהּ בְּיָמֵינוּ בַּנְיַן עוֹלָם</text:span><text:span text:style-name="T40">, </text:span><text:span text:style-name="T39">וְכַסֵּא דָוִד מְהֵרָה לְתוֹכָהּ תָּכַין</text:span><text:span text:style-name="T40">. </text:span><text:span text:style-name="T39">בַּריּךְ אַתָּה יְיָ </text:span><text:span text:style-name="T40">, </text:span><text:span text:style-name="T39">בּוֹנֵה יִרוּשָׁלָיִם</text:span><text:span text:style-name="T40">.</text:span></text:p>
          </table:table-cell>
        </table:table-row>
        <table:table-row>
          <table:table-cell table:style-name="Table7.A2" table:number-columns-spanned="2" office:value-type="string">
            <text:p text:style-name="P54"><text:span text:style-name="T34">Presents refers to the palpable presents of god associated with the</text:span> <text:span text:style-name="T34">Shkhinah</text:span> <text:span text:style-name="T34">the female aspect of god.</text:span></text:p>
          </table:table-cell>
          <table:covered-table-cell/>
        </table:table-row>
        <table:table-row>
          <table:table-cell table:style-name="Table7.A2" office:value-type="string">
            <text:h text:style-name="P96" text:outline-level="3">15. Descendant Of King David</text:h>
            <text:p text:style-name="P5">Speedily cause the fruit of your servant David to bloom, and let them be made glorious. We hope for salvation. Blessed are you, who cause salvation to flourish.</text:p>
          </table:table-cell>
          <table:table-cell table:style-name="Table7.B3" office:value-type="string">
            <text:p text:style-name="P12">בּרְכַּת דָּוִד</text:p>
            <text:p text:style-name="P7"><text:span text:style-name="T39">אֶת צֶמַה דָּוִד עַבְדְּךָ מְהֵרָה תַצְמִיחַ</text:span><text:span text:style-name="T40">, </text:span><text:span text:style-name="T39">וְקַרְנוֹ תָּרוּם בִּישׁוּעָתֶךָ</text:span><text:span text:style-name="T40">, </text:span><text:span text:style-name="T39">כִּי לִישׁוּעָתְךָ קִוִינוּ כָּל הַיּוֹם</text:span><text:span text:style-name="T40">. </text:span><text:span text:style-name="T39">בַּריּךְ אַתָּה יְיָ </text:span><text:span text:style-name="T40">, </text:span><text:span text:style-name="T39">מַצְמִיחַ קֶרֶן ישׁוּעָה</text:span><text:span text:style-name="T40">.</text:span></text:p>
          </table:table-cell>
        </table:table-row>
        <table:table-row>
          <table:table-cell table:style-name="Table7.A2" table:number-columns-spanned="2" office:value-type="string">
            <text:p text:style-name="P54"><text:span text:style-name="T34">This is a blessing about the return of Jewish government to Israel as a precondition for the coming of Messianic era. Rabbi Meir Leibush Malbim</text:span> <text:span text:style-name="T34">made a study of synonymic nouns in his pamphlet "Yair Or" in the entry under "yeshuah, hatsalah" "salvation, rescue" he said salvation is a rescue from current danger and a protection for future dangers. The only way this can happen is a revolution in situation. A run away slave can receive rescue from her pursuers by finding a hiding place but salvation must come in freedom; a state where she cannot be pursued again.</text:span></text:p>
            <text:p text:style-name="P54">Is the messiah a time of salvation for the world? From what? From poverty? From Crime? From the awful things we do in an attempt to defend our selves? From war? This would mean not just a time when war is not befalling anyone but a change in politics to where war is not possible. A time when people do not need to fear their neighbour. This is something worth praying for. The language this blessing uses does not speak to me of this. Perhaps what we are being saved from is meaninglessness. See amazing grace.</text:p>
            <text:p text:style-name="P54">Why does David, of all people, qualify as this Messianic figure?</text:p>
            <text:p text:style-name="P54">David "...kept the commandments, and walked after me with all his heart, to do only that which was good in my eyes." First Kings 14:8</text:p>
            <text:p text:style-name="P54">When the prophet confronts David with his evil deed, in Second Samuel Chapter 12, David immediately admits his guilt, and accepts his punishment. This parallels the action of his ancestor, Judah, in Genesis 38:26, and contrasts sharply with the action of Adam, Eve and Cain in the beginning of Genesis, who each try to deny guilt.</text:p>
          </table:table-cell>
          <table:covered-table-cell/>
        </table:table-row>
        <table:table-row>
          <table:table-cell table:style-name="Table7.A2" office:value-type="string">
            <text:h text:style-name="P96" text:outline-level="3">16. Prayer</text:h>
            <text:p text:style-name="P5">Hear our voice, spare us and have pity on us. Accept our prayer in mercy and with favor, for you hear prayers and supplications. Please do not turn us away from your presence empty-handed, for you hear the prayers of Israel with compassion. Blessed are you, who hear prayer.</text:p>
          </table:table-cell>
          <table:table-cell table:style-name="Table7.B3" office:value-type="string">
            <text:p text:style-name="P12">קַבָּלַת תְּפִלָּה</text:p>
            <text:p text:style-name="P7"><text:span text:style-name="T39">שְׁמַע קוֹלֵנוּ יְיָ אֱלהינוּ</text:span><text:span text:style-name="T40">, </text:span><text:span text:style-name="T39">חוּס וְרַחֵם עָלֵינוּ וְקַבֵּל בְּרַחֲמִים וּבְרָצוֹן אֶת תְּפִלָּתֵנוּ</text:span><text:span text:style-name="T40">, </text:span><text:span text:style-name="T39">כִּי אֵל שׁוֹמֵעַ תְּפִלּוֹת וְתַחֲנוּים אָתָּה</text:span><text:span text:style-name="T40">. </text:span><text:span text:style-name="T39">וּמִלְּפָנֶיךָ מַלְכֵּנוּ רֵיקָם אַל תְּשִׁיבֵנוּ</text:span><text:span text:style-name="T40">, </text:span><text:span text:style-name="T39">כּי אָתַּה שׁוֹמֵעַ תְּפִלַּת עַמְּךָ יִשְׂרָאֵל בְּרַחֲמִים</text:span><text:span text:style-name="T40">. </text:span><text:span text:style-name="T39">בַּריּךְ אַתָּה יְיָ </text:span><text:span text:style-name="T40">, </text:span><text:span text:style-name="T39">שׁוֹמֵעַ תְּפִלָּה</text:span><text:span text:style-name="T40">.</text:span></text:p>
          </table:table-cell>
        </table:table-row>
        <table:table-row>
          <table:table-cell table:style-name="Table7.A2" table:number-columns-spanned="2" office:value-type="string">
            <text:p text:style-name="P7"><text:s/></text:p>
          </table:table-cell>
          <table:covered-table-cell/>
        </table:table-row>
        <text:soft-page-break/>
        <table:table-row>
          <table:table-cell table:style-name="Table7.A2" office:value-type="string">
            <text:h text:style-name="P96" text:outline-level="3">17. Service</text:h>
            <text:p text:style-name="P5">Be pleased, with Israel and with our prayers. Restore our worship to our Temple on Zion. Receive in love and with favor the offerings and prayers of Israel. May our worship be acceptable to you. Let our eyes behold the return of your presence in mercy to Zion. Blessed are you, who restore the divine presence to Zion.</text:p>
            <text:p text:style-name="P5"><text:s/></text:p>
          </table:table-cell>
          <table:table-cell table:style-name="Table7.B3" office:value-type="string">
            <text:p text:style-name="P12">עֲבוֹדָה</text:p>
            <text:p text:style-name="P7"><text:span text:style-name="T39">רְצֵה יְיָ אֱלֹהֵינוּ בְּעַמְּךָ יִשְׂרָאֵל וּבִתְפִלָּתָם</text:span><text:span text:style-name="T40">, </text:span><text:span text:style-name="T39">וְהָשֵׁב אֶת הָעֲבוֹדָה לִדְבִיר בֵּיתֶךָ</text:span><text:span text:style-name="T40">. </text:span><text:span text:style-name="T39">וְאִשֵּׁי יִשְׂרָאֵל וּתפִלָּתָם בְּאַהֲבָה תְקַבֵּל בְּרָצוֹן וּתְהִי לְרָצוֹן תָּמִיד עֲבוֹדַת יִשְׂרָאֵל עַמְּךָ</text:span><text:span text:style-name="T40">. </text:span><text:span text:style-name="T39">וְתֶחֱזֶינָה עֵינֵינוּ בְּשׁוּבְךָ לְצִיּוֹן בְּרַחֲמִים</text:span><text:span text:style-name="T40">. </text:span><text:span text:style-name="T39">בַּריּךְ אַתָּה יְיָ </text:span><text:span text:style-name="T40">, </text:span><text:span text:style-name="T39">הַמַּחֲזיר שְׁכִינָתוֹ לְצִיּוֹן</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8. Thanksgiving</text:h>
            <text:p text:style-name="P5"><text:span text:style-name="T5">Through every generation you are the rock of our lives, the shield of our salvation</text:span>. Thank you for our lives, miracles are daily with us. Thank you for benefits and wonders, mercies and kindnesses are with us at all times. For all these acts may your name be blessed and exalted. Let every living thing give thanks to you and praise you sincerely. Blessed are you, to whom it is fitting to give thanks.</text:p>
          </table:table-cell>
          <table:table-cell table:style-name="Table7.B3" office:value-type="string">
            <text:p text:style-name="P12">הוֹדָאָה</text:p>
            <text:p text:style-name="P7"><text:span text:style-name="T39">מוֹדִים אֲנַחְנוּ לָךְ</text:span><text:span text:style-name="T40">, </text:span><text:span text:style-name="T39">שָׁאַתָּ הוּא יְיָ אֱלֹהֵינוּ וֵאלֹהֵי אֲבוֹתֵינוּ לְעוֹלָם וַעֶד</text:span><text:span text:style-name="T40">. </text:span><text:span text:style-name="T39">צוּר חַיֵּינוּ</text:span><text:span text:style-name="T40">, </text:span><text:span text:style-name="T39">מָגֵן יִשְׁעֵנוּ אַתָּה הוּא לְדוֹר וְדוֹר</text:span><text:span text:style-name="T40">. </text:span><text:span text:style-name="T39">נוֹדֶה לְךָ וּנְסַפֵּר תְּהִלָּתֶךָ עַל חַיֵּינוּ הַמְּסוּרִים בְּיָדֶךָ</text:span><text:span text:style-name="T40">, </text:span><text:span text:style-name="T39">וְעַל נִשְׁמוֹתֵינוּ הַפְּקוֹדוֹת לָךְ</text:span><text:span text:style-name="T40">, </text:span><text:span text:style-name="T39">וְעַל נִסֶּיךָ שֶׁבְּכָל עֵת</text:span><text:span text:style-name="T40">, </text:span><text:span text:style-name="T39">עֶרֶב וָבֹקֶר וְצָהֳרָיִם</text:span><text:span text:style-name="T40">. </text:span><text:span text:style-name="T39">הַטּוֹב כִּי לֹא כַלוּ רַחֲמֶיךָ</text:span><text:span text:style-name="T40">, </text:span><text:span text:style-name="T39">וְהַמְרַחֵם כִּי לֹא תַמּוּ חֲסָדֶיךָ</text:span><text:span text:style-name="T40">, </text:span><text:span text:style-name="T39">מֵעוֹלָם קִוִּינוּ לָךְ</text:span><text:span text:style-name="T40">. </text:span><text:span text:style-name="T39">וְעַל כּלָּם יִתְבָּרַךְ וְיִתְרוֹמַם שִׁמְךָ מַלְכֵּנוּ תָּמִיד לְעוֹלָם וָעֶד</text:span><text:span text:style-name="T40">. </text:span><text:span text:style-name="T39">וְכֹל הַחַיִּים יוֹדוּךָ סֶּלָה</text:span><text:span text:style-name="T40">, </text:span><text:span text:style-name="T39">וִיהלְלוּ אֶת שִׁמְךָ בֶּאֱמֶת</text:span><text:span text:style-name="T40">, </text:span><text:span text:style-name="T39">הָאֵל יְשׁוּעָתֵנוּ וְעֶזְרָתֵנוּ סֶּלָה</text:span><text:span text:style-name="T40">. </text:span><text:span text:style-name="T39">בָּרוּךְ אַתָּה יְיָ </text:span><text:span text:style-name="T40">, </text:span><text:span text:style-name="T39">הַטּוֹב שִׁמְךָ וּלְךָ נָאֶה לְהוֹדוֹת</text:span><text:span text:style-name="T40">.</text:span></text:p>
          </table:table-cell>
        </table:table-row>
        <table:table-row>
          <table:table-cell table:style-name="Table7.A2" table:number-columns-spanned="2" office:value-type="string">
            <text:p text:style-name="P7"><text:s/></text:p>
          </table:table-cell>
          <table:covered-table-cell/>
        </table:table-row>
        <table:table-row>
          <table:table-cell table:style-name="Table7.A2" office:value-type="string">
            <text:h text:style-name="P96" text:outline-level="3">19. Peace</text:h>
            <text:p text:style-name="P5">Grant peace, welfare, blessing, grace, loving kindness and mercy to us and to all Israel. Bless us, with the light of your countenance; for you have given us, a way of life, loving kindness, salvation, blessing, mercy, and peace. Please bless Israel at all times and in every hour with your peace. Blessed are you, who bless Israel with peace. </text:p>
          </table:table-cell>
          <table:table-cell table:style-name="Table7.B3" office:value-type="string">
            <text:p text:style-name="P12">שִׁים שָׁלוֹם</text:p>
            <text:p text:style-name="P7"><text:span text:style-name="T39">שִׁים שָׁלוֹם</text:span><text:span text:style-name="T40">, </text:span><text:span text:style-name="T39">טוֹבָה</text:span><text:span text:style-name="T40">, </text:span><text:span text:style-name="T39">וּבְרָכַה</text:span><text:span text:style-name="T40">, </text:span><text:span text:style-name="T39">חֵן</text:span><text:span text:style-name="T40">, </text:span><text:span text:style-name="T39">וָחֶסֶד וְרַחֲמִים עָלֵינוּ וְעַל כָּל יִשְׂרָאֵל עַמֶּךָ</text:span><text:span text:style-name="T40">. </text:span><text:span text:style-name="T39">בָּרְכֵנוּ אָבִינוּ</text:span><text:span text:style-name="T40">, </text:span><text:span text:style-name="T39">כּלָּנוּ כְּאֶחָד בְּאוֹר פָּנֶיךָ</text:span><text:span text:style-name="T40">, </text:span><text:span text:style-name="T39">כּי באוֹר פָּנֶיךָ נָתַתָּ לָנוּ</text:span><text:span text:style-name="T40">, </text:span><text:span text:style-name="T39">יְיָ אֱלֹהֵינוּ</text:span><text:span text:style-name="T40">, </text:span><text:span text:style-name="T39">תּוֹרַת חַיִּים וְאַהֲבַת חֶסֶד</text:span><text:span text:style-name="T40">, </text:span><text:span text:style-name="T39">וּצְדָקָה</text:span><text:span text:style-name="T40">, </text:span><text:span text:style-name="T39">וּבְרָכָה</text:span><text:span text:style-name="T40">, </text:span><text:span text:style-name="T39">וְרַחֲמִים</text:span><text:span text:style-name="T40">, </text:span><text:span text:style-name="T39">וְחַיִּים</text:span><text:span text:style-name="T40">, </text:span><text:span text:style-name="T39">וְשָׁלוֹם</text:span><text:span text:style-name="T40">. </text:span><text:span text:style-name="T39">וְטוֹב בְּעֵינֶיךָ לְבָרֵךְ אֶת עַמְּךָ יִשְׂרָאֵל</text:span><text:span text:style-name="T40">, </text:span><text:span text:style-name="T39">בְּכָל עֵת וּבְכָל שָׁעָה בִּשְׁלוֹמֶךָ</text:span><text:span text:style-name="T40">. </text:span><text:span text:style-name="T39">בָּרוּךְ אַתָּה יְיָ </text:span><text:span text:style-name="T40">, </text:span><text:span text:style-name="T39">הַמְבָרֵךְ אֶת עַמוֹ יִשָרָאֵל בַּשָׁלוֹם</text:span><text:span text:style-name="T40">. </text:span><text:span text:style-name="T39">עֹשֶׂה שׁלוֹם בִּמְרוֹמָיו</text:span><text:span text:style-name="T40">, </text:span><text:span text:style-name="T39">הוּא יַעֲשֶׂה </text:span><text:soft-page-break/><text:span text:style-name="T39">שָׁלוֹם עָלֵינוּ</text:span><text:span text:style-name="T40">, </text:span><text:span text:style-name="T39">וְעַל כָּל יִשְׂרָאֵל</text:span><text:span text:style-name="T40">. </text:span><text:span text:style-name="T39">וְאִמְרוּ אָמֵן</text:span><text:span text:style-name="T40">.</text:span></text:p>
          </table:table-cell>
        </table:table-row>
        <table:table-row>
          <table:table-cell table:style-name="Table7.A2" table:number-columns-spanned="2" office:value-type="string">
            <text:p text:style-name="P7"><text:s/></text:p>
          </table:table-cell>
          <table:covered-table-cell/>
        </table:table-row>
      </table:table>
      <text:p text:style-name="P53"><text:span text:style-name="T12">(</text:span><text:span text:style-name="T17">http://www.egrc.net/articles/other/amidah.html</text:span><text:span text:style-name="T12"> </text:span><text:span text:style-name="T17">http://www.chabad.org/library/article_cdo/aid/867674/jewish/Translation.htm</text:span><text:span text:style-name="T12"> Note: The headings that summarize each blessing are for reference not to be recited. Category: DPI)</text:span></text:p>
      <text:h text:style-name="P87" text:outline-level="2">Peace Prayer </text:h>
      <table:table table:name="Table8" table:style-name="Table8">
        <table:table-column table:style-name="Table8.A"/>
        <table:table-column table:style-name="Table8.B"/>
        <table:table-column table:style-name="Table8.C"/>
        <table:table-row>
          <table:table-cell table:style-name="Table8.A1" office:value-type="string">
            <text:p text:style-name="P4">Make me an instrument of peace:</text:p>
          </table:table-cell>
          <table:table-cell table:style-name="Table8.A1" office:value-type="string">
            <text:p text:style-name="P4">May I seek more:</text:p>
          </table:table-cell>
          <table:table-cell table:style-name="Table8.C1" office:value-type="string">
            <text:p text:style-name="P4">For it is:</text:p>
          </table:table-cell>
        </table:table-row>
        <table:table-row>
          <table:table-cell table:style-name="Table8.A2" office:value-type="string">
            <text:p text:style-name="P4">In strife, I may settle peace</text:p>
          </table:table-cell>
          <table:table-cell table:style-name="Table8.A1" office:value-type="string">
            <text:p text:style-name="P4">To bring peace then to have peace</text:p>
          </table:table-cell>
          <table:table-cell table:style-name="Table8.A1" office:value-type="string">
            <text:p text:style-name="P4">In bringing peace that I am peaceful</text:p>
          </table:table-cell>
        </table:table-row>
        <table:table-row>
          <table:table-cell table:style-name="Table8.A2" office:value-type="string">
            <text:p text:style-name="P4">In hatred, I may <text:span text:style-name="T5">sow</text:span> love</text:p>
          </table:table-cell>
          <table:table-cell table:style-name="Table8.A1" office:value-type="string">
            <text:p text:style-name="P4">To love than to be loved</text:p>
          </table:table-cell>
          <table:table-cell table:style-name="Table8.A1" office:value-type="string">
            <text:p text:style-name="P4">In loving I feel love</text:p>
          </table:table-cell>
        </table:table-row>
        <table:table-row>
          <table:table-cell table:style-name="Table8.A2" office:value-type="string">
            <text:p text:style-name="P4">In wrong, I may tender forgiveness</text:p>
          </table:table-cell>
          <table:table-cell table:style-name="Table8.A1" office:value-type="string">
            <text:p text:style-name="P4">To forgive than to be forgiven</text:p>
          </table:table-cell>
          <table:table-cell table:style-name="Table8.A1" office:value-type="string">
            <text:p text:style-name="P4">In forgiving I know mercy</text:p>
          </table:table-cell>
        </table:table-row>
        <table:table-row>
          <table:table-cell table:style-name="Table8.A2" office:value-type="string">
            <text:p text:style-name="P4">In injury, I may start healing</text:p>
          </table:table-cell>
          <table:table-cell table:style-name="Table8.A1" office:value-type="string">
            <text:p text:style-name="P4">To heal than to be healed</text:p>
          </table:table-cell>
          <table:table-cell table:style-name="Table8.A1" office:value-type="string">
            <text:p text:style-name="P4">In healing I know health</text:p>
          </table:table-cell>
        </table:table-row>
        <table:table-row>
          <table:table-cell table:style-name="Table8.A2" office:value-type="string">
            <text:p text:style-name="P4">In error, I may show<text:span text:style-name="T5"> </text:span>truth</text:p>
          </table:table-cell>
          <table:table-cell table:style-name="Table8.A1" office:value-type="string">
            <text:p text:style-name="P4">To understand than to be understood</text:p>
          </table:table-cell>
          <table:table-cell table:style-name="Table8.A1" office:value-type="string">
            <text:p text:style-name="P4">In understanding I see truth</text:p>
          </table:table-cell>
        </table:table-row>
        <table:table-row>
          <table:table-cell table:style-name="Table8.A2" office:value-type="string">
            <text:p text:style-name="P4">In despair, I may cultivate hope</text:p>
          </table:table-cell>
          <table:table-cell table:style-name="Table8.A1" office:value-type="string">
            <text:p text:style-name="P4">To reassure than to be reassured </text:p>
          </table:table-cell>
          <table:table-cell table:style-name="Table8.A1" office:value-type="string">
            <text:p text:style-name="P4">In sharing hope I have faith</text:p>
          </table:table-cell>
        </table:table-row>
        <table:table-row>
          <table:table-cell table:style-name="Table8.A2" office:value-type="string">
            <text:p text:style-name="P4">In sadness, I may plant seeds of joy</text:p>
          </table:table-cell>
          <table:table-cell table:style-name="Table8.A1" office:value-type="string">
            <text:p text:style-name="P4">To comfort than to be comforted</text:p>
          </table:table-cell>
          <table:table-cell table:style-name="Table8.A1" office:value-type="string">
            <text:p text:style-name="P4">In comforting others that I have joy</text:p>
          </table:table-cell>
        </table:table-row>
        <table:table-row>
          <table:table-cell table:style-name="Table8.A2" office:value-type="string">
            <text:p text:style-name="P4">In want, I may give</text:p>
          </table:table-cell>
          <table:table-cell table:style-name="Table8.A1" office:value-type="string">
            <text:p text:style-name="P4">To give then to receive</text:p>
          </table:table-cell>
          <table:table-cell table:style-name="Table8.A1" office:value-type="string">
            <text:p text:style-name="P4">In giving I know <text:span text:style-name="T5">my</text:span> riches</text:p>
          </table:table-cell>
        </table:table-row>
      </table:table>
      <text:p text:style-name="P53"><text:span text:style-name="T12">(Note: </text:span><text:span text:style-name="T17">www.franciscanfriarstor.com/stfrancis/stf_st_francis'_peace_prayer.htm</text:span><text:span text:style-name="T12"> The prayer first appeared in France in 1912 in a small spiritual magazine called The Little Bell. It was published in Paris by a Catholic association The Holy Mass League. Category: PR)</text:span></text:p>
      <text:h text:style-name="P87" text:outline-level="2">Prière De Paix</text:h>
      <text:p text:style-name="P19">Faites-moi un instrument de la paix:</text:p>
      <table:table table:name="Table9" table:style-name="Table9">
        <table:table-column table:style-name="Table9.A"/>
        <table:table-column table:style-name="Table9.B"/>
        <table:table-column table:style-name="Table9.C"/>
        <table:table-row>
          <table:table-cell table:style-name="Table9.A1" office:value-type="string">
            <text:p text:style-name="P4">Dans les différends, je peux semer la paix:</text:p>
          </table:table-cell>
          <table:table-cell table:style-name="Table9.B1" office:value-type="string">
            <text:p text:style-name="P4">Peux je cherche plus pour apporter la paix puis pour avoir la paix:</text:p>
          </table:table-cell>
          <table:table-cell table:style-name="Table9.B1" office:value-type="string">
            <text:p text:style-name="P4">Pour lui est en apportant la paix que je suis paisible:</text:p>
          </table:table-cell>
        </table:table-row>
        <table:table-row>
          <table:table-cell table:style-name="Table9.A2" office:value-type="string">
            <text:p text:style-name="P4">Dans la haine, je peux semer l'amour</text:p>
          </table:table-cell>
          <table:table-cell table:style-name="Table9.B2" office:value-type="string">
            <text:p text:style-name="P4">Pour aimer que pour être a aimé</text:p>
          </table:table-cell>
          <table:table-cell table:style-name="Table9.B2" office:value-type="string">
            <text:p text:style-name="P4">Dans aimant moi sens l'amour</text:p>
          </table:table-cell>
        </table:table-row>
        <table:table-row>
          <table:table-cell table:style-name="Table9.A2" office:value-type="string">
            <text:p text:style-name="P4">Dans le mal, je peux semer la rémission</text:p>
          </table:table-cell>
          <table:table-cell table:style-name="Table9.B2" office:value-type="string">
            <text:p text:style-name="P4">Pour pardonner qu'être pardonné</text:p>
          </table:table-cell>
          <table:table-cell table:style-name="Table9.B2" office:value-type="string">
            <text:p text:style-name="P4">Dans pardonnant moi sais la pitié</text:p>
          </table:table-cell>
        </table:table-row>
        <text:soft-page-break/>
        <table:table-row>
          <table:table-cell table:style-name="Table9.A2" office:value-type="string">
            <text:p text:style-name="P4">Dans les dommages, je peux semer curatif</text:p>
          </table:table-cell>
          <table:table-cell table:style-name="Table9.B2" office:value-type="string">
            <text:p text:style-name="P4">Pour guérir qu'être guéri</text:p>
          </table:table-cell>
          <table:table-cell table:style-name="Table9.B2" office:value-type="string">
            <text:p text:style-name="P4">Dans curatif moi connais la bruyère</text:p>
          </table:table-cell>
        </table:table-row>
        <table:table-row>
          <table:table-cell table:style-name="Table9.A2" office:value-type="string">
            <text:p text:style-name="P4">Par erreur, je peux semer la vérité</text:p>
          </table:table-cell>
          <table:table-cell table:style-name="Table9.B2" office:value-type="string">
            <text:p text:style-name="P4">Pour comprendre qu'être compris</text:p>
          </table:table-cell>
          <table:table-cell table:style-name="Table9.B2" office:value-type="string">
            <text:p text:style-name="P4">Dans l'arrangement je vois la vérité</text:p>
          </table:table-cell>
        </table:table-row>
        <table:table-row>
          <table:table-cell table:style-name="Table9.A2" office:value-type="string">
            <text:p text:style-name="P4">De désespoir, je peux semer l'espoir</text:p>
          </table:table-cell>
          <table:table-cell table:style-name="Table9.B2" office:value-type="string">
            <text:p text:style-name="P4">Pour rassurer qu'être rassuré</text:p>
          </table:table-cell>
          <table:table-cell table:style-name="Table9.B2" office:value-type="string">
            <text:p text:style-name="P4">En découvrant l'espoir de l'espoir I</text:p>
          </table:table-cell>
        </table:table-row>
        <table:table-row>
          <table:table-cell table:style-name="Table9.A2" office:value-type="string">
            <text:p text:style-name="P4">Dans l'obscurité, je peux apporter la lumière</text:p>
          </table:table-cell>
          <table:table-cell table:style-name="Table9.B2" office:value-type="string">
            <text:p text:style-name="P4">Pour illuminer alors pour être éclairé</text:p>
          </table:table-cell>
          <table:table-cell table:style-name="Table9.B2" office:value-type="string">
            <text:p text:style-name="P4">En enseignant que j'apprends</text:p>
          </table:table-cell>
        </table:table-row>
        <table:table-row>
          <table:table-cell table:style-name="Table9.A2" office:value-type="string">
            <text:p text:style-name="P4">Et dans la tristesse, je peux semer la joie</text:p>
          </table:table-cell>
          <table:table-cell table:style-name="Table9.B2" office:value-type="string">
            <text:p text:style-name="P4">Pour soulager qu'être soulagé</text:p>
          </table:table-cell>
          <table:table-cell table:style-name="Table9.B2" office:value-type="string">
            <text:p text:style-name="P4">Dans le soulagement d'autre que j'ai la joie</text:p>
          </table:table-cell>
        </table:table-row>
        <table:table-row>
          <table:table-cell table:style-name="Table9.A2" office:value-type="string">
            <text:p text:style-name="P4">Dans voulez, je peut donner</text:p>
          </table:table-cell>
          <table:table-cell table:style-name="Table9.B2" office:value-type="string">
            <text:p text:style-name="P4">Pour donner alors pour recevoir</text:p>
          </table:table-cell>
          <table:table-cell table:style-name="Table9.B2" office:value-type="string">
            <text:p text:style-name="P4">Dans donnant moi sais ma richesse</text:p>
          </table:table-cell>
        </table:table-row>
      </table:table>
      <text:p text:style-name="P19"><text:s/></text:p>
      <text:h text:style-name="P87" text:outline-level="2">*Help in a Time of Need</text:h>
      <text:p text:style-name="P19"><text:span text:style-name="T34">T</text:span>he way of salvation comes: escort in time of loneliness, comfort in time of sorrow, relief in time of suffering, guidance and the time of decision, protection in time of danger, courage in time of fear,</text:p>
      <text:p text:style-name="P19">peace in time of turmoil, rest in time of weariness, strength in time of temptation, warning in time of indifference, forgiveness in time of conviction.</text:p>
      <text:p text:style-name="P53">(Source: Gideon Bible categories for reading titled HELP IN TIME OF NEED Category: PR)</text:p>
      <text:h text:style-name="P87" text:outline-level="2">A Commitment Prayer</text:h>
      <text:p text:style-name="P19">Today I have a new commitment to live honestly with myself, as best I can. Having imperfect progress, I am gentle with shortcomings, letting go, today, of resentments and wrongs, to care for myself. Treating myself with dignity I do in fact deserve because today I live honest with myself a difficult and noble endeavor. I am proud of me.</text:p>
      <text:p text:style-name="P53">(Author: Chaim Finkelman Category: D)</text:p>
      <text:p text:style-name="P19">I pray for a less obscured vision and more bloom for me, for us, for the world.</text:p>
      <text:p text:style-name="P53">(Source: Susan Black)</text:p>
      <text:p text:style-name="P19">Tend our sick ones, rest our weary ones; bless our dying ones; soothe our suffering ones; <text:span text:style-name="T5">pity</text:span> our afflicted ones; shield our joyous ones. And all for sake of our love.</text:p>
      <text:p text:style-name="P30">(Source: St. Augustine of Hippo)</text:p>
      <text:p text:style-name="P19">may we be disquieted and uncomfortable </text:p>
      <text:p text:style-name="P53">(Elaine Emily 11/5/2007)</text:p>
      <text:p text:style-name="P30">When the field is not sown, the rain is a misfortune. When the field is sown <text:soft-page-break/>and rain falls on it, the wheat will sprout. When the field is not sown and the rain falls only thistles will come to grow. Therefore, when the Divine blessing comes in your life and you have planted nothing then thorns and thistles will grow and misfortune will follow one after the other.</text:p>
      <text:p text:style-name="P30">If a man cannot love the life God has endowed him with</text:p>
      <text:p text:style-name="P30">They bring God's blessing throughout the whole world. It is beautiful to bring to fruition the small gift which God has imparted in us! It is beautiful to do what God wants of us.</text:p>
      <text:p text:style-name="P30">now we are learning the first lesson of silence and humility.</text:p>
      <text:p text:style-name="Endnote"><text:span text:style-name="T12">(Source: </text:span><text:span text:style-name="T17">http://www.godlikeproductions.com/forum1/message515869/pg1</text:span><text:span text:style-name="T12">)</text:span></text:p>
      <text:p text:style-name="P30">I feel a spirit that delights to do no evil, nor to revenge any wrong, but delights to endure all things. Its hope is to outlive all wrath and contention, and to weary out all <text:span text:style-name="T5">exaltation</text:span> and cruelty, or whatever is of a nature contrary to itself. It sees to the end of all temptations. As it bears no evil in itself, so it conceives none in thought to any other. If it be betrayed, it bears it, for its ground and spring is the mercies and forgiveness of God. Its crown is meekness, its life is everlasting love unfeigned; it takes its kingdom with entreaty and not with contention, and keeps it by lowliness of mind.</text:p>
      <text:p text:style-name="P53">(deathbed testimony of James Naylor, who died in 1660)</text:p>
      <text:p text:style-name="P30">On Torture</text:p>
      <text:p text:style-name="P30">Blessed are You who grant me the good fortune to live with beloved companions, in the Land of Israel. Grant my parents, my wife, and my whole family the strength to endure all hardships until we meet. Grant me the strength, the power, the intelligence, the good fortune, and the patience to leave this jail and to reach the land of Israel in an honest and worthy way. And may the day come when all our enemies, who today are planning our destruction, will stand before us and hear our prayers and say 'Amen.'</text:p>
      <text:p text:style-name="P53">(Author: Natan Sharansky "Fear No Evil")</text:p>
      <text:p text:style-name="P30">For I am mother of all things; I pore my love out over all the earth. I Rests easily in the likeness of mother. Blessed in likeness of the bountiful mother, creating life as I do.</text:p>
      <text:p text:style-name="P53"><text:span text:style-name="T12">(Sources: Valley of Horses by Jean Auel, </text:span><text:span text:style-name="T17">http://www.youtube.com/watch?v=0ZX6iwoOS54&amp;NR=1</text:span><text:span text:style-name="T12">)</text:span></text:p>
      <text:h text:style-name="P87" text:outline-level="2">*Order</text:h>
      <text:p text:style-name="P19">To all a season, a time to every purpose under heaven:</text:p>
      <text:p text:style-name="P19">A time to be born and a time to die;</text:p>
      <text:p text:style-name="P19">A time to plant and a time to harvest;</text:p>
      <text:p text:style-name="P19">A time to kill (wound) and a time to heal;</text:p>
      <text:p text:style-name="P19"><text:soft-page-break/>A time to tear down and a time to build;</text:p>
      <text:p text:style-name="P19">A time cry to and a time to laugh;</text:p>
      <text:p text:style-name="P19">A time to mourn and a time to dance;</text:p>
      <text:p text:style-name="P19">A time to embrace and a time to separate;</text:p>
      <text:p text:style-name="P19">A time to get and a time to lose;</text:p>
      <text:p text:style-name="P19">A time to rend and a time to sew;</text:p>
      <text:p text:style-name="P19">A time to keep silent and a time to speak;</text:p>
      <text:p text:style-name="P19">A time to love and a time to hate;</text:p>
      <text:p text:style-name="P19">A time for war and a time for peace;</text:p>
      <text:p text:style-name="P19">A time to eat and a time to fast;</text:p>
      <text:p text:style-name="P19">A time to work and a time to rest;</text:p>
      <text:p text:style-name="P59">(Source: Ecclesiastes Chapter 3 Editors Note: I like the feeling that everything is in order. So I wish that the items on this list had and order and a theme. Why these items? Why in this order? I am trying to categorize them and see if order emerges?) </text:p>
      <text:h text:style-name="P87" text:outline-level="2">Are you running with me, Jesus: Prayers by Malcolm Boyd</text:h>
      <text:p text:style-name="P19">I am a rotting body, a vessel of disease, in time a handful of ashes after I am burned. </text:p>
      <text:p text:style-name="P19"><text:s/></text:p>
      <text:p text:style-name="P19">She does not feel like an animal, though she is being treated like one. She looks sixty though she is not yet even forty years old. She is a migrant farm worker. She works all day here in this field, and all day means sun up to sun down. …What happens to a society that takes such a toll in human life?</text:p>
      <text:p text:style-name="P19"><text:s/></text:p>
      <text:p text:style-name="P19">Do all of us know that here too you, Devine, are present. Will we willingly and knowingly present you with this show, along with our motives for working on it? Tanks for being with all of us here <text:span text:style-name="T5">in the studio</text:span>. </text:p>
      <text:p text:style-name="P19"><text:s/></text:p>
      <text:p text:style-name="P19">Help us to learn to live with mobility and rapid change and the absence of old securities.</text:p>
      <text:p text:style-name="P19"><text:s/></text:p>
      <text:p text:style-name="P19">Is this another case, God, where you need to help someone accept his own mediocrity?</text:p>
      <text:p text:style-name="P19"><text:s/></text:p>
      <text:h text:style-name="P87" text:outline-level="2"><text:bookmark text:name="OLE_LINK1"/>Prayer a History Philip Zaleski, Carol Zaleski </text:h>
      <text:p text:style-name="P19">God here with me, before and behind me, beneath and above me, on my right and left. God in me.</text:p>
      <text:p text:style-name="P19">God where I lie, God where I sit, God where I arise,</text:p>
      <text:p text:style-name="P19">God in the heart of everyone who thinks of me,</text:p>
      <text:p text:style-name="P19"><text:soft-page-break/>God in the mouth of every one who speaks to me,</text:p>
      <text:p text:style-name="P19">God in every eye that sees me,</text:p>
      <text:p text:style-name="P19">God in every ear that hears me.</text:p>
      <text:p text:style-name="P19">May your salvation be ever with us.</text:p>
      <text:p text:style-name="P53">(Prayer, Saint Patrick WIL:I like the God in me, God in everyone who speaks of me.)</text:p>
      <text:p text:style-name="P19">In beauty I walk.</text:p>
      <text:p text:style-name="P19">With beauty before me, I walk.</text:p>
      <text:p text:style-name="P19">With beauty behind me, I walk.</text:p>
      <text:p text:style-name="P19">With beauty below me, I walk.</text:p>
      <text:p text:style-name="P19">With beauty above me, I walk.</text:p>
      <text:p text:style-name="P19">With beauty all around me, I walk.</text:p>
      <text:p text:style-name="P19">It is finished in beauty,</text:p>
      <text:p text:style-name="P19">It is finished in beauty,</text:p>
      <text:p text:style-name="P19">It is finished in beauty,</text:p>
      <text:p text:style-name="P19">It is finished in beauty.</text:p>
      <text:p text:style-name="P53"><text:span text:style-name="T66">(Source: </text:span>Navajo ceremony translated by John Bierhorst in Four Masterworks of American Indian Literature<text:span text:style-name="T66">)</text:span></text:p>
      <text:p text:style-name="P19">Soma Prayer</text:p>
      <text:p text:style-name="P19">I have tasted the sweet drink of life; it inspires me with good thoughts and glorious expansiveness. Sing soma drinker. When the sacrifice is good, Gods and human drink together and sing prayers one to another.</text:p>
      <text:p text:style-name="P53">(Rig-Veda Book 7:23-24 translation by Ellison Banks Findly. Found in Prayer a History by Philip Zaleski and Carol Zaleski. I like the camaraderie of gods and humans.)</text:p>
      <text:p text:style-name="P19">From the unreal lead me to the real. From darkness lead me to light.</text:p>
      <text:p text:style-name="P19"><text:s/></text:p>
      <text:p text:style-name="P19">May I be the medicine and the physician for the sick. May I be there nurse until their illness never returns.</text:p>
      <text:p text:style-name="P30">bodhisattva</text:p>
      <text:p text:style-name="P19">I want to spend my heaven doing good on earth.</text:p>
      <text:p text:style-name="P30">Thérèse of Lisieux</text:p>
      <text:p text:style-name="P19">...kindle thou in my heart within a flame of love...</text:p>
      <text:p text:style-name="P19"><text:s/></text:p>
      <text:p text:style-name="P19">O <text:span text:style-name="T5">Heavenly</text:span> Father, un-bind, un-fear, un-scorch, un-sear our souls; renew us in your free Spirit. We're leaning on you, our Tower of Strength. We find our refuge in the shade of your shelter. Lead us from this place - strong - to bring forth the power of your love, wherever we are.</text:p>
      <text:p text:style-name="P30">Rev. Dr. David Benke</text:p>
      <text:p text:style-name="P19"><text:s/></text:p>
      <text:p text:style-name="P19">it's everything in the world and everything in the world is plenty for me.</text:p>
      <text:p text:style-name="P53">(Source: There is no God by Penn Jillette)</text:p>
      <text:h text:style-name="P87" text:outline-level="2"><text:soft-page-break/>Harbinger of a new day. </text:h>
      <text:p text:style-name="P19">From the East comes the sun, bringing a new and unspoiled day.</text:p>
      <text:p text:style-name="P19">Already it has circled the Earth</text:p>
      <text:p text:style-name="P19">Looked upon distant lands and Far-away peoples.</text:p>
      <text:p text:style-name="P19"><text:s/></text:p>
      <text:p text:style-name="P19">It passes over mountain ranges and the waters of the seven seas.</text:p>
      <text:p text:style-name="P19">It shines upon laborers in the fields,</text:p>
      <text:p text:style-name="P19">Into the windows of homes, shops, and factories.</text:p>
      <text:p text:style-name="P19"><text:s/></text:p>
      <text:p text:style-name="P19">It beholds cities with gleaming towers, and the hovels of the poor.</text:p>
      <text:p text:style-name="P19">It witness to both good and evil,</text:p>
      <text:p text:style-name="P19">The works of the honest and the conspiracy of knaves.</text:p>
      <text:p text:style-name="P19"><text:s/></text:p>
      <text:p text:style-name="P19">It remembers marching armies and <text:span text:style-name="T5">bomb-blasted villages</text:span></text:p>
      <text:p text:style-name="P19">Now, unsullied from its tireless journey,</text:p>
      <text:p text:style-name="P19">It comes to us,</text:p>
      <text:p text:style-name="P19">Messenger of the morning.</text:p>
      <text:p text:style-name="P19">Harbinger of a new day. </text:p>
      <text:p text:style-name="P53">(Source: Morning by Clinton Lee Scott)</text:p>
      <text:h text:style-name="P87" text:outline-level="2">*The Universe is conspiring to shower us with blessings</text:h>
      <text:p text:style-name="P17">I'm happy to announce this perfect moment; inspires me to say a gigantic prayer for all of us. I am roused to unleash a divinely greedy, apocalyptically healing prayer for each and every one of us - especially those of us who don't believe in the power of prayer.</text:p>
      <text:p text:style-name="P17">Dear Goddess, sweet Goddess, sly Universal beautiful Woman, Mother of All Creation, Girlfriend of God, Wise Crone, may my exuberant, suave and fortuitous words move us to shower ferocious blessings down on everyone.</text:p>
      <text:p text:style-name="P17">Sweet Goddess, many of us divine chameleons here don't know that we are all different from what we think we are and more exciting than we can possibly imagine. So please use blinding magic to help us see that we are all wildly creative too big for our own personalities. Who are we, born to make manifest the Goddesses glory, not to be brilliant, gorgeous, handsome, talented, and fabulous?<text:span text:style-name="T41">1</text:span> Rouse the Wild Woman within us. Brainwash us with the freedom to see and change.</text:p>
      <text:p text:style-name="P17">Sly Universal beautiful Woman, we give so much love and pain mixed together that our morality is always on the verge of collapsing. Remove, banish, annihilate and laugh into oblivion any jinx that has clung to us or <text:soft-page-break/>we participated in, no matter how long we've suffered from it, even if we've become accustomed or addicted to its ugly companionship. Make it unpalatable, unappealing, irrelevant, unpatriotic and totally tasteless for us to be in love with anyone or anything that's no good with us. And please conjure an aura of protection around us so that we will receive an early warning if we are ever about to act in such a way as to bring another hex or plague or voodoo into our lives in the future. Cast a huge-assed love spell that will nullify all the dumb ideas, bad decisions and nasty conditioning that have ever cursed us wise and sexy virtuosos.</text:p>
      <text:p text:style-name="P17">Mother of All Creation, Provoke us to throw away all the things that encourage us to believe that we are better than anyone else. Awaken us so that we never count our own feelings <text:span text:style-name="T5">more</text:span> than anyone else's. Inspire us compassionate rascals communing with this prayer to love our enemies so we have more and better friends.</text:p>
      <text:p text:style-name="P17">Girlfriend of God, source of the fiercely tender, hauntingly reassuring, orgiastically sacred feeling that is even now running through all of our soft, warm animal bodies: I pray that we provide everyone out there with a license to bend and even break all unholy rules, laws and traditions that keep us apart from love and loving.</text:p>
      <text:p text:style-name="P17">Wise Crone, the curiously divine beings reading this prayer deserve everything we are yearning for and much, much more. Show us how to purge the wishy-washy wishes that distract us from our dramatic, daring, divine desires. Guide us to bigger, better, more original sins and wilder, more interesting problems. Give us the boons we think we need, everything we've always been afraid to imagine or ask for and what we don't even know we want.</text:p>
      <text:p text:style-name="P17">So please bless us with lucid dreams while we are wide-awake and vacuum cleaners for our magic carpets and a knack for avoiding hells and please bless us with admirers who are not psychotic stalkers.</text:p>
      <text:p text:style-name="P17">And now dear I bring this prayer to a close, trusting that in these mysterious moments we have begun to change, everyone out there in the exact way we've needed to change.</text:p>
      <text:p text:style-name="P17">Amen. Awomen. And glory halle-friggin-lujah. Abundant Blessings and Fairy Dust Sprinkles...</text:p>
      <text:p text:style-name="P53"><text:span text:style-name="T12">(Benita A. Esposito, M.A. Results Driven Coach Awakening Humanity Unlimited "From Pain to Power &amp; Passion" </text:span><text:span text:style-name="T17">ww.awakeninghumanity.com</text:span><text:span text:style-name="T12"> 1. Marianne Williamson from "The Return of Love: Reflections on the Principles of "A Course in Miracles"")</text:span></text:p>
      <text:h text:style-name="P87" text:outline-level="2">The Thirteen attributes of God</text:h>
      <text:p text:style-name="P19"><text:span text:style-name="T67">Adonai</text:span>, <text:span text:style-name="T67">Adonai</text:span>, <text:span text:style-name="T67">Eil</text:span>, <text:span text:style-name="T67">Rachum </text:span>(compassionate), <text:span text:style-name="T67">Chanun </text:span>(gracious), <text:span text:style-name="T67">Erech </text:span><text:soft-page-break/><text:span text:style-name="T67">apayim</text:span> (slow to anger), <text:span text:style-name="T67">Rav chesed </text:span>(abundant in kindness) and <text:span text:style-name="T67">Rav emet</text:span> (abundant in truth), <text:span text:style-name="T67">Notzeir chesed la’alafim</text:span> (preserver of kindness for thousands of generations), <text:span text:style-name="T67">Nosei avon</text:span> (forgiver of Iniquity), <text:span text:style-name="T67">vafesha</text:span> (willful sin), and <text:span text:style-name="T67">v’chata’ah </text:span>(careless error), <text:span text:style-name="T67">V’nakei</text:span> Who cleanses.</text:p>
      <text:p text:style-name="P29">(Exodus 34:6)</text:p>
      <text:h text:style-name="P83" text:outline-level="1">A litany of the beautiful names of Allah</text:h>
      <text:section text:style-name="Sect1" text:name="Section1">
        <text:p text:style-name="P46"><text:span text:style-name="T69"><text:s/></text:span><text:span text:style-name="T97">Abaser Al-Khafid </text:span><text:span text:style-name="T98">الخافض</text:span></text:p>
        <text:p text:style-name="P45">Able Al-Qadir القادر</text:p>
        <text:p text:style-name="P48"><text:span text:style-name="T68">Acceptor of Repen</text:span>tance Al-Tawwab التواب</text:p>
        <text:p text:style-name="P48">Alive Al-Hayy الحي</text:p>
        <text:p text:style-name="P48">All Forgiving Al-Ghafur الغفار</text:p>
        <text:p text:style-name="P48">All Embracing Al-Wasi' الواسع</text:p>
        <text:p text:style-name="P48">Appreciative Al-Shakur الشكور</text:p>
        <text:p text:style-name="P48">Avenger Al-Muntaqim المنتقم</text:p>
        <text:p text:style-name="P48">Aware Al-Khabbir الخبير</text:p>
        <text:p text:style-name="P48">Beneficent Ar-Rahman الرحمن</text:p>
        <text:p text:style-name="P48">Beloved Habibi</text:p>
        <text:p text:style-name="P48">Bestower Al-Wahhab الوهاب</text:p>
        <text:p text:style-name="P48">Breath</text:p>
        <text:p text:style-name="P48">Children of our hart</text:p>
        <text:p text:style-name="P48">Compassionate Al-Ra'uf الرؤوف</text:p>
        <text:p text:style-name="P48">Compeller Al-Jabbar الجبار</text:p>
        <text:p text:style-name="P48">Constrictor Al-Qabid القابض</text:p>
        <text:p text:style-name="P48">Creator of Death Al-Mumit المميت</text:p>
        <text:p text:style-name="P48">Creator Al-Khaliq الخالق</text:p>
        <text:p text:style-name="P48">Delayer Al-Mu-akhkhir المؤخر</text:p>
        <text:p text:style-name="P48">Dispeller of sorrow Bindu</text:p>
        <text:p text:style-name="P48">Distresser Az-Zarr</text:p>
        <text:p text:style-name="P48">Enricher Al-Mughni المغنى</text:p>
        <text:p text:style-name="P48">Equitable Al-Muqsit المقسط</text:p>
        <text:p text:style-name="P48">Evolver Al-Bari البارئ</text:p>
        <text:p text:style-name="P48">Exalter Ar-Rafi الرافع</text:p>
        <text:p text:style-name="P48">Expander Al-Basit الباسط</text:p>
        <text:p text:style-name="P48">Expediter Al-Muqaddim المقدم</text:p>
        <text:p text:style-name="P48">Fashioner Al-Musawwir المصور</text:p>
        <text:p text:style-name="P48">Finder Al-Wajid الواجد</text:p>
        <text:p text:style-name="P48">Firm One Al-Matin المتين</text:p>
        <text:p text:style-name="P48">Forbearant Al-Halim الحليم</text:p>
        <text:p text:style-name="P48">Forgiver Al-Ghaffar الغفار</text:p>
        <text:p text:style-name="P48">Friend Al-habbib</text:p>
        <text:p text:style-name="P48">Gatherer Al-Jame الجامع</text:p>
        <text:p text:style-name="P48">Generous Al-Karim الكريم</text:p>
        <text:p text:style-name="P48">Giver of Life Al-Muhyi المحيى</text:p>
        <text:p text:style-name="P48">Gloria (Polari)</text:p>
        <text:p text:style-name="P48">Guardian of Faith Al-Mu-min المؤمن</text:p>
        <text:p text:style-name="P48">Guide Al-Hadi الهادئ</text:p>
        <text:p text:style-name="P48">Hidden Al-Batin الباطن</text:p>
        <text:p text:style-name="P48">Holy Al-Quddus القدوس</text:p>
        <text:p text:style-name="P48">Honorer Al-Mu'izz المعز</text:p>
        <text:p text:style-name="P48">Hearer of Prayers</text:p>
        <text:p text:style-name="P48">Knower Al-Rashid الرشيد</text:p>
        <text:p text:style-name="P48">Light An-Nur النور</text:p>
        <text:p text:style-name="P48">Listener</text:p>
        <text:p text:style-name="P48">Lover of souls</text:p>
        <text:p text:style-name="P48">Loving Al-Wadud الودود</text:p>
        <text:p text:style-name="P48">Maintainer Al-Muoit </text:p>
        <text:p text:style-name="P48">Manifest Al-Zahir الظاهر</text:p>
        <text:p text:style-name="P48">Management</text:p>
        <text:p text:style-name="P48">Master of Life (Wohkonda by the Osages)</text:p>
        <text:p text:style-name="P48">Merciful Al-Rahim الرحيم</text:p>
        <text:p text:style-name="P48">Mighty Al-Aziz العزيز</text:p>
        <text:p text:style-name="P48">Noble Al-Majid المجيد</text:p>
        <text:p text:style-name="P48">Old one (by Albert Einstein)</text:p>
        <text:p text:style-name="P48">Opener Al-Fattah الفتاح</text:p>
        <text:p text:style-name="P48">Originator Al-Mubdi المبدئ</text:p>
        <text:p text:style-name="P48">Pardoner Al-Afwu العفو</text:p>
        <text:p text:style-name="P48">Patient As-Sabur الصبور</text:p>
        <text:p text:style-name="P48">Powerful Al-Muqadir المتكبر</text:p>
        <text:p text:style-name="P48">Praiseworthy Al-Hamid الحميد</text:p>
        <text:p text:style-name="P48">Preserver Al-Hafiz الحفيظ</text:p>
        <text:p text:style-name="P48">Preventer Al-Mani المانع</text:p>
        <text:p text:style-name="P48">Propitious An-Nafi النافع</text:p>
        <text:p text:style-name="P48">Protecting Friend Al-Wali الولى</text:p>
        <text:p text:style-name="P48">Protector Al-Muhaymin المهيمن</text:p>
        <text:p text:style-name="P48">Provider Ar-Razzaq الرزاق</text:p>
        <text:p text:style-name="P48">Purger (corpse eater)</text:p>
        <text:p text:style-name="P48">Reckoner Al-Muhsi المحصى </text:p>
        <text:p text:style-name="P48">Reckoner Al-Hasib الحسيب</text:p>
        <text:p text:style-name="P48">Responsive Al-Mujib المجيب</text:p>
        <text:p text:style-name="P48">Restorer Al-Mu'id المعيد</text:p>
        <text:p text:style-name="P48">Resurrector Al- Ba'ith الباعث</text:p>
        <text:p text:style-name="P48">Source of Peace Al-Salam السلام</text:p>
        <text:p text:style-name="P48">Subduer Al-Qahhar القهار</text:p>
        <text:p text:style-name="P48">Sublime One Al-Jalil الجليل</text:p>
        <text:p text:style-name="P48">Subtle One Al-Latif اللطيف</text:p>
        <text:p text:style-name="P48">Supreme Enchanter (W.B. Yeats)</text:p>
        <text:p text:style-name="P48">Supreme Inheritor Al-Waris الوارث</text:p>
        <text:p text:style-name="P48">Trustee Al-Wakil الوكيل</text:p>
        <text:p text:style-name="P48">Truth Al-Haqq الحق</text:p>
        <text:p text:style-name="P48">Unique Al-Wahid الواحد</text:p>
        <text:p text:style-name="P48">Watchful Ar-Raqib الرقيب</text:p>
        <text:p text:style-name="P48">Wise Al-Hakim الحكيم</text:p>
        <text:p text:style-name="P48">Witness Al-Shahid الشهيد</text:p>
        <text:p text:style-name="P47"/>
      </text:section>
      <text:p text:style-name="P38"><text:s/>(Note: Muslims finger a loop of 33 beads intoning 99 beautiful names of Allah from the Quorn. Category: 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writing-mode="page"/>
      <style:text-properties style:font-name="Times New Roman" fo:font-family="'Times New Roman'" style:font-style-name="Regular" style:font-family-generic="roman" style:font-pitch="variable" style:font-size-asian="10.5pt" style:font-name-complex="Times New Roman" style:font-family-complex="'Times New Roman'" style:font-style-name-complex="Regular" style:font-family-generic-complex="roman" style:font-pitch-complex="variable" style:language-complex="he" style:country-complex="I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writing-mode="page"/>
      <style:text-properties style:font-name="Times New Roman1" fo:font-family="'Times New Roman'" style:font-style-name="Bold" style:font-family-generic="roman" style:font-pitch="variable" fo:font-size="130%" fo:font-weight="bold" style:font-size-asian="130%" style:font-weight-asian="bold" style:font-name-complex="Times New Roman1" style:font-family-complex="'Times New Roman'" style:font-style-name-complex="Bold" style:font-family-generic-complex="roman" style:font-pitch-complex="variable" style:font-size-complex="130%" style:language-complex="he" style:country-complex="IL"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in" loext:contextual-spacing="false" fo:text-indent="0in" style:auto-text-indent="false" style:writing-mode="page"/>
      <style:text-properties style:font-name="Times New Roman1" fo:font-family="'Times New Roman'" style:font-style-name="Bold" style:font-family-generic="roman" style:font-pitch="variable" fo:font-size="115%" fo:font-weight="bold" style:font-size-asian="115%" style:font-weight-asian="bold" style:font-name-complex="Times New Roman1" style:font-family-complex="'Times New Roman'" style:font-style-name-complex="Bold" style:font-family-generic-complex="roman" style:font-pitch-complex="variable" style:font-size-complex="115%" style:language-complex="he" style:country-complex="IL"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in" fo:margin-right="0in" fo:margin-top="0in" fo:margin-bottom="0.05in" loext:contextual-spacing="true" fo:text-align="justify" style:justify-single-word="false" fo:text-indent="0in" style:auto-text-indent="false" text:number-lines="false" text:line-number="0" style:writing-mode="page"/>
      <style:text-properties style:font-name="Times New Roman" fo:font-family="'Times New Roman'" style:font-style-name="Regular" style:font-family-generic="roman" style:font-pitch="variable" fo:font-size="8pt" style:font-size-asian="10pt" style:font-name-complex="Times New Roman" style:font-family-complex="'Times New Roman'" style:font-style-name-complex="Regular" style:font-family-generic-complex="roman" style:font-pitch-complex="variable" style:font-size-complex="8pt" style:language-complex="he" style:country-complex="IL"/>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0pt" officeooo:rsid="00283ca0" officeooo:paragraph-rsid="00283ca0" style:font-size-asian="10pt" style:font-size-complex="10pt"/>
    </style:style>
    <style:style style:name="MP2" style:family="paragraph" style:parent-style-name="Footer">
      <style:paragraph-properties fo:text-align="center" style:justify-single-word="false"/>
      <style:text-properties style:font-name="Times New Roman2" fo:font-size="8pt" style:font-size-asian="8pt" style:font-size-complex="8pt"/>
    </style:style>
    <style:style style:name="MP3" style:family="paragraph" style:parent-style-name="Footer">
      <style:paragraph-properties fo:text-align="center" style:justify-single-word="false"/>
      <style:text-properties style:font-name="Times New Roman2" fo:font-size="10pt" style:font-size-asian="8.75pt" style:font-size-complex="10pt"/>
    </style:style>
    <style:style style:name="MT1" style:family="text">
      <style:text-properties fo:font-weight="normal" style:font-weight-asian="normal" style:font-weight-complex="normal"/>
    </style:style>
    <style:style style:name="MT2" style:family="text">
      <style:text-properties fo:font-weight="normal" officeooo:rsid="004082f9" style:font-weight-asian="normal" style:font-weight-complex="normal"/>
    </style:style>
    <style:style style:name="MT3" style:family="text">
      <style:text-properties officeooo:rsid="00266096"/>
    </style:style>
    <style:style style:name="MT4" style:family="text">
      <style:text-properties officeooo:rsid="00283ca0"/>
    </style:style>
    <style:page-layout style:name="Mpm1" style:page-usage="mirrored">
      <style:page-layout-properties fo:page-width="5.5in" fo:page-height="8.5in" style:num-format="1" style:print-orientation="portrait" fo:margin-top="0.2598in" fo:margin-bottom="0.2598in" fo:margin-left="0.1598in" fo:margin-right="0.25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number:date-style style:name="N10121" number:language="en" number:country="US" number:title="User-defined">
      <number:month number:style="long" number:textual="true"/>
      <number:text> </number:text>
      <number:day/>
      <number:text>, </number:text>
      <number:year number:style="long"/>
      <number:text> at </number:text>
      <number:hours/>
      <number:text>:</number:text>
      <number:minutes number:style="long"/>
      <number:text> </number:text>
      <number:am-pm/>
    </number:date-style>
  </office:automatic-styles>
  <office:master-styles>
    <style:master-page style:name="Standard" style:page-layout-name="Mpm1">
      <style:footer>
        <text:p text:style-name="MP1">Key to notes: WIL: What I Like. A: Adoration, C: Confession / atonement, <text:span text:style-name="MT1">P: Petition, I: Intercession, D: Declaration, T: Thanksgiving, and R: </text:span><text:span text:style-name="MT2">Refinement</text:span><text:span text:style-name="MT1"> </text:span><text:span text:style-name="MT2">Q: Question</text:span></text:p>
      </style:footer>
      <style:footer-first>
        <text:p text:style-name="MP2"><text:span text:style-name="MT3"><text:file-name text:display="full">/Users/chaim/Dropbox/github/Lifes-Prayerbook/Prayerbook 37 traspher.odt</text:file-name></text:span><text:span text:style-name="MT3"> Revised: </text:span><text:modification-date style:data-style-name="N10121">June 29, 2017 at 12:12 PM</text:modification-date></text:p>
      </style:footer-first>
      <style:footer-left>
        <text:p text:style-name="MP3"><text:span text:style-name="MT4">Page </text:span><text:page-number text:select-page="current">48</text:page-number> <text:span text:style-name="MT4">of </text:span><text:span text:style-name="MT4"><text:page-count>4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1:18:02.082000000</meta:creation-date>
    <dc:date>2017-06-29T12:12:51.650841000</dc:date>
    <meta:editing-duration>P15DT6H26M51S</meta:editing-duration>
    <meta:editing-cycles>28</meta:editing-cycles>
    <meta:generator>LibreOffice/5.2.7.2$MacOSX_X86_64 LibreOffice_project/2b7f1e640c46ceb28adf43ee075a6e8b8439ed10</meta:generator>
    <meta:print-date>2016-01-18T17:50:11.097000000</meta:print-date>
    <meta:document-statistic meta:table-count="11" meta:image-count="0" meta:object-count="1" meta:page-count="49" meta:paragraph-count="933" meta:word-count="18120" meta:character-count="101741" meta:non-whitespace-character-count="84422"/>
  </office:meta>
</office:document-meta>
</file>